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3" style:family="table">
      <style:table-properties style:width="6.9264in" fo:break-before="column" table:align="left" style:writing-mode="lr-tb"/>
    </style:style>
    <style:style style:name="Table3.A" style:family="table-column">
      <style:table-column-properties style:column-width="1.3549in"/>
    </style:style>
    <style:style style:name="Table3.B" style:family="table-column">
      <style:table-column-properties style:column-width="5.5715in"/>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B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B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9264in" fo:break-before="column" table:align="left" style:writing-mode="lr-tb"/>
    </style:style>
    <style:style style:name="Table8.A" style:family="table-column">
      <style:table-column-properties style:column-width="1.3549in"/>
    </style:style>
    <style:style style:name="Table8.B" style:family="table-column">
      <style:table-column-properties style:column-width="5.5715in"/>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B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B2" style:family="table-cell">
      <style:table-cell-properties style:vertical-align="top" fo:padding="0.0382in" fo:border-left="0.0007in solid #000000" fo:border-right="0.0007in solid #000000" fo:border-top="none" fo:border-bottom="0.0007in solid #000000" style:writing-mode="lr-tb"/>
    </style:style>
    <style:style style:name="Table11" style:family="table">
      <style:table-properties style:width="6.9264in" fo:break-before="column" table:align="left" style:writing-mode="lr-tb"/>
    </style:style>
    <style:style style:name="Table11.A" style:family="table-column">
      <style:table-column-properties style:column-width="1.3549in"/>
    </style:style>
    <style:style style:name="Table11.B" style:family="table-column">
      <style:table-column-properties style:column-width="5.5715in"/>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9264in" fo:break-before="column" table:align="left" style:writing-mode="lr-tb"/>
    </style:style>
    <style:style style:name="Table7.A" style:family="table-column">
      <style:table-column-properties style:column-width="1.3549in"/>
    </style:style>
    <style:style style:name="Table7.B" style:family="table-column">
      <style:table-column-properties style:column-width="5.5715in"/>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B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B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9264in" fo:break-before="column" table:align="left" style:writing-mode="lr-tb"/>
    </style:style>
    <style:style style:name="Table10.A" style:family="table-column">
      <style:table-column-properties style:column-width="1.3549in"/>
    </style:style>
    <style:style style:name="Table10.B" style:family="table-column">
      <style:table-column-properties style:column-width="5.5715in"/>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B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B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9264in" fo:break-before="column" table:align="left" style:writing-mode="lr-tb"/>
    </style:style>
    <style:style style:name="Table16.A" style:family="table-column">
      <style:table-column-properties style:column-width="1.3549in"/>
    </style:style>
    <style:style style:name="Table16.B" style:family="table-column">
      <style:table-column-properties style:column-width="5.5715in"/>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B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9264in" fo:break-before="column" table:align="left" style:writing-mode="lr-tb"/>
    </style:style>
    <style:style style:name="Table12.A" style:family="table-column">
      <style:table-column-properties style:column-width="1.3549in"/>
    </style:style>
    <style:style style:name="Table12.B" style:family="table-column">
      <style:table-column-properties style:column-width="5.5715in"/>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B1" style:family="table-cell">
      <style:table-cell-properties style:vertical-align="top" fo:padding="0.0382in" fo:border="0.0007in solid #000000" style:writing-mode="lr-tb"/>
    </style:style>
    <style:style style:name="Table12.A2" style:family="table-cell">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64in" fo:break-before="column" table:align="left" style:writing-mode="lr-tb"/>
    </style:style>
    <style:style style:name="Table13.A" style:family="table-column">
      <style:table-column-properties style:column-width="1.3549in"/>
    </style:style>
    <style:style style:name="Table13.B" style:family="table-column">
      <style:table-column-properties style:column-width="5.5715in"/>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B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B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9264in" fo:break-before="column" table:align="left" style:writing-mode="lr-tb"/>
    </style:style>
    <style:style style:name="Table9.A" style:family="table-column">
      <style:table-column-properties style:column-width="1.3549in"/>
    </style:style>
    <style:style style:name="Table9.B" style:family="table-column">
      <style:table-column-properties style:column-width="5.5715in"/>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B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B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9264in" fo:break-before="column" table:align="left" style:writing-mode="lr-tb"/>
    </style:style>
    <style:style style:name="Table15.A" style:family="table-column">
      <style:table-column-properties style:column-width="1.3549in"/>
    </style:style>
    <style:style style:name="Table15.B" style:family="table-column">
      <style:table-column-properties style:column-width="5.5715in"/>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B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B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9264in" fo:break-before="column" table:align="left" style:writing-mode="lr-tb"/>
    </style:style>
    <style:style style:name="Table4.A" style:family="table-column">
      <style:table-column-properties style:column-width="1.3549in"/>
    </style:style>
    <style:style style:name="Table4.B" style:family="table-column">
      <style:table-column-properties style:column-width="5.5715in"/>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B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B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6.9264in" fo:break-before="column" table:align="left" style:writing-mode="lr-tb"/>
    </style:style>
    <style:style style:name="Table6.A" style:family="table-column">
      <style:table-column-properties style:column-width="1.666in"/>
    </style:style>
    <style:style style:name="Table6.B" style:family="table-column">
      <style:table-column-properties style:column-width="5.2604in"/>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B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B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9264in" fo:break-before="column" table:align="left" style:writing-mode="lr-tb"/>
    </style:style>
    <style:style style:name="Table2.A" style:family="table-column">
      <style:table-column-properties style:column-width="2.0722in"/>
    </style:style>
    <style:style style:name="Table2.B" style:family="table-column">
      <style:table-column-properties style:column-width="4.8542in"/>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9264in" fo:break-before="column" table:align="left" style:writing-mode="lr-tb"/>
    </style:style>
    <style:style style:name="Table14.A" style:family="table-column">
      <style:table-column-properties style:column-width="1.3549in"/>
    </style:style>
    <style:style style:name="Table14.B" style:family="table-column">
      <style:table-column-properties style:column-width="5.5715in"/>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B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B2" style:family="table-cell">
      <style:table-cell-properties style:vertical-align="top" fo:padding="0.0382in" fo:border-left="0.0007in solid #000000" fo:border-right="0.0007in solid #000000" fo:border-top="none" fo:border-bottom="0.0007in solid #000000" style:writing-mode="lr-tb"/>
    </style:style>
    <style:style style:name="Table17" style:family="table">
      <style:table-properties style:width="6.9264in" fo:break-before="column" table:align="left" style:writing-mode="lr-tb"/>
    </style:style>
    <style:style style:name="Table17.A" style:family="table-column">
      <style:table-column-properties style:column-width="1.3549in"/>
    </style:style>
    <style:style style:name="Table17.B" style:family="table-column">
      <style:table-column-properties style:column-width="5.5715in"/>
    </style:style>
    <style:style style:name="Table17.A1" style:family="table-cell">
      <style:table-cell-properties style:vertical-align="top" fo:padding="0.0382in" fo:border-left="0.0007in solid #000000" fo:border-right="none" fo:border-top="0.0007in solid #000000" fo:border-bottom="0.0007in solid #000000" style:writing-mode="lr-tb"/>
    </style:style>
    <style:style style:name="Table17.B1" style:family="table-cell">
      <style:table-cell-properties style:vertical-align="top" fo:padding="0.0382in" fo:border="0.0007in solid #000000" style:writing-mode="lr-tb"/>
    </style:style>
    <style:style style:name="Table17.A2" style:family="table-cell">
      <style:table-cell-properties style:vertical-align="top" fo:padding="0.0382in" fo:border-left="0.0007in solid #000000" fo:border-right="none" fo:border-top="none" fo:border-bottom="0.0007in solid #000000" style:writing-mode="lr-tb"/>
    </style:style>
    <style:style style:name="Table17.B2" style:family="table-cell">
      <style:table-cell-properties style:vertical-align="top" fo:padding="0.0382in" fo:border-left="0.0007in solid #000000" fo:border-right="0.0007in solid #000000" fo:border-top="none" fo:border-bottom="0.0007in solid #000000" style:writing-mode="lr-tb"/>
    </style:style>
    <style:style style:name="Table1" style:family="table">
      <style:table-properties style:width="6.9264in" fo:break-before="column" table:align="left" style:writing-mode="lr-tb"/>
    </style:style>
    <style:style style:name="Table1.A" style:family="table-column">
      <style:table-column-properties style:column-width="1.1924in"/>
    </style:style>
    <style:style style:name="Table1.B" style:family="table-column">
      <style:table-column-properties style:column-width="0.8604in"/>
    </style:style>
    <style:style style:name="Table1.C" style:family="table-column">
      <style:table-column-properties style:column-width="4.8736in"/>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9264in" fo:break-before="column" table:align="left" style:writing-mode="lr-tb"/>
    </style:style>
    <style:style style:name="Table5.A" style:family="table-column">
      <style:table-column-properties style:column-width="1.1924in"/>
    </style:style>
    <style:style style:name="Table5.B" style:family="table-column">
      <style:table-column-properties style:column-width="1.0167in"/>
    </style:style>
    <style:style style:name="Table5.C" style:family="table-column">
      <style:table-column-properties style:column-width="4.7174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18" style:family="table">
      <style:table-properties style:width="6.9264in" fo:break-before="column" table:align="left" style:writing-mode="lr-tb"/>
    </style:style>
    <style:style style:name="Table18.A" style:family="table-column">
      <style:table-column-properties style:column-width="1.1924in"/>
    </style:style>
    <style:style style:name="Table18.B" style:family="table-column">
      <style:table-column-properties style:column-width="0.8604in"/>
    </style:style>
    <style:style style:name="Table18.C" style:family="table-column">
      <style:table-column-properties style:column-width="4.8736in"/>
    </style:style>
    <style:style style:name="Table18.A1" style:family="table-cell">
      <style:table-cell-properties style:vertical-align="top" fo:padding="0.0382in" fo:border-left="0.0007in solid #000000" fo:border-right="none" fo:border-top="0.0007in solid #000000" fo:border-bottom="0.0007in solid #000000" style:writing-mode="lr-tb"/>
    </style:style>
    <style:style style:name="Table18.C1" style:family="table-cell">
      <style:table-cell-properties style:vertical-align="top" fo:padding="0.0382in" fo:border="0.0007in solid #000000" style:writing-mode="lr-tb"/>
    </style:style>
    <style:style style:name="Table18.A2" style:family="table-cell">
      <style:table-cell-properties style:vertical-align="top" fo:padding="0.0382in" fo:border-left="0.0007in solid #000000" fo:border-right="none" fo:border-top="none" fo:border-bottom="0.0007in solid #000000" style:writing-mode="lr-tb"/>
    </style:style>
    <style:style style:name="Table18.C2" style:family="table-cell">
      <style:table-cell-properties style:vertical-align="top" fo:padding="0.0382in" fo:border-left="0.0007in solid #000000" fo:border-right="0.0007in solid #000000" fo:border-top="none" fo:border-bottom="0.0007in solid #000000" style:writing-mode="lr-tb"/>
    </style:style>
    <style:style style:name="Table19" style:family="table">
      <style:table-properties style:width="6.9264in" fo:break-before="column" table:align="left" style:writing-mode="lr-tb"/>
    </style:style>
    <style:style style:name="Table19.A" style:family="table-column">
      <style:table-column-properties style:column-width="1.1924in"/>
    </style:style>
    <style:style style:name="Table19.B" style:family="table-column">
      <style:table-column-properties style:column-width="1.0167in"/>
    </style:style>
    <style:style style:name="Table19.C" style:family="table-column">
      <style:table-column-properties style:column-width="4.7174in"/>
    </style:style>
    <style:style style:name="Table19.1" style:family="table-row">
      <style:table-row-properties style:keep-together="true" fo:keep-together="auto"/>
    </style:style>
    <style:style style:name="Table19.A1" style:family="table-cell">
      <style:table-cell-properties style:vertical-align="top" fo:padding="0.0382in" fo:border-left="0.0007in solid #000000" fo:border-right="none" fo:border-top="0.0007in solid #000000" fo:border-bottom="0.0007in solid #000000" style:writing-mode="lr-tb"/>
    </style:style>
    <style:style style:name="Table19.C1" style:family="table-cell">
      <style:table-cell-properties style:vertical-align="top" fo:padding="0.0382in" fo:border="0.0007in solid #000000" style:writing-mode="lr-tb"/>
    </style:style>
    <style:style style:name="Table19.A2" style:family="table-cell">
      <style:table-cell-properties style:vertical-align="top" fo:padding="0.0382in" fo:border-left="0.0007in solid #000000" fo:border-right="none" fo:border-top="none" fo:border-bottom="0.0007in solid #000000" style:writing-mode="lr-tb"/>
    </style:style>
    <style:style style:name="Table19.C2"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
      <style:table-properties style:width="6.9264in" fo:break-before="column" table:align="left" style:writing-mode="lr-tb"/>
    </style:style>
    <style:style style:name="Table22.A" style:family="table-column">
      <style:table-column-properties style:column-width="1.3549in"/>
    </style:style>
    <style:style style:name="Table22.B" style:family="table-column">
      <style:table-column-properties style:column-width="5.5715in"/>
    </style:style>
    <style:style style:name="Table22.A1" style:family="table-cell">
      <style:table-cell-properties style:vertical-align="top" fo:padding="0.0382in" fo:border-left="0.0007in solid #000000" fo:border-right="none" fo:border-top="0.0007in solid #000000" fo:border-bottom="0.0007in solid #000000" style:writing-mode="lr-tb"/>
    </style:style>
    <style:style style:name="Table22.B1" style:family="table-cell">
      <style:table-cell-properties style:vertical-align="top" fo:padding="0.0382in" fo:border="0.0007in solid #000000" style:writing-mode="lr-tb"/>
    </style:style>
    <style:style style:name="Table22.A2" style:family="table-cell">
      <style:table-cell-properties style:vertical-align="top" fo:padding="0.0382in" fo:border-left="0.0007in solid #000000" fo:border-right="none" fo:border-top="none" fo:border-bottom="0.0007in solid #000000" style:writing-mode="lr-tb"/>
    </style:style>
    <style:style style:name="Table22.B2" style:family="table-cell">
      <style:table-cell-properties style:vertical-align="top" fo:padding="0.0382in" fo:border-left="0.0007in solid #000000" fo:border-right="0.0007in solid #000000" fo:border-top="none" fo:border-bottom="0.0007in solid #000000" style:writing-mode="lr-tb"/>
    </style:style>
    <style:style style:name="Table20" style:family="table">
      <style:table-properties style:width="6.9264in" fo:break-before="column" table:align="left" style:writing-mode="lr-tb"/>
    </style:style>
    <style:style style:name="Table20.A" style:family="table-column">
      <style:table-column-properties style:column-width="1.1924in"/>
    </style:style>
    <style:style style:name="Table20.B" style:family="table-column">
      <style:table-column-properties style:column-width="0.8604in"/>
    </style:style>
    <style:style style:name="Table20.C" style:family="table-column">
      <style:table-column-properties style:column-width="4.8736in"/>
    </style:style>
    <style:style style:name="Table20.A1" style:family="table-cell">
      <style:table-cell-properties style:vertical-align="top" fo:padding="0.0382in" fo:border-left="0.0007in solid #000000" fo:border-right="none" fo:border-top="0.0007in solid #000000" fo:border-bottom="0.0007in solid #000000" style:writing-mode="lr-tb"/>
    </style:style>
    <style:style style:name="Table20.C1" style:family="table-cell">
      <style:table-cell-properties style:vertical-align="top" fo:padding="0.0382in" fo:border="0.0007in solid #000000" style:writing-mode="lr-tb"/>
    </style:style>
    <style:style style:name="Table20.A2" style:family="table-cell">
      <style:table-cell-properties style:vertical-align="top" fo:padding="0.0382in" fo:border-left="0.0007in solid #000000" fo:border-right="none" fo:border-top="none" fo:border-bottom="0.0007in solid #000000" style:writing-mode="lr-tb"/>
    </style:style>
    <style:style style:name="Table20.C2" style:family="table-cell">
      <style:table-cell-properties style:vertical-align="top" fo:padding="0.0382in" fo:border-left="0.0007in solid #000000" fo:border-right="0.0007in solid #000000" fo:border-top="none" fo:border-bottom="0.0007in solid #000000" style:writing-mode="lr-tb"/>
    </style:style>
    <style:style style:name="Table21" style:family="table">
      <style:table-properties style:width="6.9264in" fo:break-before="column" table:align="left" style:writing-mode="lr-tb"/>
    </style:style>
    <style:style style:name="Table21.A" style:family="table-column">
      <style:table-column-properties style:column-width="1.1924in"/>
    </style:style>
    <style:style style:name="Table21.B" style:family="table-column">
      <style:table-column-properties style:column-width="1.0167in"/>
    </style:style>
    <style:style style:name="Table21.C" style:family="table-column">
      <style:table-column-properties style:column-width="4.7174in"/>
    </style:style>
    <style:style style:name="Table21.1" style:family="table-row">
      <style:table-row-properties style:keep-together="true" fo:keep-together="auto"/>
    </style:style>
    <style:style style:name="Table21.A1" style:family="table-cell">
      <style:table-cell-properties style:vertical-align="top" fo:padding="0.0382in" fo:border-left="0.0007in solid #000000" fo:border-right="none" fo:border-top="0.0007in solid #000000" fo:border-bottom="0.0007in solid #000000" style:writing-mode="lr-tb"/>
    </style:style>
    <style:style style:name="Table21.C1" style:family="table-cell">
      <style:table-cell-properties style:vertical-align="top" fo:padding="0.0382in" fo:border="0.0007in solid #000000" style:writing-mode="lr-tb"/>
    </style:style>
    <style:style style:name="Table21.A2" style:family="table-cell">
      <style:table-cell-properties style:vertical-align="top" fo:padding="0.0382in" fo:border-left="0.0007in solid #000000" fo:border-right="none" fo:border-top="none" fo:border-bottom="0.0007in solid #000000" style:writing-mode="lr-tb"/>
    </style:style>
    <style:style style:name="Table21.C2" style:family="table-cell">
      <style:table-cell-properties style:vertical-align="top" fo:padding="0.0382in" fo:border-left="0.0007in solid #000000" fo:border-right="0.0007in solid #000000" fo:border-top="none" fo:border-bottom="0.0007in solid #000000" style:writing-mode="lr-tb"/>
    </style:style>
    <style:style style:name="Table25" style:family="table">
      <style:table-properties style:width="6.9264in" fo:break-before="column" table:align="left" style:writing-mode="lr-tb"/>
    </style:style>
    <style:style style:name="Table25.A" style:family="table-column">
      <style:table-column-properties style:column-width="1.3549in"/>
    </style:style>
    <style:style style:name="Table25.B" style:family="table-column">
      <style:table-column-properties style:column-width="5.5715in"/>
    </style:style>
    <style:style style:name="Table25.A1" style:family="table-cell">
      <style:table-cell-properties style:vertical-align="top" fo:padding="0.0382in" fo:border-left="0.0007in solid #000000" fo:border-right="none" fo:border-top="0.0007in solid #000000" fo:border-bottom="0.0007in solid #000000" style:writing-mode="lr-tb"/>
    </style:style>
    <style:style style:name="Table25.B1" style:family="table-cell">
      <style:table-cell-properties style:vertical-align="top" fo:padding="0.0382in" fo:border="0.0007in solid #000000" style:writing-mode="lr-tb"/>
    </style:style>
    <style:style style:name="Table25.A2" style:family="table-cell">
      <style:table-cell-properties style:vertical-align="top" fo:padding="0.0382in" fo:border-left="0.0007in solid #000000" fo:border-right="none" fo:border-top="none" fo:border-bottom="0.0007in solid #000000" style:writing-mode="lr-tb"/>
    </style:style>
    <style:style style:name="Table25.B2" style:family="table-cell">
      <style:table-cell-properties style:vertical-align="top" fo:padding="0.0382in" fo:border-left="0.0007in solid #000000" fo:border-right="0.0007in solid #000000" fo:border-top="none" fo:border-bottom="0.0007in solid #000000" style:writing-mode="lr-tb"/>
    </style:style>
    <style:style style:name="Table23" style:family="table">
      <style:table-properties style:width="6.9264in" fo:break-before="column" table:align="left" style:writing-mode="lr-tb"/>
    </style:style>
    <style:style style:name="Table23.A" style:family="table-column">
      <style:table-column-properties style:column-width="1.1924in"/>
    </style:style>
    <style:style style:name="Table23.B" style:family="table-column">
      <style:table-column-properties style:column-width="0.9403in"/>
    </style:style>
    <style:style style:name="Table23.C" style:family="table-column">
      <style:table-column-properties style:column-width="4.7938in"/>
    </style:style>
    <style:style style:name="Table23.A1" style:family="table-cell">
      <style:table-cell-properties style:vertical-align="top" fo:padding="0.0382in" fo:border-left="0.0007in solid #000000" fo:border-right="none" fo:border-top="0.0007in solid #000000" fo:border-bottom="0.0007in solid #000000" style:writing-mode="lr-tb"/>
    </style:style>
    <style:style style:name="Table23.C1" style:family="table-cell">
      <style:table-cell-properties style:vertical-align="top" fo:padding="0.0382in" fo:border="0.0007in solid #000000" style:writing-mode="lr-tb"/>
    </style:style>
    <style:style style:name="Table23.A2" style:family="table-cell">
      <style:table-cell-properties style:vertical-align="top" fo:padding="0.0382in" fo:border-left="0.0007in solid #000000" fo:border-right="none" fo:border-top="none" fo:border-bottom="0.0007in solid #000000" style:writing-mode="lr-tb"/>
    </style:style>
    <style:style style:name="Table23.C2" style:family="table-cell">
      <style:table-cell-properties style:vertical-align="top" fo:padding="0.0382in" fo:border-left="0.0007in solid #000000" fo:border-right="0.0007in solid #000000" fo:border-top="none" fo:border-bottom="0.0007in solid #000000" style:writing-mode="lr-tb"/>
    </style:style>
    <style:style style:name="Table27" style:family="table">
      <style:table-properties style:width="6.9264in" fo:break-before="column" table:align="left" style:writing-mode="lr-tb"/>
    </style:style>
    <style:style style:name="Table27.A" style:family="table-column">
      <style:table-column-properties style:column-width="1.1924in"/>
    </style:style>
    <style:style style:name="Table27.B" style:family="table-column">
      <style:table-column-properties style:column-width="1.0188in"/>
    </style:style>
    <style:style style:name="Table27.C" style:family="table-column">
      <style:table-column-properties style:column-width="4.7153in"/>
    </style:style>
    <style:style style:name="Table27.A1" style:family="table-cell">
      <style:table-cell-properties style:vertical-align="top" fo:padding="0.0382in" fo:border-left="0.0007in solid #000000" fo:border-right="none" fo:border-top="0.0007in solid #000000" fo:border-bottom="0.0007in solid #000000" style:writing-mode="lr-tb"/>
    </style:style>
    <style:style style:name="Table27.C1" style:family="table-cell">
      <style:table-cell-properties style:vertical-align="top" fo:padding="0.0382in" fo:border="0.0007in solid #000000" style:writing-mode="lr-tb"/>
    </style:style>
    <style:style style:name="Table27.A2" style:family="table-cell">
      <style:table-cell-properties style:vertical-align="top" fo:padding="0.0382in" fo:border-left="0.0007in solid #000000" fo:border-right="none" fo:border-top="none" fo:border-bottom="0.0007in solid #000000" style:writing-mode="lr-tb"/>
    </style:style>
    <style:style style:name="Table27.C2" style:family="table-cell">
      <style:table-cell-properties style:vertical-align="top" fo:padding="0.0382in" fo:border-left="0.0007in solid #000000" fo:border-right="0.0007in solid #000000" fo:border-top="none" fo:border-bottom="0.0007in solid #000000" style:writing-mode="lr-tb"/>
    </style:style>
    <style:style style:name="Table24" style:family="table">
      <style:table-properties style:width="6.9264in" fo:break-before="column" table:align="left" style:writing-mode="lr-tb"/>
    </style:style>
    <style:style style:name="Table24.A" style:family="table-column">
      <style:table-column-properties style:column-width="1.3549in"/>
    </style:style>
    <style:style style:name="Table24.B" style:family="table-column">
      <style:table-column-properties style:column-width="5.5715in"/>
    </style:style>
    <style:style style:name="Table24.A1" style:family="table-cell">
      <style:table-cell-properties style:vertical-align="top" fo:padding="0.0382in" fo:border-left="0.0007in solid #000000" fo:border-right="none" fo:border-top="0.0007in solid #000000" fo:border-bottom="0.0007in solid #000000" style:writing-mode="lr-tb"/>
    </style:style>
    <style:style style:name="Table24.B1" style:family="table-cell">
      <style:table-cell-properties style:vertical-align="top" fo:padding="0.0382in" fo:border="0.0007in solid #000000" style:writing-mode="lr-tb"/>
    </style:style>
    <style:style style:name="Table24.A2" style:family="table-cell">
      <style:table-cell-properties style:vertical-align="top" fo:padding="0.0382in" fo:border-left="0.0007in solid #000000" fo:border-right="none" fo:border-top="none" fo:border-bottom="0.0007in solid #000000" style:writing-mode="lr-tb"/>
    </style:style>
    <style:style style:name="Table24.B2" style:family="table-cell">
      <style:table-cell-properties style:vertical-align="top" fo:padding="0.0382in" fo:border-left="0.0007in solid #000000" fo:border-right="0.0007in solid #000000" fo:border-top="none" fo:border-bottom="0.0007in solid #000000" style:writing-mode="lr-tb"/>
    </style:style>
    <style:style style:name="Table30" style:family="table">
      <style:table-properties style:width="6.9264in" fo:break-before="column" table:align="left" style:writing-mode="lr-tb"/>
    </style:style>
    <style:style style:name="Table30.A" style:family="table-column">
      <style:table-column-properties style:column-width="1.1924in"/>
    </style:style>
    <style:style style:name="Table30.B" style:family="table-column">
      <style:table-column-properties style:column-width="0.9403in"/>
    </style:style>
    <style:style style:name="Table30.C" style:family="table-column">
      <style:table-column-properties style:column-width="4.7938in"/>
    </style:style>
    <style:style style:name="Table30.A1" style:family="table-cell">
      <style:table-cell-properties style:vertical-align="top" fo:padding="0.0382in" fo:border-left="0.0007in solid #000000" fo:border-right="none" fo:border-top="0.0007in solid #000000" fo:border-bottom="0.0007in solid #000000" style:writing-mode="lr-tb"/>
    </style:style>
    <style:style style:name="Table30.C1" style:family="table-cell">
      <style:table-cell-properties style:vertical-align="top" fo:padding="0.0382in" fo:border="0.0007in solid #000000" style:writing-mode="lr-tb"/>
    </style:style>
    <style:style style:name="Table30.A2" style:family="table-cell">
      <style:table-cell-properties style:vertical-align="top" fo:padding="0.0382in" fo:border-left="0.0007in solid #000000" fo:border-right="none" fo:border-top="none" fo:border-bottom="0.0007in solid #000000" style:writing-mode="lr-tb"/>
    </style:style>
    <style:style style:name="Table30.C2" style:family="table-cell">
      <style:table-cell-properties style:vertical-align="top" fo:padding="0.0382in" fo:border-left="0.0007in solid #000000" fo:border-right="0.0007in solid #000000" fo:border-top="none" fo:border-bottom="0.0007in solid #000000" style:writing-mode="lr-tb"/>
    </style:style>
    <style:style style:name="Table26" style:family="table">
      <style:table-properties style:width="6.9264in" fo:break-before="column" table:align="left" style:writing-mode="lr-tb"/>
    </style:style>
    <style:style style:name="Table26.A" style:family="table-column">
      <style:table-column-properties style:column-width="1.6035in"/>
    </style:style>
    <style:style style:name="Table26.B" style:family="table-column">
      <style:table-column-properties style:column-width="5.3229in"/>
    </style:style>
    <style:style style:name="Table26.A1" style:family="table-cell">
      <style:table-cell-properties style:vertical-align="top" fo:padding="0.0382in" fo:border-left="0.0007in solid #000000" fo:border-right="none" fo:border-top="0.0007in solid #000000" fo:border-bottom="0.0007in solid #000000" style:writing-mode="lr-tb"/>
    </style:style>
    <style:style style:name="Table26.B1" style:family="table-cell">
      <style:table-cell-properties style:vertical-align="top" fo:padding="0.0382in" fo:border="0.0007in solid #000000" style:writing-mode="lr-tb"/>
    </style:style>
    <style:style style:name="Table26.A2" style:family="table-cell">
      <style:table-cell-properties style:vertical-align="top" fo:padding="0.0382in" fo:border-left="0.0007in solid #000000" fo:border-right="none" fo:border-top="none" fo:border-bottom="0.0007in solid #000000" style:writing-mode="lr-tb"/>
    </style:style>
    <style:style style:name="Table26.B2" style:family="table-cell">
      <style:table-cell-properties style:vertical-align="top" fo:padding="0.0382in" fo:border-left="0.0007in solid #000000" fo:border-right="0.0007in solid #000000" fo:border-top="none" fo:border-bottom="0.0007in solid #000000" style:writing-mode="lr-tb"/>
    </style:style>
    <style:style style:name="Table28" style:family="table">
      <style:table-properties style:width="6.9264in" fo:break-before="column" table:align="left" style:writing-mode="lr-tb"/>
    </style:style>
    <style:style style:name="Table28.A" style:family="table-column">
      <style:table-column-properties style:column-width="1.1924in"/>
    </style:style>
    <style:style style:name="Table28.B" style:family="table-column">
      <style:table-column-properties style:column-width="0.9403in"/>
    </style:style>
    <style:style style:name="Table28.C" style:family="table-column">
      <style:table-column-properties style:column-width="4.7938in"/>
    </style:style>
    <style:style style:name="Table28.A1" style:family="table-cell">
      <style:table-cell-properties style:vertical-align="top" fo:padding="0.0382in" fo:border-left="0.0007in solid #000000" fo:border-right="none" fo:border-top="0.0007in solid #000000" fo:border-bottom="0.0007in solid #000000" style:writing-mode="lr-tb"/>
    </style:style>
    <style:style style:name="Table28.C1" style:family="table-cell">
      <style:table-cell-properties style:vertical-align="top" fo:padding="0.0382in" fo:border="0.0007in solid #000000" style:writing-mode="lr-tb"/>
    </style:style>
    <style:style style:name="Table28.A2" style:family="table-cell">
      <style:table-cell-properties style:vertical-align="top" fo:padding="0.0382in" fo:border-left="0.0007in solid #000000" fo:border-right="none" fo:border-top="none" fo:border-bottom="0.0007in solid #000000" style:writing-mode="lr-tb"/>
    </style:style>
    <style:style style:name="Table28.C2" style:family="table-cell">
      <style:table-cell-properties style:vertical-align="top" fo:padding="0.0382in" fo:border-left="0.0007in solid #000000" fo:border-right="0.0007in solid #000000" fo:border-top="none" fo:border-bottom="0.0007in solid #000000" style:writing-mode="lr-tb"/>
    </style:style>
    <style:style style:name="Table29" style:family="table">
      <style:table-properties style:width="6.9264in" fo:break-before="column" table:align="left" style:writing-mode="lr-tb"/>
    </style:style>
    <style:style style:name="Table29.A" style:family="table-column">
      <style:table-column-properties style:column-width="2.1986in"/>
    </style:style>
    <style:style style:name="Table29.B" style:family="table-column">
      <style:table-column-properties style:column-width="4.7278in"/>
    </style:style>
    <style:style style:name="Table29.A1" style:family="table-cell">
      <style:table-cell-properties style:vertical-align="top" fo:padding="0.0382in" fo:border-left="0.0007in solid #000000" fo:border-right="none" fo:border-top="0.0007in solid #000000" fo:border-bottom="0.0007in solid #000000" style:writing-mode="lr-tb"/>
    </style:style>
    <style:style style:name="Table29.B1" style:family="table-cell">
      <style:table-cell-properties style:vertical-align="top" fo:padding="0.0382in" fo:border="0.0007in solid #000000" style:writing-mode="lr-tb"/>
    </style:style>
    <style:style style:name="Table29.A2" style:family="table-cell">
      <style:table-cell-properties style:vertical-align="top" fo:padding="0.0382in" fo:border-left="0.0007in solid #000000" fo:border-right="none" fo:border-top="none" fo:border-bottom="0.0007in solid #000000" style:writing-mode="lr-tb"/>
    </style:style>
    <style:style style:name="Table29.B2" style:family="table-cell">
      <style:table-cell-properties style:vertical-align="top" fo:padding="0.0382in" fo:border-left="0.0007in solid #000000" fo:border-right="0.0007in solid #000000" fo:border-top="none" fo:border-bottom="0.0007in solid #000000" style:writing-mode="lr-tb"/>
    </style:style>
    <style:style style:name="Table31" style:family="table">
      <style:table-properties style:width="6.9264in" fo:break-before="column" table:align="left" style:writing-mode="lr-tb"/>
    </style:style>
    <style:style style:name="Table31.A" style:family="table-column">
      <style:table-column-properties style:column-width="1.1924in"/>
    </style:style>
    <style:style style:name="Table31.B" style:family="table-column">
      <style:table-column-properties style:column-width="0.9403in"/>
    </style:style>
    <style:style style:name="Table31.C" style:family="table-column">
      <style:table-column-properties style:column-width="4.7938in"/>
    </style:style>
    <style:style style:name="Table31.A1" style:family="table-cell">
      <style:table-cell-properties style:vertical-align="top" fo:padding="0.0382in" fo:border-left="0.0007in solid #000000" fo:border-right="none" fo:border-top="0.0007in solid #000000" fo:border-bottom="0.0007in solid #000000" style:writing-mode="lr-tb"/>
    </style:style>
    <style:style style:name="Table31.C1" style:family="table-cell">
      <style:table-cell-properties style:vertical-align="top" fo:padding="0.0382in" fo:border="0.0007in solid #000000" style:writing-mode="lr-tb"/>
    </style:style>
    <style:style style:name="Table31.A2" style:family="table-cell">
      <style:table-cell-properties style:vertical-align="top" fo:padding="0.0382in" fo:border-left="0.0007in solid #000000" fo:border-right="none" fo:border-top="none" fo:border-bottom="0.0007in solid #000000" style:writing-mode="lr-tb"/>
    </style:style>
    <style:style style:name="Table31.C2" style:family="table-cell">
      <style:table-cell-properties style:vertical-align="top" fo:padding="0.0382in" fo:border-left="0.0007in solid #000000" fo:border-right="0.0007in solid #000000" fo:border-top="none" fo:border-bottom="0.0007in solid #000000" style:writing-mode="lr-tb"/>
    </style:style>
    <style:style style:name="Table32" style:family="table">
      <style:table-properties style:width="6.9264in" fo:break-before="column" table:align="left" style:writing-mode="lr-tb"/>
    </style:style>
    <style:style style:name="Table32.A" style:family="table-column">
      <style:table-column-properties style:column-width="1.6035in"/>
    </style:style>
    <style:style style:name="Table32.B" style:family="table-column">
      <style:table-column-properties style:column-width="5.3229in"/>
    </style:style>
    <style:style style:name="Table32.A1" style:family="table-cell">
      <style:table-cell-properties style:vertical-align="top" fo:padding="0.0382in" fo:border-left="0.0007in solid #000000" fo:border-right="none" fo:border-top="0.0007in solid #000000" fo:border-bottom="0.0007in solid #000000" style:writing-mode="lr-tb"/>
    </style:style>
    <style:style style:name="Table32.B1" style:family="table-cell">
      <style:table-cell-properties style:vertical-align="top" fo:padding="0.0382in" fo:border="0.0007in solid #000000" style:writing-mode="lr-tb"/>
    </style:style>
    <style:style style:name="Table32.A2" style:family="table-cell">
      <style:table-cell-properties style:vertical-align="top" fo:padding="0.0382in" fo:border-left="0.0007in solid #000000" fo:border-right="none" fo:border-top="none" fo:border-bottom="0.0007in solid #000000" style:writing-mode="lr-tb"/>
    </style:style>
    <style:style style:name="Table32.B2" style:family="table-cell">
      <style:table-cell-properties style:vertical-align="top" fo:padding="0.0382in" fo:border-left="0.0007in solid #000000" fo:border-right="0.0007in solid #000000" fo:border-top="none" fo:border-bottom="0.0007in solid #000000" style:writing-mode="lr-tb"/>
    </style:style>
    <style:style style:name="Table33" style:family="table">
      <style:table-properties style:width="6.9264in" fo:break-before="column" table:align="left" style:writing-mode="lr-tb"/>
    </style:style>
    <style:style style:name="Table33.A" style:family="table-column">
      <style:table-column-properties style:column-width="1.3549in"/>
    </style:style>
    <style:style style:name="Table33.B" style:family="table-column">
      <style:table-column-properties style:column-width="5.5715in"/>
    </style:style>
    <style:style style:name="Table33.A1" style:family="table-cell">
      <style:table-cell-properties style:vertical-align="top" fo:padding="0.0382in" fo:border-left="0.0007in solid #000000" fo:border-right="none" fo:border-top="0.0007in solid #000000" fo:border-bottom="0.0007in solid #000000" style:writing-mode="lr-tb"/>
    </style:style>
    <style:style style:name="Table33.B1" style:family="table-cell">
      <style:table-cell-properties style:vertical-align="top" fo:padding="0.0382in" fo:border="0.0007in solid #000000" style:writing-mode="lr-tb"/>
    </style:style>
    <style:style style:name="Table33.A2" style:family="table-cell">
      <style:table-cell-properties style:vertical-align="top" fo:padding="0.0382in" fo:border-left="0.0007in solid #000000" fo:border-right="none" fo:border-top="none" fo:border-bottom="0.0007in solid #000000" style:writing-mode="lr-tb"/>
    </style:style>
    <style:style style:name="Table33.B2" style:family="table-cell">
      <style:table-cell-properties style:vertical-align="top" fo:padding="0.0382in" fo:border-left="0.0007in solid #000000" fo:border-right="0.0007in solid #000000" fo:border-top="none" fo:border-bottom="0.0007in solid #000000" style:writing-mode="lr-tb"/>
    </style:style>
    <style:style style:name="Table34" style:family="table">
      <style:table-properties style:width="6.9264in" fo:break-before="column" table:align="left" style:writing-mode="lr-tb"/>
    </style:style>
    <style:style style:name="Table34.A" style:family="table-column">
      <style:table-column-properties style:column-width="1.3549in"/>
    </style:style>
    <style:style style:name="Table34.B" style:family="table-column">
      <style:table-column-properties style:column-width="5.5715in"/>
    </style:style>
    <style:style style:name="Table34.A1" style:family="table-cell">
      <style:table-cell-properties style:vertical-align="top" fo:padding="0.0382in" fo:border-left="0.0007in solid #000000" fo:border-right="none" fo:border-top="0.0007in solid #000000" fo:border-bottom="0.0007in solid #000000" style:writing-mode="lr-tb"/>
    </style:style>
    <style:style style:name="Table34.B1" style:family="table-cell">
      <style:table-cell-properties style:vertical-align="top" fo:padding="0.0382in" fo:border="0.0007in solid #000000" style:writing-mode="lr-tb"/>
    </style:style>
    <style:style style:name="Table34.A2" style:family="table-cell">
      <style:table-cell-properties style:vertical-align="top" fo:padding="0.0382in" fo:border-left="0.0007in solid #000000" fo:border-right="none" fo:border-top="none" fo:border-bottom="0.0007in solid #000000" style:writing-mode="lr-tb"/>
    </style:style>
    <style:style style:name="Table34.B2" style:family="table-cell">
      <style:table-cell-properties style:vertical-align="top" fo:padding="0.0382in" fo:border-left="0.0007in solid #000000" fo:border-right="0.0007in solid #000000" fo:border-top="none" fo:border-bottom="0.0007in solid #000000" style:writing-mode="lr-tb"/>
    </style:style>
    <style:style style:name="Table35" style:family="table">
      <style:table-properties style:width="6.9264in" fo:break-before="column" table:align="left" style:writing-mode="lr-tb"/>
    </style:style>
    <style:style style:name="Table35.A" style:family="table-column">
      <style:table-column-properties style:column-width="1.3549in"/>
    </style:style>
    <style:style style:name="Table35.B" style:family="table-column">
      <style:table-column-properties style:column-width="5.5715in"/>
    </style:style>
    <style:style style:name="Table35.A1" style:family="table-cell">
      <style:table-cell-properties style:vertical-align="top" fo:padding="0.0382in" fo:border-left="0.0007in solid #000000" fo:border-right="none" fo:border-top="0.0007in solid #000000" fo:border-bottom="0.0007in solid #000000" style:writing-mode="lr-tb"/>
    </style:style>
    <style:style style:name="Table35.B1" style:family="table-cell">
      <style:table-cell-properties style:vertical-align="top" fo:padding="0.0382in" fo:border="0.0007in solid #000000" style:writing-mode="lr-tb"/>
    </style:style>
    <style:style style:name="Table35.A2" style:family="table-cell">
      <style:table-cell-properties style:vertical-align="top" fo:padding="0.0382in" fo:border-left="0.0007in solid #000000" fo:border-right="none" fo:border-top="none" fo:border-bottom="0.0007in solid #000000" style:writing-mode="lr-tb"/>
    </style:style>
    <style:style style:name="Table35.B2" style:family="table-cell">
      <style:table-cell-properties style:vertical-align="top" fo:padding="0.0382in" fo:border-left="0.0007in solid #000000" fo:border-right="0.0007in solid #000000" fo:border-top="none" fo:border-bottom="0.0007in solid #000000" style:writing-mode="lr-tb"/>
    </style:style>
    <style:style style:name="Table36" style:family="table">
      <style:table-properties style:width="6.9264in" fo:break-before="column" table:align="left" style:writing-mode="lr-tb"/>
    </style:style>
    <style:style style:name="Table36.A" style:family="table-column">
      <style:table-column-properties style:column-width="1.3549in"/>
    </style:style>
    <style:style style:name="Table36.B" style:family="table-column">
      <style:table-column-properties style:column-width="5.5715in"/>
    </style:style>
    <style:style style:name="Table36.A1" style:family="table-cell">
      <style:table-cell-properties style:vertical-align="top" fo:padding="0.0382in" fo:border-left="0.0007in solid #000000" fo:border-right="none" fo:border-top="0.0007in solid #000000" fo:border-bottom="0.0007in solid #000000" style:writing-mode="lr-tb"/>
    </style:style>
    <style:style style:name="Table36.B1" style:family="table-cell">
      <style:table-cell-properties style:vertical-align="top" fo:padding="0.0382in" fo:border="0.0007in solid #000000" style:writing-mode="lr-tb"/>
    </style:style>
    <style:style style:name="Table36.A2" style:family="table-cell">
      <style:table-cell-properties style:vertical-align="top" fo:padding="0.0382in" fo:border-left="0.0007in solid #000000" fo:border-right="none" fo:border-top="none" fo:border-bottom="0.0007in solid #000000" style:writing-mode="lr-tb"/>
    </style:style>
    <style:style style:name="Table36.B2" style:family="table-cell">
      <style:table-cell-properties style:vertical-align="top" fo:padding="0.0382in" fo:border-left="0.0007in solid #000000" fo:border-right="0.0007in solid #000000" fo:border-top="none" fo:border-bottom="0.0007in solid #000000" style:writing-mode="lr-tb"/>
    </style:style>
    <style:style style:name="Table37" style:family="table">
      <style:table-properties style:width="6.9264in" fo:break-before="column" table:align="left" style:writing-mode="lr-tb"/>
    </style:style>
    <style:style style:name="Table37.A" style:family="table-column">
      <style:table-column-properties style:column-width="1.3549in"/>
    </style:style>
    <style:style style:name="Table37.B" style:family="table-column">
      <style:table-column-properties style:column-width="5.5715in"/>
    </style:style>
    <style:style style:name="Table37.A1" style:family="table-cell">
      <style:table-cell-properties style:vertical-align="top" fo:padding="0.0382in" fo:border-left="0.0007in solid #000000" fo:border-right="none" fo:border-top="0.0007in solid #000000" fo:border-bottom="0.0007in solid #000000" style:writing-mode="lr-tb"/>
    </style:style>
    <style:style style:name="Table37.B1" style:family="table-cell">
      <style:table-cell-properties style:vertical-align="top" fo:padding="0.0382in" fo:border="0.0007in solid #000000" style:writing-mode="lr-tb"/>
    </style:style>
    <style:style style:name="Table37.A2" style:family="table-cell">
      <style:table-cell-properties style:vertical-align="top" fo:padding="0.0382in" fo:border-left="0.0007in solid #000000" fo:border-right="none" fo:border-top="none" fo:border-bottom="0.0007in solid #000000" style:writing-mode="lr-tb"/>
    </style:style>
    <style:style style:name="Table37.B2" style:family="table-cell">
      <style:table-cell-properties style:vertical-align="top" fo:padding="0.0382in" fo:border-left="0.0007in solid #000000" fo:border-right="0.0007in solid #000000" fo:border-top="none" fo:border-bottom="0.0007in solid #000000" style:writing-mode="lr-tb"/>
    </style:style>
    <style:style style:name="Table38" style:family="table">
      <style:table-properties style:width="6.9264in" fo:break-before="column" table:align="left" style:writing-mode="lr-tb"/>
    </style:style>
    <style:style style:name="Table38.A" style:family="table-column">
      <style:table-column-properties style:column-width="1.3549in"/>
    </style:style>
    <style:style style:name="Table38.B" style:family="table-column">
      <style:table-column-properties style:column-width="5.5715in"/>
    </style:style>
    <style:style style:name="Table38.A1" style:family="table-cell">
      <style:table-cell-properties style:vertical-align="top" fo:padding="0.0382in" fo:border-left="0.0007in solid #000000" fo:border-right="none" fo:border-top="0.0007in solid #000000" fo:border-bottom="0.0007in solid #000000" style:writing-mode="lr-tb"/>
    </style:style>
    <style:style style:name="Table38.B1" style:family="table-cell">
      <style:table-cell-properties style:vertical-align="top" fo:padding="0.0382in" fo:border="0.0007in solid #000000" style:writing-mode="lr-tb"/>
    </style:style>
    <style:style style:name="Table38.A2" style:family="table-cell">
      <style:table-cell-properties style:vertical-align="top" fo:padding="0.0382in" fo:border-left="0.0007in solid #000000" fo:border-right="none" fo:border-top="none" fo:border-bottom="0.0007in solid #000000" style:writing-mode="lr-tb"/>
    </style:style>
    <style:style style:name="Table38.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TCH">
      <style:paragraph-properties style:snap-to-layout-grid="false"/>
    </style:style>
    <style:style style:name="P2" style:family="paragraph" style:parent-style-name="TCCP">
      <style:paragraph-properties style:snap-to-layout-grid="false"/>
    </style:style>
    <style:style style:name="P3" style:family="paragraph" style:parent-style-name="HD">
      <style:paragraph-properties fo:break-before="column"/>
    </style:style>
    <style:style style:name="P4" style:family="paragraph" style:parent-style-name="HA"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8</text:h>
      <text:p text:style-name="HB">The Builtin Namespace</text:p>
      <text:p text:style-name="BodyNoIndent">The constructs considered up to this point have primarily been about structuring code and developing algorithms, without considering the data that code and those algorithms will operate on.</text:p>
      <text:p text:style-name="Body">The definition of those data types is the province of the builtin namespace, which provides access to basic data types and operations that are needed by many Python programs, or that are a key part of the operation of the interpreter.</text:p>
      <text:h text:style-name="HC" text:outline-level="2">8.1 Builtin Names</text:h>
      <text:p text:style-name="BodyNoIndent">The names in the builtin namespace are available to all modules by default. The contents of the builtin namespace contents may be accessed explicitly as the attributes of the special module named <text:span text:style-name="CD1">__builtin__</text:span>.</text:p>
      <text:h text:style-name="HD" text:outline-level="3">8.1.1 Keywords</text:h>
      <text:p text:style-name="BodyNoIndent">There are a number of keywords used as part of Python's syntax that are not available for other uses. The list of keywords can be retrieved through the interactive interpreter's help system. The current list of keywords is shown in the listing below.</text:p>
      <text:p text:style-name="CDT1">&gt;&gt;&gt; help('keywords') # doctest: +NORMALIZE_WHITESPACE</text:p>
      <text:p text:style-name="CDT"/>
      <text:p text:style-name="CDT">Here is a list of the Python keywords. <text:s/>Enter any keyword to get more help.</text:p>
      <text:p text:style-name="CDT"/>
      <text:p text:style-name="CDT">and <text:s text:c="16"/>elif <text:s text:c="15"/>if <text:s text:c="17"/>print</text:p>
      <text:p text:style-name="CDT">as <text:s text:c="17"/>else <text:s text:c="15"/>import <text:s text:c="13"/>raise</text:p>
      <text:p text:style-name="CDT">assert <text:s text:c="13"/>except <text:s text:c="13"/>in <text:s text:c="17"/>return</text:p>
      <text:p text:style-name="CDT">break <text:s text:c="14"/>exec <text:s text:c="15"/>is <text:s text:c="17"/>try</text:p>
      <text:p text:style-name="CDT">class <text:s text:c="14"/>finally <text:s text:c="12"/>lambda <text:s text:c="13"/>while</text:p>
      <text:p text:style-name="CDT">continue <text:s text:c="11"/>for <text:s text:c="16"/>not <text:s text:c="16"/>with</text:p>
      <text:p text:style-name="CDT">def <text:s text:c="16"/>from <text:s text:c="15"/>or <text:s text:c="17"/>yield</text:p>
      <text:p text:style-name="CDTX">del <text:s text:c="16"/>global <text:s text:c="13"/>pass</text:p>
      <text:h text:style-name="HD" text:outline-level="3">8.1.2 Builtin Constants</text:h>
      <text:p text:style-name="BodyNoIndent">There are a number of builtin constants that are the only instances of their corresponding types. These constants are used internally by the interpreter, and restricting the ability to create new instances allows certain optimizations that would not otherwise be possible.</text:p>
      <text:p text:style-name="Body">These constants are show in Table 8.1.</text:p>
      <text:p text:style-name="QQ">NGC 20060807: Most of the tables in this chapter are in a somewhat ad hoc "order of importance with related names together" order at the moment, with the amount of thought put in to the ordering varying between tables. It may instead make sense to go through all the tables and put each of them in alphabetical order. Also on the to-do list is to clean up the function signatures to be consistent with <text:soft-page-break/>normal Python function definitions, and to find a way to distinguish whether or not keyword arguments are expected to be supported by a given function (e.g. by using a leading underscore to denote positional-only arguments). Then the optional arguments can be indicated using normal Python default parameter notation.</text:p>
      <text:p text:style-name="QQ">I also want to try to make the variable naming more consistent, but I haven't worked out an actual naming scheme yet.</text:p>
      <text:p text:style-name="TN">Table 8.1</text:p>
      <text:p text:style-name="TH">Builtin constants</text:p>
      <table:table table:name="Table3" table:style-name="Table3">
        <table:table-column table:style-name="Table3.A"/>
        <table:table-column table:style-name="Table3.B"/>
        <table:table-header-rows>
          <table:table-row>
            <table:table-cell table:style-name="Table3.A1" office:value-type="string">
              <text:p text:style-name="P1">Name</text:p>
            </table:table-cell>
            <table:table-cell table:style-name="Table3.B1" office:value-type="string">
              <text:p text:style-name="P1">Description</text:p>
            </table:table-cell>
          </table:table-row>
        </table:table-header-rows>
        <table:table-row>
          <table:table-cell table:style-name="Table3.A2" office:value-type="string">
            <text:p text:style-name="TCCP">None</text:p>
          </table:table-cell>
          <table:table-cell table:style-name="Table3.B2" office:value-type="string">
            <text:p text:style-name="TB1"><text:span text:style-name="CD1">None</text:span> is used to indicate the absence of a value, such as when an optional argument is not passed to a function, or when an object attribute has not yet been set. The Python compiler aims to prevent assignments to the name <text:span text:style-name="CD1">None</text:span>, but the name is not currently an actual keyword.</text:p>
          </table:table-cell>
        </table:table-row>
        <table:table-row>
          <table:table-cell table:style-name="Table3.A2" office:value-type="string">
            <text:p text:style-name="P2">True, False</text:p>
          </table:table-cell>
          <table:table-cell table:style-name="Table3.B2" office:value-type="string">
            <text:p text:style-name="TB">These are the only possible values for the <text:span text:style-name="CD1">bool</text:span> type, corresponding to the integer values <text:span text:style-name="CD1">0</text:span> (<text:span text:style-name="CD1">False</text:span>) and <text:span text:style-name="CD1">1</text:span> (<text:span text:style-name="CD1">True</text:span>).</text:p>
          </table:table-cell>
        </table:table-row>
        <table:table-row>
          <table:table-cell table:style-name="Table3.A2" office:value-type="string">
            <text:p text:style-name="P2">NotImplemented</text:p>
          </table:table-cell>
          <table:table-cell table:style-name="Table3.B2" office:value-type="string">
            <text:p text:style-name="TB"><text:span text:style-name="CD1">NotImplemented</text:span> is the return value used to indicate that the supplied argument type is not recognized for a binary operator. The use of this constant is discussed further in Chapter XREF(Statements and Expressions).</text:p>
          </table:table-cell>
        </table:table-row>
        <table:table-row>
          <table:table-cell table:style-name="Table3.A2" office:value-type="string">
            <text:p text:style-name="P2">Ellipsis</text:p>
          </table:table-cell>
          <table:table-cell table:style-name="Table3.B2" office:value-type="string">
            <text:p text:style-name="TBX"><text:span text:style-name="CD1">Ellipsis</text:span> represents all remaining indices when indexing a multi-dimensional array. As noted in Chapter 3, none of the data types in the Python standard library actually support multi-dimensional indexing – the <text:span text:style-name="CD1">Ellipsis</text:span> constant and the associated slicing syntax exist for the benefit of other projects using Python for numerical programming.</text:p>
          </table:table-cell>
        </table:table-row>
      </table:table>
      <text:h text:style-name="HD" text:outline-level="3">8.1.3 Working with Objects</text:h>
      <text:p text:style-name="BodyNoIndent">The builtins named in Table 8.2 relate to working with arbitrary Python objects. Several of them are described in further detail in Chapter XREF(Classes).</text:p>
      <text:p text:style-name="TN">Table 8.2</text:p>
      <text:p text:style-name="TH">Builtin names for working with any object</text:p>
      <table:table table:name="Table8" table:style-name="Table8">
        <table:table-column table:style-name="Table8.A"/>
        <table:table-column table:style-name="Table8.B"/>
        <table:table-header-rows>
          <table:table-row>
            <table:table-cell table:style-name="Table8.A1" office:value-type="string">
              <text:p text:style-name="P1">Name</text:p>
            </table:table-cell>
            <table:table-cell table:style-name="Table8.B1" office:value-type="string">
              <text:p text:style-name="P1">Description</text:p>
            </table:table-cell>
          </table:table-row>
        </table:table-header-rows>
        <table:table-row>
          <table:table-cell table:style-name="Table8.A2" office:value-type="string">
            <text:p text:style-name="TCCP">cmp</text:p>
          </table:table-cell>
          <table:table-cell table:style-name="Table8.B2" office:value-type="string">
            <text:p text:style-name="TB1"><text:span text:style-name="E1">Signature:</text:span><text:span text:style-name="CD1"> cmp(x, y)</text:span><text:line-break/><text:span text:style-name="E1">Associated Methods:</text:span> See definition of comparison in Chapter XREF(Statements and Expressions)<text:line-break/>This function compares the two objects <text:span text:style-name="CD1">x</text:span> and <text:span text:style-name="CD1">y</text:span> and returns an integer indicating the relative ordering. The return value is negative if <text:span text:style-name="CD1">x &lt; y,</text:span> zero if <text:span text:style-name="CD1">x == y</text:span> and strictly positive if <text:span text:style-name="CD1">x &gt; y</text:span>. The operation of this function is discussed in further detail in Chapter XREF(Statements and Expressions).</text:p>
          </table:table-cell>
        </table:table-row>
        <table:table-row>
          <table:table-cell table:style-name="Table8.A2" office:value-type="string">
            <text:p text:style-name="P2">hash</text:p>
          </table:table-cell>
          <table:table-cell table:style-name="Table8.B2" office:value-type="string">
            <text:p text:style-name="TB"><text:span text:style-name="E1">Signature:</text:span> <text:span text:style-name="CD1">hash(x)</text:span><text:line-break/><text:span text:style-name="E1">Associated Methods:</text:span><text:span text:style-name="CD1"> __hash__</text:span><text:line-break/>This function returns an integer such that <text:span text:style-name="CD1">x == y</text:span> implies <text:span text:style-name="CD1">hash(x) == hash(y)</text:span> and <text:s/><text:span text:style-name="CD1">hash(x) != hash(y)</text:span> implies <text:span text:style-name="CD1">x != y</text:span>. Hashable objects (objects which implement this function) are expected to always produce the same hash value for a given instance in order to preserve the class invariants of the hash table based containers <text:span text:style-name="CD1">dict</text:span>, <text:span text:style-name="CD1">set</text:span> and <text:span text:style-name="CD1">frozenset</text:span> described later in this chapter. The default hash provided for user-defined classes is based on the default definition of equality where <text:span text:style-name="CD1">x == y</text:span> implies <text:span text:style-name="CD1">x is y</text:span>. A class which changes this definition of equality must also change its hash implementation.</text:p>
          </table:table-cell>
        </table:table-row>
        <table:table-row>
          <table:table-cell table:style-name="Table8.A2" office:value-type="string">
            <text:p text:style-name="P2">object</text:p>
          </table:table-cell>
          <table:table-cell table:style-name="Table8.B2" office:value-type="string">
            <text:p text:style-name="TB"><text:span text:style-name="E1">Signature:</text:span> <text:span text:style-name="CD1">object()</text:span><text:line-break/>This class is the base class for all objects as described in Chapter XREF(Classes). It can be invoked directly to create a new unique object (this can be useful for creating sentinel objects).</text:p>
          </table:table-cell>
        </table:table-row>
        <table:table-row>
          <table:table-cell table:style-name="Table8.A2" office:value-type="string">
            <text:p text:style-name="P2">type</text:p>
          </table:table-cell>
          <table:table-cell table:style-name="Table8.B2" office:value-type="string">
            <text:p text:style-name="TB"><text:span text:style-name="E1">Signatures:</text:span> <text:span text:style-name="CD1">type(obj), type(name, bases, namespace)</text:span><text:line-break/>This class is the standard metaclass as described in Chapter XREF(Classes). The single argument form is used to retrieve the type of an existing object, while the three argument form is used to construct a new class <text:soft-page-break/>object with given name, base classes and class attributes.</text:p>
          </table:table-cell>
        </table:table-row>
        <table:table-row>
          <table:table-cell table:style-name="Table8.A2" office:value-type="string">
            <text:p text:style-name="P2">isinstance</text:p>
          </table:table-cell>
          <table:table-cell table:style-name="Table8.B2" office:value-type="string">
            <text:p text:style-name="TB"><text:span text:style-name="E1">Signature:</text:span> <text:span text:style-name="CD1">isinstance(obj, cls)</text:span><text:line-break/>This function returns a boolean value indicating whether or not an object is an instance of an existing class. It is essentially equivalent to the expression: <text:span text:style-name="CD1">issubclass(obj.__class__, cls) </text:span><text:span text:style-name="CD2">or</text:span><text:span text:style-name="CD1"> issubclass(type(obj), cls)</text:span>.</text:p>
          </table:table-cell>
        </table:table-row>
        <table:table-row>
          <table:table-cell table:style-name="Table8.A2" office:value-type="string">
            <text:p text:style-name="P2">issubclass</text:p>
          </table:table-cell>
          <table:table-cell table:style-name="Table8.B2" office:value-type="string">
            <text:p text:style-name="TB"><text:span text:style-name="E1">Signature:</text:span> <text:span text:style-name="CD1">issubclass(obj, cls)</text:span><text:line-break/>This function returns a boolean value indicating whether or not an object is a subclass of an existing class. When the second argument is a single object, this function is essentially equivalent to the expression: <text:span text:style-name="CD1">cls </text:span><text:span text:style-name="CD2">in</text:span><text:span text:style-name="CD1"> obj.__mro__</text:span>. When the second argument is a builtin tuple, it is equivalent to the expression: <text:span text:style-name="CD1">any(x </text:span><text:span text:style-name="CD2">in</text:span><text:span text:style-name="CD1"> obj.__mro__ </text:span><text:span text:style-name="CD2">for</text:span><text:span text:style-name="CD1"> z </text:span><text:span text:style-name="CD2">in</text:span><text:span text:style-name="CD1"> cls)</text:span>.</text:p>
          </table:table-cell>
        </table:table-row>
        <table:table-row>
          <table:table-cell table:style-name="Table8.A2" office:value-type="string">
            <text:p text:style-name="P2">id</text:p>
          </table:table-cell>
          <table:table-cell table:style-name="Table8.B2" office:value-type="string">
            <text:p text:style-name="TB"><text:span text:style-name="E1">Signature:</text:span> <text:span text:style-name="CD1">id(x)</text:span><text:line-break/>This function returns an integer such that <text:span text:style-name="CD1">x </text:span><text:span text:style-name="CD2">is</text:span><text:span text:style-name="CD1"> y</text:span> if and only if <text:span text:style-name="CD1">id(x) == id(y)</text:span>. The identity of an object is guaranteed to be unique for the lifetime of that object, but id values may be reused once an object is no longer referenced.</text:p>
          </table:table-cell>
        </table:table-row>
        <table:table-row>
          <table:table-cell table:style-name="Table8.A2" office:value-type="string">
            <text:p text:style-name="P2">super</text:p>
          </table:table-cell>
          <table:table-cell table:style-name="Table8.B2" office:value-type="string">
            <text:p text:style-name="TB"><text:span text:style-name="E1">Signature:</text:span> <text:span text:style-name="CD1">super(x)</text:span><text:line-break/>This function returns an integer such that <text:span text:style-name="CD1">x </text:span><text:span text:style-name="CD2">is</text:span><text:span text:style-name="CD1"> y</text:span> if and only if <text:span text:style-name="CD1">id(x) == id(y)</text:span>. The identity of an object is guaranteed to be unique for the lifetime of that object, but id values may be reused once an object is no longer referenced.</text:p>
          </table:table-cell>
        </table:table-row>
        <table:table-row>
          <table:table-cell table:style-name="Table8.A2" office:value-type="string">
            <text:p text:style-name="P2">callable</text:p>
          </table:table-cell>
          <table:table-cell table:style-name="Table8.B2" office:value-type="string">
            <text:p text:style-name="TB"><text:span text:style-name="E1">Signature:</text:span> <text:span text:style-name="CD1">callable(x)</text:span><text:line-break/><text:span text:style-name="E1">Associated Methods:</text:span><text:span text:style-name="CD1"> __call__</text:span><text:line-break/>This function returns a boolean value indicating whether or not an object is callable. It is essentially equivalent to the expression: <text:span text:style-name="CD1">hasattr(obj, "__call__")</text:span>.</text:p>
          </table:table-cell>
        </table:table-row>
      </table:table>
      <text:h text:style-name="HD" text:outline-level="3">8.1.4 Working with Namespaces</text:h>
      <text:p text:style-name="BodyNoIndent">The builtins named in Table 8.3 relate to working with Python namespaces. These functions are all described in further detail in Chapter XREF(References and Namespaces).</text:p>
      <text:p text:style-name="TN">Table 8.3</text:p>
      <text:p text:style-name="TH">Builtin names for working with namespaces</text:p>
      <table:table table:name="Table11" table:style-name="Table11">
        <table:table-column table:style-name="Table11.A"/>
        <table:table-column table:style-name="Table11.B"/>
        <table:table-header-rows>
          <table:table-row>
            <table:table-cell table:style-name="Table11.A1" office:value-type="string">
              <text:p text:style-name="P1">Name</text:p>
            </table:table-cell>
            <table:table-cell table:style-name="Table11.B1" office:value-type="string">
              <text:p text:style-name="P1">Description</text:p>
            </table:table-cell>
          </table:table-row>
        </table:table-header-rows>
        <table:table-row>
          <table:table-cell table:style-name="Table11.A2" office:value-type="string">
            <text:p text:style-name="P2">vars</text:p>
          </table:table-cell>
          <table:table-cell table:style-name="Table11.B2" office:value-type="string">
            <text:p text:style-name="TB"><text:span text:style-name="E1">Signature:</text:span> <text:span text:style-name="CD1">vars([x])</text:span><text:line-break/>This function returns a mapping representing the specified namespace. It is equivalent to <text:span text:style-name="CD1">locals()</text:span> if called without an argument and <text:span text:style-name="CD1">x.__dict__</text:span> otherwise.</text:p>
          </table:table-cell>
        </table:table-row>
        <table:table-row>
          <table:table-cell table:style-name="Table11.A2" office:value-type="string">
            <text:p text:style-name="P2">locals</text:p>
          </table:table-cell>
          <table:table-cell table:style-name="Table11.B2" office:value-type="string">
            <text:p text:style-name="TB"><text:span text:style-name="E1">Signature:</text:span> <text:span text:style-name="CD1">locals()</text:span><text:line-break/>This function returns a mapping representing the local namespace. Whether or not modifying the returned dictionary actually affects the local namespace is implementation dependent . At module scope, this function is equivalent to <text:span text:style-name="CD1">globals()</text:span>.</text:p>
          </table:table-cell>
        </table:table-row>
        <table:table-row>
          <table:table-cell table:style-name="Table11.A2" office:value-type="string">
            <text:p text:style-name="P2">globals</text:p>
          </table:table-cell>
          <table:table-cell table:style-name="Table11.B2" office:value-type="string">
            <text:p text:style-name="TB"><text:span text:style-name="E1">Signature:</text:span> <text:span text:style-name="CD1">globals()</text:span><text:line-break/>This function returns a mapping representing the global namespace of the current module. Modifying the returned dictionary will directly affect the global variables of the module.</text:p>
          </table:table-cell>
        </table:table-row>
        <table:table-row>
          <table:table-cell table:style-name="Table11.A2" office:value-type="string">
            <text:p text:style-name="P2">hasattr</text:p>
          </table:table-cell>
          <table:table-cell table:style-name="Table11.B2" office:value-type="string">
            <text:p text:style-name="TB"><text:span text:style-name="E1">Signature:</text:span> <text:span text:style-name="CD1">hasattr(obj, name)</text:span><text:line-break/><text:span text:style-name="E1">Associated Methods:</text:span><text:span text:style-name="CD1"> __getattribute__, __getattr__</text:span><text:line-break/>This function returns a boolean value indicating whether or not an object has a particular attribute. The <text:span text:style-name="CD1">name</text:span> argument is a string identifying the attribute to be checked. The semantics of this function are identical to checking whether or not <text:span text:style-name="CD1">getattr(obj, name)</text:span> raises <text:span text:style-name="CD1">AttributeError</text:span>.</text:p>
          </table:table-cell>
        </table:table-row>
        <table:table-row>
          <table:table-cell table:style-name="Table11.A2" office:value-type="string">
            <text:p text:style-name="P2">getattr</text:p>
          </table:table-cell>
          <table:table-cell table:style-name="Table11.B2" office:value-type="string">
            <text:p text:style-name="TB"><text:span text:style-name="E1">Signature:</text:span> <text:span text:style-name="CD1">getattr(obj, name[, default])</text:span><text:line-break/><text:span text:style-name="E1">Associated Methods:</text:span><text:span text:style-name="CD1"> __getattribute__, __getattr__</text:span><text:line-break/>This function returns the value of the attribute identified by the <text:span text:style-name="CD1">name</text:span> argument. If the attribute is not found, the value of the <text:span text:style-name="CD1">default</text:span> argument is returned if it is provided, or else an <text:span text:style-name="CD1">AttributeError </text:span>is <text:soft-page-break/>raised. The expression <text:span text:style-name="CD1">getattr(x, 'attr')</text:span> is equivalent to the expression <text:span text:style-name="CD1">x.attr</text:span>.</text:p>
          </table:table-cell>
        </table:table-row>
        <table:table-row>
          <table:table-cell table:style-name="Table11.A2" office:value-type="string">
            <text:p text:style-name="P2">setattr</text:p>
          </table:table-cell>
          <table:table-cell table:style-name="Table11.B2" office:value-type="string">
            <text:p text:style-name="TB"><text:span text:style-name="E1">Signature:</text:span> <text:span text:style-name="CD1">setattr(obj, name, value)</text:span><text:line-break/><text:span text:style-name="E1">Associated Methods:</text:span><text:span text:style-name="CD1"> __setattr__</text:span><text:line-break/>This function sets the attribute identified by the <text:span text:style-name="CD1">name</text:span> argument to the specified value and returns <text:span text:style-name="CD1">None</text:span>. The expression <text:span text:style-name="CD1">setattr(x, 'attr', 1)</text:span> is equivalent to the statement <text:span text:style-name="CD1">x.attr = 1</text:span>.</text:p>
          </table:table-cell>
        </table:table-row>
        <table:table-row>
          <table:table-cell table:style-name="Table11.A2" office:value-type="string">
            <text:p text:style-name="P2">delattr</text:p>
          </table:table-cell>
          <table:table-cell table:style-name="Table11.B2" office:value-type="string">
            <text:p text:style-name="TB"><text:span text:style-name="E1">Signature:</text:span> <text:span text:style-name="CD1">delattr(obj, name)</text:span><text:line-break/><text:span text:style-name="E1">Associated Methods:</text:span><text:span text:style-name="CD1"> __delattr__</text:span><text:line-break/>This function deletes the attribute identified by the <text:span text:style-name="CD1">name</text:span> argument and returns <text:span text:style-name="CD1">None</text:span>. The expression <text:span text:style-name="CD1">delattr(x, 'attr')</text:span> is equivalent to the statement <text:span text:style-name="CD2">del</text:span><text:span text:style-name="CD1"> x.attr</text:span>.</text:p>
          </table:table-cell>
        </table:table-row>
        <table:table-row>
          <table:table-cell table:style-name="Table11.A2" office:value-type="string">
            <text:p text:style-name="P2">eval</text:p>
          </table:table-cell>
          <table:table-cell table:style-name="Table11.B2" office:value-type="string">
            <text:p text:style-name="TB"><text:span text:style-name="E1">Signature:</text:span> <text:span text:style-name="CD1">eval(expr[, globals[, locals]])</text:span><text:line-break/>This functions is used to execute a single expression in either the current namespace or the specified namespace and return the result of the evaluation. It provides a form of the <text:span text:style-name="CD2">exec</text:span> statement that is usable as an expression. Refer to Chapter XREF (References &amp; Namespaces) for more details.</text:p>
          </table:table-cell>
        </table:table-row>
        <table:table-row>
          <table:table-cell table:style-name="Table11.A2" office:value-type="string">
            <text:p text:style-name="P2">execfile</text:p>
          </table:table-cell>
          <table:table-cell table:style-name="Table11.B2" office:value-type="string">
            <text:p text:style-name="TB"><text:span text:style-name="E1">Signature:</text:span> <text:span text:style-name="CD1">execfile(filename[, globals[, locals]])</text:span><text:line-break/>This functions is used to execute a a source file directly in either the current namespace or the specified namespace. It is essentially a form of the <text:span text:style-name="CD2">exec</text:span> statement that takes its input from a file rather than a string or code object. Refer to Chapter XREF (References &amp; Namespaces) for more details.</text:p>
          </table:table-cell>
        </table:table-row>
        <table:table-row>
          <table:table-cell table:style-name="Table11.A2" office:value-type="string">
            <text:p text:style-name="P2">compile</text:p>
          </table:table-cell>
          <table:table-cell table:style-name="Table11.B2" office:value-type="string">
            <text:p text:style-name="TB"><text:span text:style-name="E1">Signature:</text:span> <text:span text:style-name="CD1">compile(x, filename, kind[, flags[, dont_inherit]])</text:span><text:line-break/>This functions returns the code object created by compiling the string passed in as the first argument as Python source code. Code objects can be executed by an exec statement or evaluated by a call to eval() as described in Chapter XREF (References and Namespaces).</text:p>
          </table:table-cell>
        </table:table-row>
        <table:table-row>
          <table:table-cell table:style-name="Table11.A2" office:value-type="string">
            <text:p text:style-name="P2">__import__</text:p>
          </table:table-cell>
          <table:table-cell table:style-name="Table11.B2" office:value-type="string">
            <text:p text:style-name="TB"><text:span text:style-name="E1">Signature:</text:span> <text:span text:style-name="CD1">__import__(name[, globals[, locals[, fromlist[, level]]]])</text:span><text:line-break/>This function is part of the implementation of the module importing mechanism. It is described in more detail in Chapter XREF(Modules and Applications).</text:p>
          </table:table-cell>
        </table:table-row>
      </table:table>
      <text:h text:style-name="HD" text:outline-level="3">8.1.5 Working with Numbers</text:h>
      <text:p text:style-name="BodyNoIndent">The builtins named in Table 8.4 all relate to working with numbers and numeric types. More information on the numeric types, including supported operators and the protocols for coercion of user-defined classes, can be found later in this chapter.</text:p>
      <text:p text:style-name="TN">Table 8.4</text:p>
      <text:p text:style-name="TH">Builtin names for working with numbers</text:p>
      <table:table table:name="Table7" table:style-name="Table7">
        <table:table-column table:style-name="Table7.A"/>
        <table:table-column table:style-name="Table7.B"/>
        <table:table-header-rows>
          <table:table-row>
            <table:table-cell table:style-name="Table7.A1" office:value-type="string">
              <text:p text:style-name="P1">Name</text:p>
            </table:table-cell>
            <table:table-cell table:style-name="Table7.B1" office:value-type="string">
              <text:p text:style-name="P1">Description</text:p>
            </table:table-cell>
          </table:table-row>
        </table:table-header-rows>
        <table:table-row>
          <table:table-cell table:style-name="Table7.A2" office:value-type="string">
            <text:p text:style-name="TCCP">bool</text:p>
          </table:table-cell>
          <table:table-cell table:style-name="Table7.B2" office:value-type="string">
            <text:p text:style-name="TB1"><text:span text:style-name="E1">Signature:</text:span> <text:span text:style-name="CD1">bool([x])</text:span><text:line-break/><text:span text:style-name="E1">Associated Methods:</text:span><text:span text:style-name="CD1"> __nonzero__,</text:span> see definition of <text:span text:style-name="CD1">len()</text:span><text:line-break/>This is an integer type that represents Boolean truth values. As described in Chapter XREF(Statements and Expressions), all comparison operations return Boolean results, and this type can be called directly to coerce a value to a Boolean. The only possible <text:s/>values are the builtin constants <text:span text:style-name="CD1">True</text:span> and <text:span text:style-name="CD1">False</text:span>. If the constructor is called without an argument, the return value is <text:span text:style-name="CD1">False</text:span>.</text:p>
          </table:table-cell>
        </table:table-row>
        <table:table-row>
          <table:table-cell table:style-name="Table7.A2" office:value-type="string">
            <text:p text:style-name="P2">int</text:p>
          </table:table-cell>
          <table:table-cell table:style-name="Table7.B2" office:value-type="string">
            <text:p text:style-name="TB"><text:span text:style-name="E1">Signature:</text:span> <text:span text:style-name="CD1">int([x[, base]])</text:span><text:line-break/><text:span text:style-name="E1">Associated Methods:</text:span><text:span text:style-name="CD1"> __int__</text:span><text:line-break/>This integer type is used for integer values which can be represented using a native integer type in the underlying implementation language. The possible values range from <text:span text:style-name="CD1">-sys.maxint-1</text:span> to <text:span text:style-name="CD1">sys.maxint</text:span>. If the constructor is called without an argument, the return value is <text:span text:style-name="CD1">0</text:span>. If an argument is supplied, the value returned by the constructor is normally determined by calling the argument's <text:span text:style-name="CD1">__int__()</text:span> method. If the supplied value is too large to fit into a native machine level integer, the result is equivalent to that for calling <text:span text:style-name="CD1">long(x)</text:span>. Creation from a string is described later in this chapter in the section on numeric types.</text:p>
          </table:table-cell>
        </table:table-row>
        <text:soft-page-break/>
        <table:table-row>
          <table:table-cell table:style-name="Table7.A2" office:value-type="string">
            <text:p text:style-name="P2">long</text:p>
          </table:table-cell>
          <table:table-cell table:style-name="Table7.B2" office:value-type="string">
            <text:p text:style-name="TB"><text:span text:style-name="E1">Signature:</text:span> <text:span text:style-name="CD1">long([x</text:span><text:span text:style-name="CD1">[, base]</text:span><text:span text:style-name="CD1">])</text:span><text:line-break/><text:span text:style-name="E1">Associated Methods:</text:span><text:span text:style-name="CD1"> __long__</text:span><text:line-break/>This integer type permits representation of arbitrary integer values, with the maximum value limited only by the availability of memory to store the digits. If the constructor is called without an argument, the return value is <text:span text:style-name="CD1">0L</text:span>. If an argument is supplied, the value returned by the constructor is normally determined by calling the argument's <text:span text:style-name="CD1">__long__()</text:span> method. Creation from a string is described later in this chapter in the section on numeric types.</text:p>
          </table:table-cell>
        </table:table-row>
        <table:table-row>
          <table:table-cell table:style-name="Table7.A2" office:value-type="string">
            <text:p text:style-name="P2">float</text:p>
          </table:table-cell>
          <table:table-cell table:style-name="Table7.B2" office:value-type="string">
            <text:p text:style-name="TB"><text:span text:style-name="E1">Signature:</text:span> <text:span text:style-name="CD1">float([x])</text:span><text:line-break/><text:span text:style-name="E1">Associated Methods:</text:span><text:span text:style-name="CD1"> __float__</text:span><text:line-break/>This floating point type is used for IEEE 754 double-precision binary floating point numbers. It is typically built on top of the corresponding data type in the underlying implementation language. If the constructor is called without an argument, the return value is <text:span text:style-name="CD1">0.0</text:span>. If an argument is supplied, the value returned by the constructor is normally determined by calling the argument's <text:span text:style-name="CD1">__float__()</text:span> method. Creation from a string is described later in this chapter in the section on numeric types.</text:p>
          </table:table-cell>
        </table:table-row>
        <table:table-row>
          <table:table-cell table:style-name="Table7.A2" office:value-type="string">
            <text:p text:style-name="P2">complex</text:p>
          </table:table-cell>
          <table:table-cell table:style-name="Table7.B2" office:value-type="string">
            <text:p text:style-name="TB"><text:span text:style-name="E1">Signatures:</text:span> <text:span text:style-name="CD1">complex([x]), complex(re[, im])</text:span><text:line-break/><text:span text:style-name="E1">Associated Methods:</text:span><text:span text:style-name="CD1"> __complex__, </text:span><text:span text:style-name="CD1">__float__</text:span><text:line-break/>This numeric type combines two floating point values representing the real component and the imaginary component into a single complex number. The expression <text:span text:style-name="CD1">complex(1, 1)</text:span> is equivalent to the expression <text:span text:style-name="CD1">1 + 1j</text:span>. If the constructor is called without an argument, the return value is <text:span text:style-name="CD1">0j</text:span>. If a single argument is supplied, the value returned by the constructor is normally determined by calling the argument's <text:span text:style-name="CD1">__complex__()</text:span> method. If 2 arguments are supplied, or a single argument does not provide direct conversion to a complex number, the values are treated as the real and imaginary components of the complexing number by calling the arguments' <text:span text:style-name="CD1">__float__()</text:span> methods. Creation from a string is described later in this chapter in the section on numeric types.</text:p>
          </table:table-cell>
        </table:table-row>
        <table:table-row>
          <table:table-cell table:style-name="Table7.A2" office:value-type="string">
            <text:p text:style-name="P2">hex</text:p>
          </table:table-cell>
          <table:table-cell table:style-name="Table7.B2" office:value-type="string">
            <text:p text:style-name="TB"><text:span text:style-name="E1">Signature:</text:span> <text:span text:style-name="CD1">hex(x)</text:span><text:line-break/><text:span text:style-name="E1">Associated Methods:</text:span><text:span text:style-name="CD1"> __hex__</text:span><text:line-break/>This function converts a number to a hexadecimal string by calling the argument's <text:span text:style-name="CD1">__hex__()</text:span> method. This conversion is expected to be equivalent to that performed for the string formatting code <text:span text:style-name="CD1">'%#x'</text:span>.</text:p>
          </table:table-cell>
        </table:table-row>
        <table:table-row>
          <table:table-cell table:style-name="Table7.A2" office:value-type="string">
            <text:p text:style-name="P2">oct</text:p>
          </table:table-cell>
          <table:table-cell table:style-name="Table7.B2" office:value-type="string">
            <text:p text:style-name="TB"><text:span text:style-name="E1">Signature:</text:span> <text:span text:style-name="CD1">oct(x)</text:span><text:line-break/><text:span text:style-name="E1">Associated Methods:</text:span><text:span text:style-name="CD1"> __oct__</text:span><text:line-break/>This function converts a number to an octal string by calling the argument's <text:span text:style-name="CD1">__oct__()</text:span> method . The conversion is expected to be equivalent to that performed for the string formatting code <text:span text:style-name="CD1">'%#o'</text:span>.</text:p>
          </table:table-cell>
        </table:table-row>
        <table:table-row>
          <table:table-cell table:style-name="Table7.A2" office:value-type="string">
            <text:p text:style-name="P2">divmod</text:p>
          </table:table-cell>
          <table:table-cell table:style-name="Table7.B2" office:value-type="string">
            <text:p text:style-name="TB"><text:span text:style-name="E1">Signature:</text:span> <text:span text:style-name="CD1">divmod(x, y)</text:span><text:line-break/><text:span text:style-name="E1">Associated Methods:</text:span><text:span text:style-name="CD1"> __divmod__</text:span><text:line-break/>As described in Chapter XREF(Statements and Expressions), this function supports efficient calculation of the quotient (division) and remainder (modulus). The expression <text:span text:style-name="CD1">divmod(x, y)</text:span> is semantically equivalent to the expression <text:span text:style-name="CD1">(x //y, x % y)</text:span>, but typically far more efficient.</text:p>
          </table:table-cell>
        </table:table-row>
        <table:table-row>
          <table:table-cell table:style-name="Table7.A2" office:value-type="string">
            <text:p text:style-name="P2">abs</text:p>
          </table:table-cell>
          <table:table-cell table:style-name="Table7.B2" office:value-type="string">
            <text:p text:style-name="TB"><text:span text:style-name="E1">Signature:</text:span> <text:span text:style-name="CD1">abs(x)</text:span><text:line-break/><text:span text:style-name="E1">Associated Methods:</text:span><text:span text:style-name="CD1"> __abs__</text:span><text:line-break/>As described in Chapter XREF(Statements and Expressions), this function returns the absolute value of a number.</text:p>
          </table:table-cell>
        </table:table-row>
        <table:table-row>
          <table:table-cell table:style-name="Table7.A2" office:value-type="string">
            <text:p text:style-name="P2">round</text:p>
          </table:table-cell>
          <table:table-cell table:style-name="Table7.B2" office:value-type="string">
            <text:p text:style-name="TB"><text:span text:style-name="E1">Signature:</text:span> <text:span text:style-name="CD1">round(x[, places])</text:span><text:line-break/><text:span text:style-name="E1">Associated Methods:</text:span><text:span text:style-name="CD1"> __float__</text:span><text:line-break/>This function coerces the argument to a <text:span text:style-name="CD1">float</text:span> and then returns a <text:span text:style-name="CD1">float</text:span> rounded to the nominated number of decimal places. If the number of decimal places is not specified, the value is rounded to the nearest integer. Values exactly halfway between two possible results are rounded away from zero. Applications with more specific rounding requirements should consider using the <text:span text:style-name="CD1">decimal</text:span> module instead of binary floating point.</text:p>
          </table:table-cell>
        </table:table-row>
        <table:table-row>
          <table:table-cell table:style-name="Table7.A2" office:value-type="string">
            <text:p text:style-name="P2">pow</text:p>
          </table:table-cell>
          <table:table-cell table:style-name="Table7.B2" office:value-type="string">
            <text:p text:style-name="TBX"><text:span text:style-name="E1">Signature:</text:span> <text:span text:style-name="CD1">pow(x, y[, z])</text:span><text:line-break/><text:span text:style-name="E1">Associated Methods:</text:span><text:span text:style-name="CD1"> __pow__</text:span><text:line-break/>As described in Chapter XREF(Statements and Expressions), this function supports efficient calculation of modular exponents. The expression <text:span text:style-name="CD1">pow(x, y, z)</text:span> is semantically equivalent to the expression <text:span text:style-name="CD1">(x ** </text:span><text:soft-page-break/><text:span text:style-name="CD1">y % z)</text:span>, but typically far more efficient.</text:p>
          </table:table-cell>
        </table:table-row>
        <table:table-row>
          <table:table-cell table:style-name="Table7.A2" office:value-type="string">
            <text:p text:style-name="P2">operator.index</text:p>
          </table:table-cell>
          <table:table-cell table:style-name="Table7.B2" office:value-type="string">
            <text:p text:style-name="TB"><text:span text:style-name="E1">Signature:</text:span> <text:span text:style-name="CD1">operator.index(x)</text:span><text:line-break/><text:span text:style-name="E1">Associated Methods:</text:span><text:span text:style-name="CD1"> __index__</text:span><text:line-break/>This function returns a native integer or a long integer by calling the supplied arguments <text:span text:style-name="CD1">__index__()</text:span> method. As described in Chapter XREF(References and Namespaces), sequence indices must be true integers, rather than any number. Historically, they were required to be instances of the builtin Python integer types. Starting with Python 2.5, other integer types are supported through the <text:span text:style-name="CD1">index()</text:span> operator (which is accessed from Python code through the <text:span text:style-name="CD1">operator</text:span> module rather than as a builtin). </text:p>
          </table:table-cell>
        </table:table-row>
      </table:table>
      <text:h text:style-name="HD" text:outline-level="3">8.1.6 Working with Containers and Other Iterables</text:h>
      <text:p text:style-name="BodyNoIndent">The builtins named in Table 8.5 all relate to creating containers and other iterable types, while those in Table 8.6 all relate to perform an operation on a container to produce a single value. More information on the container types, including supported operators, the protocols for coercion of user-defined classes and some rules of thumb for choosing an appropriate container type, can be found later in this chapter.</text:p>
      <text:p text:style-name="TN">Table 8.5</text:p>
      <text:p text:style-name="TH">Builtin names for creating containers and other iterables</text:p>
      <table:table table:name="Table10" table:style-name="Table10">
        <table:table-column table:style-name="Table10.A"/>
        <table:table-column table:style-name="Table10.B"/>
        <table:table-header-rows>
          <table:table-row>
            <table:table-cell table:style-name="Table10.A1" office:value-type="string">
              <text:p text:style-name="P1">Name</text:p>
            </table:table-cell>
            <table:table-cell table:style-name="Table10.B1" office:value-type="string">
              <text:p text:style-name="P1">Description</text:p>
            </table:table-cell>
          </table:table-row>
        </table:table-header-rows>
        <table:table-row>
          <table:table-cell table:style-name="Table10.A2" office:value-type="string">
            <text:p text:style-name="TCCP">tuple</text:p>
          </table:table-cell>
          <table:table-cell table:style-name="Table10.B2" office:value-type="string">
            <text:p text:style-name="TB1"><text:span text:style-name="E1">Signature:</text:span> <text:span text:style-name="CD1">tuple([iterable])</text:span><text:line-break/><text:span text:style-name="E1">Associated Methods: </text:span>See definition of <text:span text:style-name="CD1">iter</text:span><text:line-break/>This container type is used to represent immutable sequences and is tailored for working with fixed length ordered data sets such as function arguments and return values. If the constructor is called without an argument, the return value is an empty tuple. Otherwise, the elements of the created tuple will match the sequence of values obtained by iterating over the supplied iterable. Tuples are hashable only if all of their elements are hashable.</text:p>
          </table:table-cell>
        </table:table-row>
        <table:table-row>
          <table:table-cell table:style-name="Table10.A2" office:value-type="string">
            <text:p text:style-name="P2">list</text:p>
          </table:table-cell>
          <table:table-cell table:style-name="Table10.B2" office:value-type="string">
            <text:p text:style-name="TB"><text:span text:style-name="E1">Signature:</text:span> <text:span text:style-name="CD1">list([</text:span><text:span text:style-name="CD1">iterable</text:span><text:span text:style-name="CD1">])</text:span><text:line-break/><text:span text:style-name="E1">Associated Methods: </text:span>See definition of <text:span text:style-name="CD1">iter</text:span><text:line-break/>This container type is used to represent mutable sequences and is tailored for working with variable length ordered data sets. If the constructor is called without an argument, the return value is an empty list. Otherwise, the elements of the created list will match the sequence of values obtained by iterating over the supplied iterable.</text:p>
          </table:table-cell>
        </table:table-row>
        <table:table-row>
          <table:table-cell table:style-name="Table10.A2" office:value-type="string">
            <text:p text:style-name="P2">set</text:p>
          </table:table-cell>
          <table:table-cell table:style-name="Table10.B2" office:value-type="string">
            <text:p text:style-name="TB"><text:span text:style-name="E1">Signature:</text:span> <text:span text:style-name="CD1">set([</text:span><text:span text:style-name="CD1">iterable</text:span><text:span text:style-name="CD1">])</text:span><text:line-break/><text:span text:style-name="E1">Associated Methods: </text:span>See definition of <text:span text:style-name="CD1">iter</text:span><text:line-break/>This container type is used to represent a mutable unordered data set and is tailored for fast hash table based membership testing. To preserve the correctness of the underlying hash table, individual members of the set must be immutable. If the constructor is called without an argument, the return value is an empty set. Otherwise, the elements of the created set are will match those obtained by iterating over the supplied iterable and removing any duplicates.</text:p>
          </table:table-cell>
        </table:table-row>
        <table:table-row>
          <table:table-cell table:style-name="Table10.A2" office:value-type="string">
            <text:p text:style-name="P2">frozenset</text:p>
          </table:table-cell>
          <table:table-cell table:style-name="Table10.B2" office:value-type="string">
            <text:p text:style-name="TB"><text:span text:style-name="E1">Signature:</text:span> <text:span text:style-name="CD1">frozenset([</text:span><text:span text:style-name="CD1">iterable</text:span><text:span text:style-name="CD1">])</text:span><text:line-break/><text:span text:style-name="E1">Associated Methods: </text:span>See definition of <text:span text:style-name="CD1">iter</text:span><text:line-break/>This container type is an immutable variant of the <text:span text:style-name="CD1">set</text:span> type. It is provided in order to permit the construction of sets of sets, as the set type requires that the individual elements be immutable. Aside from disallowing modification after creation, a frozen set is essentially the same as a normal set.</text:p>
          </table:table-cell>
        </table:table-row>
        <table:table-row>
          <table:table-cell table:style-name="Table10.A2" office:value-type="string">
            <text:p text:style-name="P2">dict</text:p>
          </table:table-cell>
          <table:table-cell table:style-name="Table10.B2" office:value-type="string">
            <text:p text:style-name="TB"><text:span text:style-name="E1">Signatures:</text:span> <text:span text:style-name="CD1">dict([mapping_or_</text:span><text:span text:style-name="CD1">iterable</text:span><text:span text:style-name="CD1">]]), dict(**kwds)</text:span><text:line-break/><text:span text:style-name="E1">Associated Methods: </text:span><text:span text:style-name="CD1">keys</text:span>, see definition of <text:span text:style-name="CD1">iter</text:span><text:line-break/>This container type is used to represent a mutable unordered data set consisting of key, value pairs, and is tailored for fast hash table based lookup of the value associated with a given key. To preserve the correctness of the underlying hash table, individual keys must be immutable. If the constructor is called without an argument, the return value is an empty dictionary. Otherwise, the dictionary is initialized from the key-value pairs in a passed in mapping (identified by the presence of a <text:span text:style-name="CD1">keys</text:span> method), or from key-value pairs returned as 2-tuples from a passed in iterable.<text:line-break/>Alternatively, a string-keyed dictionary may be initialized based on the keyword arguments passed to the <text:soft-page-break/>constructor.</text:p>
          </table:table-cell>
        </table:table-row>
        <table:table-row>
          <table:table-cell table:style-name="Table10.A2" office:value-type="string">
            <text:p text:style-name="P2">range</text:p>
          </table:table-cell>
          <table:table-cell table:style-name="Table10.B2" office:value-type="string">
            <text:p text:style-name="TB"><text:span text:style-name="E1">Signature:</text:span> <text:span text:style-name="CD1">range([start, ]stop[, step])</text:span><text:line-break/><text:span text:style-name="E1">Associated Methods:</text:span> See definition of <text:span text:style-name="CD1">int</text:span><text:line-break/>This function returns a list containing the sequence of integers that satisfy the following constraints:<text:line-break/><text:tab/><text:span text:style-name="CD1">start * step &lt;= i *step &lt; stop * step</text:span><text:line-break/><text:tab/><text:span text:style-name="CD1">i - start % step = 0</text:span><text:line-break/>The multiplication by the step value in the first constraint is necessary to account for the possible use of negative step values. As for sequence slicing operations, half-open ranges are produced due to their attractive properties when implementing mathematical algorithms. If the <text:span text:style-name="CD1">start</text:span> argument is not provided it defaults to <text:span text:style-name="CD1">0</text:span>, and if the <text:span text:style-name="CD1">step</text:span> argument is not provided it defaults to <text:span text:style-name="CD1">1</text:span>. All arguments are coerced to integers before calculating the range. Refer to Chapter XREF (Flow Control Expressions) for more examples of the use of the range function.</text:p>
          </table:table-cell>
        </table:table-row>
        <table:table-row>
          <table:table-cell table:style-name="Table10.A2" office:value-type="string">
            <text:p text:style-name="P2">xrange</text:p>
          </table:table-cell>
          <table:table-cell table:style-name="Table10.B2" office:value-type="string">
            <text:p text:style-name="TB"><text:span text:style-name="E1">Signature:</text:span> x<text:span text:style-name="CD1">range</text:span><text:span text:style-name="CD1">(</text:span><text:span text:style-name="CD1">[start, ]stop[, step])</text:span><text:line-break/>This type provides a more memory efficient (and typically faster) implementation of the numeric ranges returned by <text:span text:style-name="CD1">range</text:span> by calculating values as needed for iteration and index lookup instead of calculating and returning the entire list immediately. In Python 2.5, <text:span text:style-name="CD1">xrange</text:span> is limited to numeric values that are representable using the <text:span text:style-name="CD1">int</text:span> type – <text:span text:style-name="CD1">long</text:span> values are not supported. This limitation will be removed in the future, and in Python 3.0, the definition of <text:span text:style-name="CD1">range</text:span> will be changed to return range objects similar to the current <text:span text:style-name="CD1">xrange</text:span> objects instead of normal lists.</text:p>
          </table:table-cell>
        </table:table-row>
        <table:table-row>
          <table:table-cell table:style-name="Table10.A2" office:value-type="string">
            <text:p text:style-name="P2">slice</text:p>
          </table:table-cell>
          <table:table-cell table:style-name="Table10.B2" office:value-type="string">
            <text:p text:style-name="TB"><text:span text:style-name="E1">Signature:</text:span> <text:span text:style-name="CD1">slice</text:span><text:span text:style-name="CD1">(</text:span><text:span text:style-name="CD1">[start, ]stop[, step])</text:span><text:line-break/>This type is not actually an iterable, but is used to represent subscript expressions that refer to a range of sequence indices, as shown in Chapter XREF (References and Namespaces). Arguments which are omitted are treated as <text:span text:style-name="CD1">None</text:span>. It can be converted to an actual range of indices as described later in this chapter.</text:p>
          </table:table-cell>
        </table:table-row>
        <table:table-row>
          <table:table-cell table:style-name="Table10.A2" office:value-type="string">
            <text:p text:style-name="P2">map</text:p>
          </table:table-cell>
          <table:table-cell table:style-name="Table10.B2" office:value-type="string">
            <text:p text:style-name="TB"><text:span text:style-name="E1">Signature:</text:span> <text:span text:style-name="CD1">map</text:span><text:span text:style-name="CD1">(f, iterable[, *args]</text:span><text:span text:style-name="CD1">)</text:span><text:line-break/><text:span text:style-name="E1">Associated Methods: </text:span>See definition of <text:span text:style-name="CD1">iter</text:span><text:line-break/>This function returns a list of values obtained by mapping the supplied function to one or more sequences of positional arguments. The number of sequences supplied must match the number of positional arguments accepted by the function. If the supplied sequences differ in length, the shorter sequences are padded with <text:span text:style-name="CD1">None</text:span> values out to the same length as the longest sequence. If the supplied function is None, the return value is a list containing the tuples of positional arguments that would have used if a function was supplied.<text:line-break/>Note that, with the introduction of list comprehensions and generator expressions, it is likely that in a future version of Python this function (or a similar function) will be provided through the <text:span text:style-name="CD1">functools</text:span> module rather than as a builtin.</text:p>
          </table:table-cell>
        </table:table-row>
        <table:table-row>
          <table:table-cell table:style-name="Table10.A2" office:value-type="string">
            <text:p text:style-name="P2">filter</text:p>
          </table:table-cell>
          <table:table-cell table:style-name="Table10.B2" office:value-type="string">
            <text:p text:style-name="TB"><text:span text:style-name="E1">Signature:</text:span> <text:span text:style-name="CD1">filter(f, iterable)</text:span><text:line-break/><text:span text:style-name="E1">Associated Methods: </text:span>See definition of <text:span text:style-name="CD1">iter</text:span><text:line-break/>This function returns a list of values from the supplied iterable for which the supplied function returns a value that evaluates to True. If the supplied sequence is a string or tuple, then the return value is also of that type. Otherwise, the function returns a normal list. If the supplied function is <text:span text:style-name="CD1">None</text:span>, it is treated as being equivalent to the <text:span text:style-name="CD1">bool</text:span> builtin function.<text:line-break/>Note that, with the introduction of list comprehensions and generator expressions, it is likely that in a future version of Python this function (or a similar function) will be provided through the <text:span text:style-name="CD1">functools</text:span> module rather than as a builtin.</text:p>
          </table:table-cell>
        </table:table-row>
        <table:table-row>
          <table:table-cell table:style-name="Table10.A2" office:value-type="string">
            <text:p text:style-name="P2">iter</text:p>
          </table:table-cell>
          <table:table-cell table:style-name="Table10.B2" office:value-type="string">
            <text:p text:style-name="TB"><text:span text:style-name="E1">Signatures:</text:span> <text:span text:style-name="CD1">iter(iterable), iter(f, sentinel)</text:span><text:line-break/><text:span text:style-name="E1">Associated Methods:</text:span><text:span text:style-name="CD1"> __iter__, __len__, __getitem__</text:span><text:line-break/>This function returns an iterator object based on the supplied arguments. If a single argument is provided, it must be an iterable object as described in Chapter XREF (Flow Control Statements). In this case, the return value will be either the iterator provided directly by the iterable object, or the standard sequence iterator that retrieves successive indices from the object until it raises <text:span text:style-name="CD1">IndexError</text:span>. If two arguments are provided, the return value is an iterator that produces the results of calls to the supplied function <text:span text:style-name="CD1">f</text:span> until it produces the sentinel value.</text:p>
          </table:table-cell>
        </table:table-row>
        <table:table-row>
          <table:table-cell table:style-name="Table10.A2" office:value-type="string">
            <text:p text:style-name="P2">enumerate</text:p>
          </table:table-cell>
          <table:table-cell table:style-name="Table10.B2" office:value-type="string">
            <text:p text:style-name="TB"><text:span text:style-name="E1">Signature:</text:span> <text:span text:style-name="CD1">enumerate(iterable)</text:span><text:line-break/><text:span text:style-name="E1">Associated Methods: </text:span>See definition of <text:span text:style-name="CD1">iter</text:span><text:line-break/>This function returns an iterator that iterates over the supplied iterable, producing pairs consisting of the current index and the corresponding value from the iterable. It is equivalent to the Python generator:<text:line-break/><text:span text:style-name="CD1"><text:tab/></text:span><text:span text:style-name="CD2">def</text:span><text:span text:style-name="CD1"> enumerate(x):<text:line-break/></text:span><text:soft-page-break/><text:span text:style-name="CD1"><text:tab/> <text:s text:c="3"/>i = 0<text:line-break/><text:tab/> <text:s text:c="3"/></text:span><text:span text:style-name="CD2">for</text:span><text:span text:style-name="CD1"> item </text:span><text:span text:style-name="CD2">in</text:span><text:span text:style-name="CD1"> x:<text:line-break/><text:tab/> <text:s text:c="7"/></text:span><text:span text:style-name="CD2">yield</text:span><text:span text:style-name="CD1"> i, item:<text:line-break/><text:tab/> <text:s text:c="7"/>i += 1</text:span></text:p>
          </table:table-cell>
        </table:table-row>
        <table:table-row>
          <table:table-cell table:style-name="Table10.A2" office:value-type="string">
            <text:p text:style-name="P2">zip</text:p>
          </table:table-cell>
          <table:table-cell table:style-name="Table10.B2" office:value-type="string">
            <text:p text:style-name="TB"><text:span text:style-name="E1">Signature:</text:span> <text:span text:style-name="CD1">zip(*args)</text:span><text:line-break/><text:span text:style-name="E1">Associated Methods: </text:span>See definition of <text:span text:style-name="CD1">iter</text:span><text:line-break/>This function returns a list of tuples, with each tuple containing the corresponding values from the supplied iterables. The list returned is same length as the shortest of the supplied iterables. If no iterables are provided, the return value is an empty list.</text:p>
          </table:table-cell>
        </table:table-row>
        <table:table-row>
          <table:table-cell table:style-name="Table10.A2" office:value-type="string">
            <text:p text:style-name="P2">reversed</text:p>
          </table:table-cell>
          <table:table-cell table:style-name="Table10.B2" office:value-type="string">
            <text:p text:style-name="TB"><text:span text:style-name="E1">Signature:</text:span> <text:span text:style-name="CD1">reversed(iterable)</text:span><text:line-break/><text:span text:style-name="E1">Associated Methods:</text:span><text:span text:style-name="CD1"> __reversed__, __len__, __getitem__</text:span><text:line-break/>This function returns an iterator that iterates over the supplied iterable in reverse order. The supplied iterable may define a <text:span text:style-name="CD1">__reversed__</text:span> method to directly produce a reversed iterator. A default reversed iterator is provided for normal sequences that define both <text:span text:style-name="CD1">__len__</text:span> and <text:span text:style-name="CD1">__getitem__</text:span></text:p>
          </table:table-cell>
        </table:table-row>
        <table:table-row>
          <table:table-cell table:style-name="Table10.A2" office:value-type="string">
            <text:p text:style-name="P2">sorted</text:p>
          </table:table-cell>
          <table:table-cell table:style-name="Table10.B2" office:value-type="string">
            <text:p text:style-name="TB"><text:span text:style-name="E1">Signature:</text:span> <text:span text:style-name="CD1">sorted(iterable[, cmp[, key[, reverse]]])</text:span><text:line-break/><text:span text:style-name="E1">Associated Methods: </text:span>See definition of <text:span text:style-name="CD1">iter</text:span><text:line-break/>This function returns a sorted list created from the contents of the iterable. It is equivalent to the following Python function:<text:line-break/><text:span text:style-name="CD1"><text:tab/></text:span><text:span text:style-name="CD2">def</text:span><text:span text:style-name="CD1"> sorted(x, cmp=None, key=None, reverse=None):<text:line-break/><text:tab/> <text:s text:c="3"/>result = list(x)<text:line-break/><text:tab/> <text:s text:c="3"/>result.sort(cmp, key, reverse)<text:line-break/><text:tab/> <text:s text:c="3"/></text:span><text:span text:style-name="CD2">return</text:span><text:span text:style-name="CD1"> result</text:span></text:p>
          </table:table-cell>
        </table:table-row>
      </table:table>
      <text:p text:style-name="TN">Table 8.6</text:p>
      <text:p text:style-name="TH">Builtin names for reducing a container or other iterable to a single value</text:p>
      <table:table table:name="Table16" table:style-name="Table16">
        <table:table-column table:style-name="Table16.A"/>
        <table:table-column table:style-name="Table16.B"/>
        <table:table-header-rows>
          <table:table-row>
            <table:table-cell table:style-name="Table16.A1" office:value-type="string">
              <text:p text:style-name="P1">Name</text:p>
            </table:table-cell>
            <table:table-cell table:style-name="Table16.B1" office:value-type="string">
              <text:p text:style-name="P1">Description</text:p>
            </table:table-cell>
          </table:table-row>
        </table:table-header-rows>
        <table:table-row>
          <table:table-cell table:style-name="Table16.A2" office:value-type="string">
            <text:p text:style-name="P2">any</text:p>
          </table:table-cell>
          <table:table-cell table:style-name="Table16.B2" office:value-type="string">
            <text:p text:style-name="TB"><text:span text:style-name="E1">Signature:</text:span> <text:span text:style-name="CD1">any</text:span><text:span text:style-name="CD1">(iterable</text:span><text:span text:style-name="CD1">)</text:span><text:line-break/><text:span text:style-name="E1">Associated Methods: </text:span>See definition of <text:span text:style-name="CD1">iter</text:span><text:line-break/>This function returns <text:span text:style-name="CD1">True</text:span> if any element in the supplied iterable evaluates to <text:span text:style-name="CD1">True</text:span> and <text:span text:style-name="CD1">False</text:span> otherwise. It is equivalent to the Python function:<text:line-break/><text:span text:style-name="CD1"><text:tab/></text:span><text:span text:style-name="CD2">def</text:span><text:span text:style-name="CD1"> any(x):<text:line-break/><text:tab/> <text:s text:c="3"/></text:span><text:span text:style-name="CD2">for</text:span><text:span text:style-name="CD1"> item </text:span><text:span text:style-name="CD2">in</text:span><text:span text:style-name="CD1"> x:<text:line-break/><text:tab/> <text:s text:c="7"/></text:span><text:span text:style-name="CD2">if</text:span><text:span text:style-name="CD1"> item:<text:line-break/><text:tab/> <text:s text:c="11"/></text:span><text:span text:style-name="CD2">return</text:span><text:span text:style-name="CD1"> True<text:line-break/><text:tab/> <text:s text:c="3"/></text:span><text:span text:style-name="CD2">return</text:span><text:span text:style-name="CD1"> False</text:span></text:p>
          </table:table-cell>
        </table:table-row>
        <table:table-row>
          <table:table-cell table:style-name="Table16.A2" office:value-type="string">
            <text:p text:style-name="P2">all</text:p>
          </table:table-cell>
          <table:table-cell table:style-name="Table16.B2" office:value-type="string">
            <text:p text:style-name="TB"><text:span text:style-name="E1">Signature:</text:span> <text:span text:style-name="CD1">all</text:span><text:span text:style-name="CD1">(iterable</text:span><text:span text:style-name="CD1">)</text:span><text:line-break/><text:span text:style-name="E1">Associated Methods: </text:span>See definition of <text:span text:style-name="CD1">iter</text:span><text:line-break/>This function returns <text:span text:style-name="CD1">True</text:span> if all elements in the supplied iterable evaluate to <text:span text:style-name="CD1">True</text:span> and <text:span text:style-name="CD1">False</text:span> otherwise. It is equivalent to the Python function:<text:line-break/><text:span text:style-name="CD1"><text:tab/></text:span><text:span text:style-name="CD2">def</text:span><text:span text:style-name="CD1"> all(x):<text:line-break/><text:tab/> <text:s text:c="3"/></text:span><text:span text:style-name="CD2">for</text:span><text:span text:style-name="CD1"> item </text:span><text:span text:style-name="CD2">in</text:span><text:span text:style-name="CD1"> x:<text:line-break/><text:tab/> <text:s text:c="7"/></text:span><text:span text:style-name="CD2">if</text:span><text:span text:style-name="CD1"> </text:span><text:span text:style-name="CD2">not</text:span><text:span text:style-name="CD1"> item:<text:line-break/><text:tab/> <text:s text:c="11"/></text:span><text:span text:style-name="CD2">return</text:span><text:span text:style-name="CD1"> False<text:line-break/><text:tab/> <text:s text:c="3"/></text:span><text:span text:style-name="CD2">return</text:span><text:span text:style-name="CD1"> True</text:span></text:p>
          </table:table-cell>
        </table:table-row>
        <table:table-row>
          <table:table-cell table:style-name="Table16.A2" office:value-type="string">
            <text:p text:style-name="P2">reduce</text:p>
          </table:table-cell>
          <table:table-cell table:style-name="Table16.B2" office:value-type="string">
            <text:p text:style-name="TB"><text:span text:style-name="E1">Signature:</text:span> <text:span text:style-name="CD1">reduce(f, iterable[, init])</text:span><text:line-break/><text:span text:style-name="E1">Associated Methods: </text:span>See definition of <text:span text:style-name="CD1">iter</text:span><text:line-break/>This function returns the single value obtained by iteratively applying the supplied function to the accumulated value and the next element in the supplied iterable. If the initial accumulated value is not passed in as the third argument, the first item in the sequence is used and the iteration starts with the second item of the sequence. If the initial accumulated value cannot be determined, TypeError is raised, and if the sequence is empty after the initial accumulated value has been determined, that value is returned as the result of the function.<text:line-break/>Note that, with the introduction of generator expressions intended to be used with predefined reduction functions like <text:span text:style-name="CD1">sum()</text:span>, it is likely that in a future version of Python this function (or a similar function) will <text:soft-page-break/>be provided through the <text:span text:style-name="CD1">functools</text:span> module rather than as a builtin.</text:p>
          </table:table-cell>
        </table:table-row>
        <table:table-row>
          <table:table-cell table:style-name="Table16.A2" office:value-type="string">
            <text:p text:style-name="P2">sum</text:p>
          </table:table-cell>
          <table:table-cell table:style-name="Table16.B2" office:value-type="string">
            <text:p text:style-name="TB"><text:span text:style-name="E1">Signature:</text:span> <text:span text:style-name="CD1">sum</text:span><text:span text:style-name="CD1">(iterable</text:span><text:span text:style-name="CD1">)</text:span><text:line-break/><text:span text:style-name="E1">Associated Methods: </text:span>See definition of <text:span text:style-name="CD1">iter</text:span><text:line-break/>This function returns the result of successively adding a sequence of items to an initial value. It is mostly equivalent to the Python function:<text:line-break/><text:span text:style-name="CD1"><text:tab/></text:span><text:span text:style-name="CD2">def</text:span><text:span text:style-name="CD1"> sum(x, start=0):<text:line-break/></text:span><text:span text:style-name="CD1"><text:tab/> <text:s text:c="3"/>total = start<text:line-break/></text:span><text:span text:style-name="CD1"><text:tab/> <text:s text:c="3"/></text:span><text:span text:style-name="CD2">for</text:span><text:span text:style-name="CD1"> item </text:span><text:span text:style-name="CD2">in</text:span><text:span text:style-name="CD1"> x:<text:line-break/><text:tab/> <text:s text:c="7"/>total += item<text:line-break/><text:tab/> <text:s text:c="3"/></text:span><text:span text:style-name="CD2">return</text:span><text:span text:style-name="CD1"> total<text:line-break/></text:span>The one exception to this equivalence is that using this function for string concatenation has been explicitly disallowed, with an error message directing callers to use the join method of str objects instead.</text:p>
          </table:table-cell>
        </table:table-row>
        <table:table-row>
          <table:table-cell table:style-name="Table16.A2" office:value-type="string">
            <text:p text:style-name="P2">max</text:p>
          </table:table-cell>
          <table:table-cell table:style-name="Table16.B2" office:value-type="string">
            <text:p text:style-name="TB"><text:span text:style-name="E1">Signatures:</text:span> <text:span text:style-name="CD1">max(iterable</text:span><text:span text:style-name="CD1">[, key=f]), max(arg, *args[, key=f]</text:span><text:span text:style-name="CD1">)</text:span><text:line-break/><text:span text:style-name="E1">Associated Methods: </text:span>See definition of <text:span text:style-name="CD1">iter</text:span><text:line-break/>This function returns the maximum value from a data set. If multiple positional arguments are provided, the largest of them is returned. If a single positional argument is provided, it is expected to be a non-empty iterable, and the largest value in the iterable is returned. In either case, the keyword argument <text:span text:style-name="CD1">key</text:span> can be provided so that the value returned is the one which produces the largest result when calling the supplied single argument function, rather than the value which is the largest in its own right.</text:p>
          </table:table-cell>
        </table:table-row>
        <table:table-row>
          <table:table-cell table:style-name="Table16.A2" office:value-type="string">
            <text:p text:style-name="P2">min</text:p>
          </table:table-cell>
          <table:table-cell table:style-name="Table16.B2" office:value-type="string">
            <text:p text:style-name="TB"><text:span text:style-name="E1">Signature:</text:span> <text:span text:style-name="CD1">min(iterable</text:span><text:span text:style-name="CD1">[, key=f]), min(arg, *args[, key=f]</text:span><text:span text:style-name="CD1">)</text:span><text:line-break/><text:span text:style-name="E1">Associated Methods: </text:span>See definition of <text:span text:style-name="CD1">iter</text:span><text:line-break/>This function returns the minimum value from a data set. If multiple positional arguments are provided, the smallest of them is returned. If a single positional argument is provided, it is expected to be a non-empty iterable, and the smallest value in the iterable is returned. In either case, the keyword argument <text:span text:style-name="CD1">key</text:span> can be provided so that the value returned is the one which produces the smallest result when calling the supplied single argument function, rather than the value which is the smallest in its own right.</text:p>
          </table:table-cell>
        </table:table-row>
        <table:table-row>
          <table:table-cell table:style-name="Table16.A2" office:value-type="string">
            <text:p text:style-name="P2">len</text:p>
          </table:table-cell>
          <table:table-cell table:style-name="Table16.B2" office:value-type="string">
            <text:p text:style-name="TB"><text:span text:style-name="E1">Signature:</text:span> <text:span text:style-name="CD1">len</text:span><text:span text:style-name="CD1">(x</text:span><text:span text:style-name="CD1">)</text:span><text:line-break/><text:span text:style-name="E1">Associated Methods:</text:span><text:span text:style-name="CD1"> __len__</text:span><text:line-break/>This function returns the length (the number of contained items) of the supplied container object.</text:p>
          </table:table-cell>
        </table:table-row>
      </table:table>
      <text:h text:style-name="HD" text:outline-level="3">8.1.7 Working with Text</text:h>
      <text:p text:style-name="BodyNoIndent">The builtins named in Table 8.7 relate to working with text. More information on the container types, including supported operators and the protocols for coercion of user-defined classes, can be found later in this chapter.</text:p>
      <text:p text:style-name="TN">Table 8.7</text:p>
      <text:p text:style-name="TH">Builtin names for working with text</text:p>
      <table:table table:name="Table12" table:style-name="Table12">
        <table:table-column table:style-name="Table12.A"/>
        <table:table-column table:style-name="Table12.B"/>
        <table:table-header-rows>
          <table:table-row>
            <table:table-cell table:style-name="Table12.A1" office:value-type="string">
              <text:p text:style-name="P1">Name</text:p>
            </table:table-cell>
            <table:table-cell table:style-name="Table12.B1" office:value-type="string">
              <text:p text:style-name="P1">Description</text:p>
            </table:table-cell>
          </table:table-row>
        </table:table-header-rows>
        <table:table-row>
          <table:table-cell table:style-name="Table12.A2" office:value-type="string">
            <text:p text:style-name="TCCP">str</text:p>
          </table:table-cell>
          <table:table-cell table:style-name="Table12.B2" office:value-type="string">
            <text:p text:style-name="TB1"><text:span text:style-name="E1">Signature:</text:span> <text:span text:style-name="CD1">str([x])</text:span><text:line-break/><text:span text:style-name="E1">Associated Methods:</text:span><text:span text:style-name="CD1"> __str__,</text:span> see definition of <text:span text:style-name="CD1">repr</text:span><text:line-break/>This string type represents ASCII-encoded 8-bit strings. It is possible to hold non-ASCII data in 8-bit strings, but such strings can then no longer be safely used together with Unicode strings. If the supplied object does not support direct conversion to an 8-bit string, the return value is the debugging representation produced by calling <text:span text:style-name="CD1">repr()</text:span>. If the constructor is called without an argument, the return value is <text:span text:style-name="CD1">''</text:span>. The result of string conversion of an object is intended to be a value suitable for presentation to an end user (where interpretation of what it means to be an end user will vary from class to class).</text:p>
          </table:table-cell>
        </table:table-row>
        <table:table-row>
          <table:table-cell table:style-name="Table12.A2" office:value-type="string">
            <text:p text:style-name="P2">unicode</text:p>
          </table:table-cell>
          <table:table-cell table:style-name="Table12.B2" office:value-type="string">
            <text:p text:style-name="TB"><text:span text:style-name="E1">Signature:</text:span> <text:span text:style-name="CD1">unicode([x, [encoding, [errors]]])</text:span><text:line-break/><text:span text:style-name="E1">Associated Methods:</text:span><text:span text:style-name="CD1"> __unicode__,</text:span> see definition of <text:span text:style-name="CD1">str</text:span><text:line-break/>This string type represents Unicode strings. If the supplied object does not support direct conversion to a Unicode string, it is first converted to an 8-bit string, and then decoded using the system default encoding (ASCII). If the encoding or errors argument are provided, the first argument must be an actual 8-bit string or an implementation-specific byte buffer object. More information on decoding to unicode can be found later in this chapter. If the constructor is called without an argument, the return value is <text:span text:style-name="CD1">u''</text:span>. Like string conversion, the result of Unicode conversion of an object is intended to be a value suitable for presentation to <text:soft-page-break/>an end user (where interpretation of what it means to be an end user will vary from class to class).</text:p>
          </table:table-cell>
        </table:table-row>
        <table:table-row>
          <table:table-cell table:style-name="Table12.A2" office:value-type="string">
            <text:p text:style-name="P2">basestring</text:p>
          </table:table-cell>
          <table:table-cell table:style-name="Table12.B2" office:value-type="string">
            <text:p text:style-name="TB">This string type is the common parent type for the <text:span text:style-name="CD1">str</text:span> and <text:span text:style-name="CD1">unicode</text:span> types. Instances of this type are not created directly.</text:p>
          </table:table-cell>
        </table:table-row>
        <table:table-row>
          <table:table-cell table:style-name="Table12.A2" office:value-type="string">
            <text:p text:style-name="P2">repr</text:p>
          </table:table-cell>
          <table:table-cell table:style-name="Table12.B2" office:value-type="string">
            <text:p text:style-name="TB"><text:span text:style-name="E1">Signature:</text:span> <text:span text:style-name="CD1">repr(x)</text:span><text:line-break/><text:span text:style-name="E1">Associated Methods:</text:span><text:span text:style-name="CD1"> __repr__</text:span><text:line-break/>This function returns a debugging representation for the supplied object. The intended beneficiary of this representation is a Python programmer attempting to debug a problem involving this object. In many cases, the result of <text:span text:style-name="CD1">repr()</text:span> can be passed through <text:span text:style-name="CD1">eval()</text:span> in order to recreate an equivalent object, but this is not a characteristic of all classes. The default implementation of <text:span text:style-name="CD1">__repr__</text:span> returns a string that includes the name and module of the object type along with the <text:span text:style-name="CD1">id()</text:span> of the instance.</text:p>
          </table:table-cell>
        </table:table-row>
        <table:table-row>
          <table:table-cell table:style-name="Table12.A2" office:value-type="string">
            <text:p text:style-name="P2">ord</text:p>
          </table:table-cell>
          <table:table-cell table:style-name="Table12.B2" office:value-type="string">
            <text:p text:style-name="TB"><text:span text:style-name="E1">Signature:</text:span> <text:span text:style-name="CD1">ord(x)</text:span><text:line-break/>This functions returns the 8-bit byte value or the Unicode code point corresponding to the passed in 8-bit or Unicode character (string of length 1). For an 8-bit string, the result will always be in the range <text:span text:style-name="CD1">[0, 256)</text:span>. For a Unicode string, the range of the result will be either be <text:span text:style-name="CD1">[0, 2**16)</text:span> or <text:span text:style-name="CD1">[0, 2**32)</text:span>, depending on whether the Python interpreter is using 2 bytes or 4 bytes to represent Unicode characters internally (in the latter case, some Unicode code points are represented by pairs of characters, and hence cannot be passed to this function).</text:p>
          </table:table-cell>
        </table:table-row>
        <table:table-row>
          <table:table-cell table:style-name="Table12.A2" office:value-type="string">
            <text:p text:style-name="P2">chr</text:p>
          </table:table-cell>
          <table:table-cell table:style-name="Table12.B2" office:value-type="string">
            <text:p text:style-name="TB"><text:span text:style-name="E1">Signature:</text:span> <text:span text:style-name="CD1">chr(x)</text:span><text:line-break/>This functions accepts an integer value in the range <text:span text:style-name="CD1">[0, 256)</text:span> and returns the corresponding character as an 8-bit string of length 1.</text:p>
          </table:table-cell>
        </table:table-row>
        <table:table-row>
          <table:table-cell table:style-name="Table12.A2" office:value-type="string">
            <text:p text:style-name="P2">unichr</text:p>
          </table:table-cell>
          <table:table-cell table:style-name="Table12.B2" office:value-type="string">
            <text:p text:style-name="TB"><text:span text:style-name="E1">Signature:</text:span> <text:span text:style-name="CD1">unichr(x)</text:span><text:line-break/>This functions accepts an integer value either in the range <text:span text:style-name="CD1">[0, 2**16)</text:span> or in the range <text:span text:style-name="CD1">[0, 2**32)</text:span> (depending on the width of the internal Unicode representation) and returns the corresponding character as a Unicode string of length 1.</text:p>
          </table:table-cell>
        </table:table-row>
      </table:table>
      <text:h text:style-name="HD" text:outline-level="3">8.1.8 Working with Files and the User Console</text:h>
      <text:p text:style-name="BodyNoIndent">The builtins named in Table 8.8 relate to I/O operations on files, including the user console.</text:p>
      <text:p text:style-name="TN">Table 8.8</text:p>
      <text:p text:style-name="TH">Builtin names for file I/O operations</text:p>
      <table:table table:name="Table13" table:style-name="Table13">
        <table:table-column table:style-name="Table13.A"/>
        <table:table-column table:style-name="Table13.B"/>
        <table:table-header-rows>
          <table:table-row>
            <table:table-cell table:style-name="Table13.A1" office:value-type="string">
              <text:p text:style-name="P1">Name</text:p>
            </table:table-cell>
            <table:table-cell table:style-name="Table13.B1" office:value-type="string">
              <text:p text:style-name="P1">Description</text:p>
            </table:table-cell>
          </table:table-row>
        </table:table-header-rows>
        <table:table-row>
          <table:table-cell table:style-name="Table13.A2" office:value-type="string">
            <text:p text:style-name="TCCP">file</text:p>
          </table:table-cell>
          <table:table-cell table:style-name="Table13.B2" office:value-type="string">
            <text:p text:style-name="TB1">This builtin type is used to access files on the underlying operating system's filesystem, and is described in more detail later in this chapter. Instances of this type should not be created directly: use the <text:span text:style-name="CD1">open()</text:span> factory function instead.</text:p>
          </table:table-cell>
        </table:table-row>
        <table:table-row>
          <table:table-cell table:style-name="Table13.A2" office:value-type="string">
            <text:p text:style-name="P2">open</text:p>
          </table:table-cell>
          <table:table-cell table:style-name="Table13.B2" office:value-type="string">
            <text:p text:style-name="TB"><text:span text:style-name="E1">Signature:</text:span> <text:span text:style-name="CD1">open(filename[, mode[, bufsize]])</text:span><text:line-break/>This function opens the named file and returns the resulting file object. The meaning of the <text:span text:style-name="CD1">mode</text:span> and <text:span text:style-name="CD1">bufsize</text:span> arguments is described later in this chapter along with the details of the file type.</text:p>
          </table:table-cell>
        </table:table-row>
        <table:table-row>
          <table:table-cell table:style-name="Table13.A2" office:value-type="string">
            <text:p text:style-name="P2">input</text:p>
          </table:table-cell>
          <table:table-cell table:style-name="Table13.B2" office:value-type="string">
            <text:p text:style-name="TB"><text:span text:style-name="E1">Signature:</text:span> <text:span text:style-name="CD1">input([prompt])</text:span><text:line-break/>This function is equivalent to the expression <text:span text:style-name="CD1">eval(raw_input(prompt))</text:span>.</text:p>
          </table:table-cell>
        </table:table-row>
        <table:table-row>
          <table:table-cell table:style-name="Table13.A2" office:value-type="string">
            <text:p text:style-name="P2">raw_input</text:p>
          </table:table-cell>
          <table:table-cell table:style-name="Table13.B2" office:value-type="string">
            <text:p text:style-name="TB"><text:span text:style-name="E1">Signature:</text:span> <text:span text:style-name="CD1">raw_input([prompt])</text:span><text:line-break/>This function returns a string entered from the console. It writes the provided prompt (if any) to <text:span text:style-name="CD1">sys.stdout</text:span> without a trailing newline, and then waits for a response to be entered via <text:span text:style-name="CD1">sys.stdin</text:span>. <text:s/>The end of the response is indicated by a newline, with the return value of the function being a string containing the characters entered (the terminating newline is not included). If an EOF character is encountered in the response then the function will raise EOFError.</text:p>
          </table:table-cell>
        </table:table-row>
      </table:table>
      <text:h text:style-name="HD" text:outline-level="3"><text:soft-page-break/>8.1.9 Standard Attribute Descriptors</text:h>
      <text:p text:style-name="BodyNoIndent">The builtins named in Table 8.9 are all class attribute descriptors described in further detail in Chapter XREF(Classes and Metaclasses).</text:p>
      <text:p text:style-name="TN">Table 8.9</text:p>
      <text:p text:style-name="TH">Builtin class attribute descriptors</text:p>
      <table:table table:name="Table9" table:style-name="Table9">
        <table:table-column table:style-name="Table9.A"/>
        <table:table-column table:style-name="Table9.B"/>
        <table:table-header-rows>
          <table:table-row>
            <table:table-cell table:style-name="Table9.A1" office:value-type="string">
              <text:p text:style-name="P1">Name</text:p>
            </table:table-cell>
            <table:table-cell table:style-name="Table9.B1" office:value-type="string">
              <text:p text:style-name="P1">Description</text:p>
            </table:table-cell>
          </table:table-row>
        </table:table-header-rows>
        <table:table-row>
          <table:table-cell table:style-name="Table9.A2" office:value-type="string">
            <text:p text:style-name="TCCP">classmethod</text:p>
          </table:table-cell>
          <table:table-cell table:style-name="Table9.B2" office:value-type="string">
            <text:p text:style-name="TB1"><text:span text:style-name="E1">Signature:</text:span> <text:span text:style-name="CD1">classmethod(f)</text:span><text:line-break/>This descriptor is used to bind a callable to the class rather than the instance when it is retrieved from a class or instance namespace. It is described in more detail in Chapter XREF(Classes and Metaclasses).</text:p>
          </table:table-cell>
        </table:table-row>
        <table:table-row>
          <table:table-cell table:style-name="Table9.A2" office:value-type="string">
            <text:p text:style-name="P2">staticmethod</text:p>
          </table:table-cell>
          <table:table-cell table:style-name="Table9.B2" office:value-type="string">
            <text:p text:style-name="TB"><text:span text:style-name="E1">Signature:</text:span> <text:span text:style-name="CD1">staticmethod(f)</text:span><text:line-break/>This descriptor is used to ensure a callable (including a normal function) is returned unmodified when it is retrieved from a class or instance namespace. It is described in more detail in Chapter XREF(Classes and Metaclasses).</text:p>
          </table:table-cell>
        </table:table-row>
        <table:table-row>
          <table:table-cell table:style-name="Table9.A2" office:value-type="string">
            <text:p text:style-name="P2">property</text:p>
          </table:table-cell>
          <table:table-cell table:style-name="Table9.B2" office:value-type="string">
            <text:p text:style-name="TB"><text:span text:style-name="E1">Signature:</text:span> <text:span text:style-name="CD1">property(fget[, fset[, fdel[, doc]]])</text:span><text:line-break/>This descriptor is used to define instance methods to be called when a particular attribute is retrieved, set or deleted in the namespace of a class instance. It is described in more detail in Chapter XREF(Classes and Metaclasses).</text:p>
          </table:table-cell>
        </table:table-row>
      </table:table>
      <text:h text:style-name="HD" text:outline-level="3">8.1.10 Working at the Interactive Prompt</text:h>
      <text:p text:style-name="BodyNoIndent">The builtins named in Table 8.10 are provided specifically for use at the interactive prompt. Particular interactive interpreters may provide additional features beyond those in this table.</text:p>
      <text:p text:style-name="TN">Table 8.10</text:p>
      <text:p text:style-name="TH">Builtin names for working at the interactive prompt</text:p>
      <table:table table:name="Table15" table:style-name="Table15">
        <table:table-column table:style-name="Table15.A"/>
        <table:table-column table:style-name="Table15.B"/>
        <table:table-header-rows>
          <table:table-row>
            <table:table-cell table:style-name="Table15.A1" office:value-type="string">
              <text:p text:style-name="P1">Name</text:p>
            </table:table-cell>
            <table:table-cell table:style-name="Table15.B1" office:value-type="string">
              <text:p text:style-name="P1">Description</text:p>
            </table:table-cell>
          </table:table-row>
        </table:table-header-rows>
        <table:table-row>
          <table:table-cell table:style-name="Table15.A2" office:value-type="string">
            <text:p text:style-name="P2">quit</text:p>
          </table:table-cell>
          <table:table-cell table:style-name="Table15.B2" office:value-type="string">
            <text:p text:style-name="TB1"><text:span text:style-name="E1">Signature:</text:span> <text:span text:style-name="CD1">quit()</text:span><text:line-break/>This object provides a convenient method for terminating an interactive session. Its string representation provides instructions on how to terminate the interpreter. In some interactive interpreters (including versions of CPython prior to 2.5), this object may be a simple string instead of a callable object.</text:p>
          </table:table-cell>
        </table:table-row>
        <table:table-row>
          <table:table-cell table:style-name="Table15.A2" office:value-type="string">
            <text:p text:style-name="P2">exit</text:p>
          </table:table-cell>
          <table:table-cell table:style-name="Table15.B2" office:value-type="string">
            <text:p text:style-name="TB"><text:span text:style-name="E1">Signature:</text:span> exit<text:span text:style-name="CD1">()</text:span><text:line-break/>An alternative spelling for <text:span text:style-name="CD1">quit()</text:span>.</text:p>
          </table:table-cell>
        </table:table-row>
        <table:table-row>
          <table:table-cell table:style-name="Table15.A2" office:value-type="string">
            <text:p text:style-name="P2">dir</text:p>
          </table:table-cell>
          <table:table-cell table:style-name="Table15.B2" office:value-type="string">
            <text:p text:style-name="TB"><text:span text:style-name="E1">Signature:</text:span> <text:span text:style-name="CD1">dir([x])</text:span><text:line-break/>This function returns an alphabetically ordered list of names that are likely to be accessible as attributes of the supplied object. It is supplied for convenience when working at an interactive prompt, and the precise behavior is not guaranteed to be consistent across Python implementations. If called without arguments, the names returned are those in <text:span text:style-name="CD1">locals().keys()</text:span>. For a module argument, the names returned are those in <text:span text:style-name="CD1">vars(x).keys()</text:span>. For classes, the names returned are those in the class dictionary, as well as those in the names returned for any parent classes. For other objects, the names returned are those in the instance dictionary, as well as the names returned for the object's class.</text:p>
          </table:table-cell>
        </table:table-row>
        <table:table-row>
          <table:table-cell table:style-name="Table15.A2" office:value-type="string">
            <text:p text:style-name="P2">help</text:p>
          </table:table-cell>
          <table:table-cell table:style-name="Table15.B2" office:value-type="string">
            <text:p text:style-name="TB"><text:span text:style-name="E1">Signature:</text:span> <text:span text:style-name="CD1">help([x])</text:span><text:line-break/>This function invokes the built-in help system. Like <text:span text:style-name="CD1">dir()</text:span>, it is provided for convenience when working at the interactive prompt. If no argument is given, the interactive help system starts on the interpreter console. If the argument is a string, then the string is looked up as the name of a module, function, class, method, keyword, or documentation topic, and a help page is displayed on the console. If the argument is any other kind of object, a help page on the object is displayed on the console.</text:p>
          </table:table-cell>
        </table:table-row>
        <table:table-row>
          <table:table-cell table:style-name="Table15.A2" office:value-type="string">
            <text:p text:style-name="P2">reload</text:p>
          </table:table-cell>
          <table:table-cell table:style-name="Table15.B2" office:value-type="string">
            <text:p text:style-name="TB"><text:span text:style-name="E1">Signature:</text:span> <text:span text:style-name="CD1">reload(module)</text:span><text:line-break/>This function forces reloading of the specified module, which can be useful when experimenting with a module under development. When other modules have acquired direct references to objects defined by the module being reloaded, this function may not be completely effective, as those references will not be replaced. Module loading and reloading is described in more detail in Chapter XREF(Modules and <text:soft-page-break/>Applications).</text:p>
          </table:table-cell>
        </table:table-row>
      </table:table>
      <text:h text:style-name="HD" text:outline-level="3">8.1.11 Standard Exceptions</text:h>
      <text:p text:style-name="BodyNoIndent">Python provides a powerful exception handling mechanism that is used internally to implement features such as iteration, as well as to report errors in code. In addition to being part of the builtin namespace, the standard exceptions can be accessed by importing the <text:span text:style-name="CD1">exceptions</text:span> module. Chapter XREF (Flow Control Statements) provides more details on raising and handling exceptions.</text:p>
      <text:p text:style-name="Body">Figure 8.1 shows the general categories of exceptions, as well as the control flow exceptions that are not part of one of the typical categories. Table 8.11 provides a description for each of these exception types.</text:p>
      <text:p text:style-name="PD">The following is formatted as an ASCII-art code fragment, but should actually be a figure.</text:p>
      <text:p text:style-name="FN">Figure 8.1</text:p>
      <text:p text:style-name="FC">Exception categories and control flow exception hierarchy</text:p>
      <text:p text:style-name="CDT1">BaseException</text:p>
      <text:p text:style-name="CDT"><text:s/>+-- SystemExit</text:p>
      <text:p text:style-name="CDT"><text:s/>+-- KeyboardInterrupt</text:p>
      <text:p text:style-name="CDT"><text:s/>+-- Exception</text:p>
      <text:p text:style-name="CDT"><text:s text:c="6"/>+-- GeneratorExit</text:p>
      <text:p text:style-name="CDT"><text:s text:c="6"/>+-- StopIteration</text:p>
      <text:p text:style-name="CDT"><text:s text:c="6"/>+-- StandardError</text:p>
      <text:p text:style-name="CDTX"><text:s text:c="6"/>+-- Warning</text:p>
      <text:p text:style-name="TN">Table 8.11</text:p>
      <text:p text:style-name="TH">Exception categories and control flow exceptions</text:p>
      <table:table table:name="Table4" table:style-name="Table4">
        <table:table-column table:style-name="Table4.A"/>
        <table:table-column table:style-name="Table4.B"/>
        <table:table-header-rows>
          <table:table-row>
            <table:table-cell table:style-name="Table4.A1" office:value-type="string">
              <text:p text:style-name="P1">Name</text:p>
            </table:table-cell>
            <table:table-cell table:style-name="Table4.B1" office:value-type="string">
              <text:p text:style-name="P1">Description</text:p>
            </table:table-cell>
          </table:table-row>
        </table:table-header-rows>
        <table:table-row>
          <table:table-cell table:style-name="Table4.A2" office:value-type="string">
            <text:p text:style-name="TCCP">BaseException</text:p>
          </table:table-cell>
          <table:table-cell table:style-name="Table4.B2" office:value-type="string">
            <text:p text:style-name="TB1">This class is the common base class for all exceptions. Exceptions defined anywhere other than the <text:span text:style-name="CD1">exceptions</text:span> module should not inherit directly from this class. Such exceptions should inherit from <text:span text:style-name="CD1">Exception</text:span> instead. The arguments passed in when creating an exception instance are available as a tuple in the exception object's <text:span text:style-name="CD1">args</text:span> attribute. If exactly one argument is passed in, it is stored in the <text:span text:style-name="CD1">message</text:span> attribute of the exception object. Otherwise, that attribute is set to the empty string.</text:p>
          </table:table-cell>
        </table:table-row>
        <table:table-row>
          <table:table-cell table:style-name="Table4.A2" office:value-type="string">
            <text:p text:style-name="P2">SystemExit</text:p>
          </table:table-cell>
          <table:table-cell table:style-name="Table4.B2" office:value-type="string">
            <text:p text:style-name="TB">This control flow exception is raised by the function <text:span text:style-name="CD1">sys.exit()</text:span> to indicate that the application should terminate. It inherits directly from <text:span text:style-name="CD1">BaseException</text:span> as it should not be caught by normal code.</text:p>
          </table:table-cell>
        </table:table-row>
        <table:table-row>
          <table:table-cell table:style-name="Table4.A2" office:value-type="string">
            <text:p text:style-name="P2">KeyboardInterrupt</text:p>
          </table:table-cell>
          <table:table-cell table:style-name="Table4.B2" office:value-type="string">
            <text:p text:style-name="TB">This kind of control flow exception is raised to indicate that a break signal (such as that triggered by pressing <text:span text:style-name="CD1">Ctrl-C</text:span>) has been sent to the application. It inherits directly from <text:span text:style-name="CD1">BaseException</text:span> as it should not be caught by normal code.</text:p>
          </table:table-cell>
        </table:table-row>
        <table:table-row>
          <table:table-cell table:style-name="Table4.A2" office:value-type="string">
            <text:p text:style-name="P2">Exception</text:p>
          </table:table-cell>
          <table:table-cell table:style-name="Table4.B2" office:value-type="string">
            <text:p text:style-name="TB">This class is the recommended base class for all exceptions defined in Python code where there is no appropriate, more specific, base class. This is also the recommended target for catch-all exception handlers.</text:p>
          </table:table-cell>
        </table:table-row>
        <table:table-row>
          <table:table-cell table:style-name="Table4.A2" office:value-type="string">
            <text:p text:style-name="P2">GeneratorExit</text:p>
          </table:table-cell>
          <table:table-cell table:style-name="Table4.B2" office:value-type="string">
            <text:p text:style-name="TB">This control flow exception is raised by the close<text:span text:style-name="CD1">()</text:span> method of generator iterators to indicate that the genator should terminate. As it inherits from <text:span text:style-name="CD1">Exception</text:span>, generators should avoid yielding control while inside a <text:s/>catch-all exception handler.</text:p>
          </table:table-cell>
        </table:table-row>
        <table:table-row>
          <table:table-cell table:style-name="Table4.A2" office:value-type="string">
            <text:p text:style-name="P2">StopIteration</text:p>
          </table:table-cell>
          <table:table-cell table:style-name="Table4.B2" office:value-type="string">
            <text:p text:style-name="TB">This control flow exception is raised by the <text:span text:style-name="CD1">next()</text:span> method of an iterator to indicate that the iterator has been exhausted. It is typically caught internally by Python's looping constructs. <text:span text:style-name="CD1">StopIteration</text:span> inherits from <text:span text:style-name="CD1">Exception</text:span>.</text:p>
          </table:table-cell>
        </table:table-row>
        <table:table-row>
          <table:table-cell table:style-name="Table4.A2" office:value-type="string">
            <text:p text:style-name="P2">StandardError</text:p>
          </table:table-cell>
          <table:table-cell table:style-name="Table4.B2" office:value-type="string">
            <text:p text:style-name="TB">This class is the base class for all of the exceptions defined by the interpreter that represent various error conditions. <text:span text:style-name="CD1">StandardError</text:span> inherits from <text:span text:style-name="CD1">Exception</text:span>.</text:p>
          </table:table-cell>
        </table:table-row>
        <text:soft-page-break/>
        <table:table-row>
          <table:table-cell table:style-name="Table4.A2" office:value-type="string">
            <text:p text:style-name="P2">Warning</text:p>
          </table:table-cell>
          <table:table-cell table:style-name="Table4.B2" office:value-type="string">
            <text:p text:style-name="TB">This class is the base class for all of the exceptions defined by the interpreter that represent various warnings that the interpreter has been told to convert to exceptions. <text:span text:style-name="CD1">Warning</text:span> inherits from <text:span text:style-name="CD1">Exception</text:span>.</text:p>
          </table:table-cell>
        </table:table-row>
      </table:table>
      <text:p text:style-name="Body"/>
      <text:p text:style-name="Body">Figure 8.2 shows all of the builtin errors that may be raised by various parts of the interpreter or the standard library. Table 8.12 provides a description for each of these exception types. In addition to these builtin exception types, various standard library modules may define their own exception types.</text:p>
      <text:p text:style-name="PD">The following is formatted as an ASCII-art code fragment, but should actually be a figure.</text:p>
      <text:p text:style-name="FN">Figure 8.2</text:p>
      <text:p text:style-name="FC">Builtin error exception hierarchy</text:p>
      <text:p text:style-name="CDT1">BaseException</text:p>
      <text:p text:style-name="CDT"><text:s text:c="6"/>+-- StandardError</text:p>
      <text:p text:style-name="CDT"><text:s text:c="6"/>| <text:s text:c="3"/>+-- ArithmeticError</text:p>
      <text:p text:style-name="CDT"><text:s text:c="6"/>| <text:s text:c="3"/>| <text:s text:c="3"/>+-- FloatingPointError</text:p>
      <text:p text:style-name="CDT"><text:s text:c="6"/>| <text:s text:c="3"/>| <text:s text:c="3"/>+-- OverflowError</text:p>
      <text:p text:style-name="CDT"><text:s text:c="6"/>| <text:s text:c="3"/>| <text:s text:c="3"/>+-- ZeroDivisionError</text:p>
      <text:p text:style-name="CDT"><text:s text:c="6"/>| <text:s text:c="3"/>+-- AssertionError</text:p>
      <text:p text:style-name="CDT"><text:s text:c="6"/>| <text:s text:c="3"/>+-- AttributeError</text:p>
      <text:p text:style-name="CDT"><text:s text:c="6"/>| <text:s text:c="3"/>+-- EnvironmentError</text:p>
      <text:p text:style-name="CDT"><text:s text:c="6"/>| <text:s text:c="3"/>| <text:s text:c="3"/>+-- IOError</text:p>
      <text:p text:style-name="CDT"><text:s text:c="6"/>| <text:s text:c="3"/>| <text:s text:c="3"/>+-- OSError</text:p>
      <text:p text:style-name="CDT"><text:s text:c="6"/>| <text:s text:c="3"/>| <text:s text:c="8"/>+-- WindowsError (Windows)</text:p>
      <text:p text:style-name="CDT"><text:s text:c="6"/>| <text:s text:c="3"/>+-- EOFError</text:p>
      <text:p text:style-name="CDT"><text:s text:c="6"/>| <text:s text:c="3"/>+-- ImportError</text:p>
      <text:p text:style-name="CDT"><text:s text:c="6"/>| <text:s text:c="3"/>+-- LookupError</text:p>
      <text:p text:style-name="CDT"><text:s text:c="6"/>| <text:s text:c="3"/>| <text:s text:c="3"/>+-- IndexError</text:p>
      <text:p text:style-name="CDT"><text:s text:c="6"/>| <text:s text:c="3"/>| <text:s text:c="3"/>+-- KeyError</text:p>
      <text:p text:style-name="CDT"><text:s text:c="6"/>| <text:s text:c="3"/>+-- MemoryError</text:p>
      <text:p text:style-name="CDT"><text:s text:c="6"/>| <text:s text:c="3"/>+-- NameError</text:p>
      <text:p text:style-name="CDT"><text:s text:c="6"/>| <text:s text:c="3"/>| <text:s text:c="3"/>+-- UnboundLocalError</text:p>
      <text:p text:style-name="CDT"><text:s text:c="6"/>| <text:s text:c="3"/>+-- ReferenceError</text:p>
      <text:p text:style-name="CDT"><text:s text:c="6"/>| <text:s text:c="3"/>+-- RuntimeError</text:p>
      <text:p text:style-name="CDT"><text:s text:c="6"/>| <text:s text:c="3"/>| <text:s text:c="3"/>+-- NotImplementedError</text:p>
      <text:p text:style-name="CDT"><text:s text:c="6"/>| <text:s text:c="3"/>+-- SyntaxError</text:p>
      <text:p text:style-name="CDT"><text:s text:c="6"/>| <text:s text:c="3"/>| <text:s text:c="3"/>+-- IndentationError</text:p>
      <text:p text:style-name="CDT"><text:s text:c="6"/>| <text:s text:c="3"/>| <text:s text:c="8"/>+-- TabError</text:p>
      <text:p text:style-name="CDT"><text:s text:c="6"/>| <text:s text:c="3"/>+-- SystemError</text:p>
      <text:p text:style-name="CDT"><text:s text:c="6"/>| <text:s text:c="3"/>+-- TypeError</text:p>
      <text:p text:style-name="CDT"><text:s text:c="6"/>| <text:s text:c="3"/>+-- ValueError</text:p>
      <text:p text:style-name="CDT"><text:s text:c="6"/>| <text:s text:c="3"/>| <text:s text:c="3"/>+-- UnicodeError</text:p>
      <text:p text:style-name="CDT"><text:s text:c="6"/>| <text:s text:c="3"/>| <text:s text:c="8"/>+-- UnicodeDecodeError</text:p>
      <text:p text:style-name="CDT"><text:s text:c="6"/>| <text:s text:c="3"/>| <text:s text:c="8"/>+-- UnicodeEncodeError</text:p>
      <text:p text:style-name="CDTX"><text:s text:c="6"/>| <text:s text:c="3"/>| <text:s text:c="8"/>+-- UnicodeTranslateError</text:p>
      <text:p text:style-name="TN">Table 8.12</text:p>
      <text:p text:style-name="TH">Builtin error exceptions</text:p>
      <table:table table:name="Table6" table:style-name="Table6">
        <table:table-column table:style-name="Table6.A"/>
        <table:table-column table:style-name="Table6.B"/>
        <table:table-header-rows>
          <table:table-row>
            <table:table-cell table:style-name="Table6.A1" office:value-type="string">
              <text:p text:style-name="P1">Name</text:p>
            </table:table-cell>
            <table:table-cell table:style-name="Table6.B1" office:value-type="string">
              <text:p text:style-name="P1">Description</text:p>
            </table:table-cell>
          </table:table-row>
        </table:table-header-rows>
        <table:table-row>
          <table:table-cell table:style-name="Table6.A2" office:value-type="string">
            <text:p text:style-name="TCCP">ArithmeticError</text:p>
          </table:table-cell>
          <table:table-cell table:style-name="Table6.B2" office:value-type="string">
            <text:p text:style-name="TB1">This class is the base class for those built-in exceptions that are raised for various arithmetic errors.</text:p>
          </table:table-cell>
        </table:table-row>
        <table:table-row>
          <table:table-cell table:style-name="Table6.A2" office:value-type="string">
            <text:p text:style-name="P2">AssertionError</text:p>
          </table:table-cell>
          <table:table-cell table:style-name="Table6.B2" office:value-type="string">
            <text:p text:style-name="TB">This kind of exception is raised when an <text:span text:style-name="CD1">assert</text:span> statement fails. Other code (such as testing frameworks) may also raise it explicitly.</text:p>
          </table:table-cell>
        </table:table-row>
        <table:table-row>
          <table:table-cell table:style-name="Table6.A2" office:value-type="string">
            <text:p text:style-name="P2">AttributeError</text:p>
          </table:table-cell>
          <table:table-cell table:style-name="Table6.B2" office:value-type="string">
            <text:p text:style-name="TB">This kind of exception is raised when an attempt to reference, assign to or delete an attribute fails. The <text:soft-page-break/>associated error message indicates why the operation failed. When an object does not support the relevant operation for any attributes at only (for example, the entire object is immutable), <text:span text:style-name="CD1">TypeError</text:span> is raised instead of this error. </text:p>
          </table:table-cell>
        </table:table-row>
        <table:table-row>
          <table:table-cell table:style-name="Table6.A2" office:value-type="string">
            <text:p text:style-name="P2">EnvironmentError</text:p>
          </table:table-cell>
          <table:table-cell table:style-name="Table6.B2" office:value-type="string">
            <text:p text:style-name="TB">This class is the base class for the builtin exceptions that relate to areas of the computing environment that are outside of the Python interpreter's control – the operating system and I/O operations. The <text:span text:style-name="CD1">EnvironmentError</text:span> constructor handles its arguments differently from normal errors. If called with 2 arguments, in addition to being stored as a tuple in the <text:span text:style-name="CD1">args</text:span> attribute, the first argument is made available as the <text:span text:style-name="CD1">errno</text:span> attribute, the second as the <text:span text:style-name="CD1">strerror</text:span> attribute, and the <text:span text:style-name="CD1">filename</text:span> attribute is set to <text:span text:style-name="CD1">None.</text:span> If called with 3 arguments, the third argument is made available as the <text:span text:style-name="CD1">filename</text:span> attribute, but the <text:span text:style-name="CD1">args</text:span> attribute will only contain the first two values. If called with anything other than 2 or 3 arguments, the 3 special attributes are all set to <text:span text:style-name="CD1">None</text:span>, and the arguments are handled as normal by <text:span text:style-name="CD1">BaseException.</text:span></text:p>
          </table:table-cell>
        </table:table-row>
        <table:table-row>
          <table:table-cell table:style-name="Table6.A2" office:value-type="string">
            <text:p text:style-name="P2">EOFError</text:p>
          </table:table-cell>
          <table:table-cell table:style-name="Table6.B2" office:value-type="string">
            <text:p text:style-name="TB">This kind of exception is raised when <text:span text:style-name="CD1">input()</text:span> or <text:span text:style-name="CD1">raw_input()</text:span> encounters an EOF character in the input stream. Note that reading from a file indicates the end of file by returning an empty string or raising <text:span text:style-name="CD1">StopIteration</text:span> (depending on the access method being used).</text:p>
          </table:table-cell>
        </table:table-row>
        <table:table-row>
          <table:table-cell table:style-name="Table6.A2" office:value-type="string">
            <text:p text:style-name="P2">FloatingPointError</text:p>
          </table:table-cell>
          <table:table-cell table:style-name="Table6.B2" office:value-type="string">
            <text:p text:style-name="TB">This kind of exception is raised when a floating point operation failure is reported by the underlying platform. While this error is always defined, it will only be raised if the interpreter implementation has been configured to monitor for IEEE754 floating point errors.</text:p>
          </table:table-cell>
        </table:table-row>
        <table:table-row>
          <table:table-cell table:style-name="Table6.A2" office:value-type="string">
            <text:p text:style-name="P2">IOError</text:p>
          </table:table-cell>
          <table:table-cell table:style-name="Table6.B2" office:value-type="string">
            <text:p text:style-name="TB">This kind of exception is a subclass of <text:span text:style-name="CD1">EnvironmentError</text:span> that is raised when an I/O operation (such as printing, or writing to a file) fails for a reason related to the I/O subsystem (such as "file not found" or "disk full").</text:p>
          </table:table-cell>
        </table:table-row>
        <table:table-row>
          <table:table-cell table:style-name="Table6.A2" office:value-type="string">
            <text:p text:style-name="P2">ImportError</text:p>
          </table:table-cell>
          <table:table-cell table:style-name="Table6.B2" office:value-type="string">
            <text:p text:style-name="TB">This kind of exception is raised when the import mechanism fails to find a module to be imported, or when a name specified in an import statement is not present in the target module.</text:p>
          </table:table-cell>
        </table:table-row>
        <table:table-row>
          <table:table-cell table:style-name="Table6.A2" office:value-type="string">
            <text:p text:style-name="P2">IndexError</text:p>
          </table:table-cell>
          <table:table-cell table:style-name="Table6.B2" office:value-type="string">
            <text:p text:style-name="TB">This kind of exception is a subclass of Lookup<text:span text:style-name="CD1">Error</text:span> that is raised when the passed in subscript is outside the bounds of a sequence.</text:p>
          </table:table-cell>
        </table:table-row>
        <table:table-row>
          <table:table-cell table:style-name="Table6.A2" office:value-type="string">
            <text:p text:style-name="P2">KeyError</text:p>
          </table:table-cell>
          <table:table-cell table:style-name="Table6.B2" office:value-type="string">
            <text:p text:style-name="TB">This kind of exception is a subclass of Lookup<text:span text:style-name="CD1">Error</text:span> that is raised when the passed in subscript is not one of the keys present in a mapping.</text:p>
          </table:table-cell>
        </table:table-row>
        <table:table-row>
          <table:table-cell table:style-name="Table6.A2" office:value-type="string">
            <text:p text:style-name="P2">LookupError</text:p>
          </table:table-cell>
          <table:table-cell table:style-name="Table6.B2" office:value-type="string">
            <text:p text:style-name="TB">This class is the base class for exceptions that are raised when failing to resolve a subscript reference. This kind of exception may also be raised directly if a more general lookup sequence fails.</text:p>
          </table:table-cell>
        </table:table-row>
        <table:table-row>
          <table:table-cell table:style-name="Table6.A2" office:value-type="string">
            <text:p text:style-name="P2">MemoryError</text:p>
          </table:table-cell>
          <table:table-cell table:style-name="Table6.B2" office:value-type="string">
            <text:p text:style-name="TB">This kind of exception is raised when an operation runs out of memory, but the situation may still be salvaged by deleting some objects. In some cases, the unwinding of the call stack while handling the exception may be sufficient to release the objects that are responsible for the excessive memory consumption.</text:p>
          </table:table-cell>
        </table:table-row>
        <table:table-row>
          <table:table-cell table:style-name="Table6.A2" office:value-type="string">
            <text:p text:style-name="P2">NameError</text:p>
          </table:table-cell>
          <table:table-cell table:style-name="Table6.B2" office:value-type="string">
            <text:p text:style-name="TB">This kind of exception is raised when a referenced name cannot be resolved at runtime. The associated error message will indicate the name that could not be resolved.</text:p>
          </table:table-cell>
        </table:table-row>
        <table:table-row>
          <table:table-cell table:style-name="Table6.A2" office:value-type="string">
            <text:p text:style-name="P2">NotImplementedError</text:p>
          </table:table-cell>
          <table:table-cell table:style-name="Table6.B2" office:value-type="string">
            <text:p text:style-name="TB">This exception is a subclass of <text:span text:style-name="CD1">RuntimeError</text:span> that is raised in a method definition to indicate that it is an abstract method that should be overridden by subclasses.</text:p>
          </table:table-cell>
        </table:table-row>
        <table:table-row>
          <table:table-cell table:style-name="Table6.A2" office:value-type="string">
            <text:p text:style-name="P2">OSError</text:p>
          </table:table-cell>
          <table:table-cell table:style-name="Table6.B2" office:value-type="string">
            <text:p text:style-name="TB">This kind of exception is a subclass of <text:span text:style-name="CD1">EnvironmentError</text:span> that is raised when an attempt to access the operating system fails for a reason unrelated to the I/O subsystem. This error is typically raised by operations provided by the <text:span text:style-name="CD1">os</text:span> module.</text:p>
          </table:table-cell>
        </table:table-row>
        <table:table-row>
          <table:table-cell table:style-name="Table6.A2" office:value-type="string">
            <text:p text:style-name="P2">OverflowError</text:p>
          </table:table-cell>
          <table:table-cell table:style-name="Table6.B2" office:value-type="string">
            <text:p text:style-name="TB">This kind of exception is raised when converting between from a larger numeric representation to a smaller one and the value is too large to fit into the format with the smaller range. Typically, the trigger is a conversion from a long integer to a machine level integer type. Note that indexing operations on concrete sequences will typically raise IndexError rather than OverflowError in this case (as a value which cannot be represented as a machine level integer is certainly out of bounds for a data structure that fits in memory!).</text:p>
          </table:table-cell>
        </table:table-row>
        <table:table-row>
          <table:table-cell table:style-name="Table6.A2" office:value-type="string">
            <text:p text:style-name="P2">ReferenceError</text:p>
          </table:table-cell>
          <table:table-cell table:style-name="Table6.B2" office:value-type="string">
            <text:p text:style-name="TB">This kind of exception is raised when a weak reference proxy, created by the <text:span text:style-name="CD1">weakref.proxy()</text:span> function, is used to access an attribute of the referent after it has been garbage collected. For more information on weak references, see the documentation of the <text:span text:style-name="CD1">weakref</text:span> module in the Standard <text:soft-page-break/>Library Reference.</text:p>
          </table:table-cell>
        </table:table-row>
        <table:table-row>
          <table:table-cell table:style-name="Table6.A2" office:value-type="string">
            <text:p text:style-name="P2">RuntimeError</text:p>
          </table:table-cell>
          <table:table-cell table:style-name="Table6.B2" office:value-type="string">
            <text:p text:style-name="TB">This kind of exception is raised when an error is detected that doesn't fall in any of the other categories, such as methods that need to be called in a specific order being called out of sequence. The associated error message will indicate what precisely went wrong. </text:p>
          </table:table-cell>
        </table:table-row>
        <table:table-row>
          <table:table-cell table:style-name="Table6.A2" office:value-type="string">
            <text:p text:style-name="P2">SyntaxError</text:p>
          </table:table-cell>
          <table:table-cell table:style-name="Table6.B2" office:value-type="string">
            <text:p text:style-name="TB">This kind of exception is raised when the parser encounters a syntax error during runtime code compilation. This may occur when <text:span text:style-name="CD1">compile()</text:span> is called explicitly, or implicitly by another operation such as importing a module or calling <text:span text:style-name="CD1">eval()</text:span> with a string argument. Instances of this class have <text:span text:style-name="CD1">filename</text:span>, <text:span text:style-name="CD1">lineno</text:span>, <text:span text:style-name="CD1">offset</text:span> and <text:span text:style-name="CD1">text</text:span> attributes for easier access to the details of the error. Invoking <text:span text:style-name="CD1">str()</text:span> on the exception instance displays only the error message.</text:p>
          </table:table-cell>
        </table:table-row>
        <table:table-row>
          <table:table-cell table:style-name="Table6.A2" office:value-type="string">
            <text:p text:style-name="P2">SystemError</text:p>
          </table:table-cell>
          <table:table-cell table:style-name="Table6.B2" office:value-type="string">
            <text:p text:style-name="TB">This kind of exception is raised when the interpreter finds an internal error, but the integrity of further code evaluation does not appear to be endangered and it is considered safe to continue execution instead of aborting the process. If this exception is encountered on a released interpreter, the details should be captured and a bug reported in accordance with the current instructions at <text:a xlink:type="simple" xlink:href="http://www.python.org/">http://www.python.org</text:a> (or the website of the interpreter implementation that raised the error).</text:p>
          </table:table-cell>
        </table:table-row>
        <table:table-row>
          <table:table-cell table:style-name="Table6.A2" office:value-type="string">
            <text:p text:style-name="P2">TypeError</text:p>
          </table:table-cell>
          <table:table-cell table:style-name="Table6.B2" office:value-type="string">
            <text:p text:style-name="TB">This kind of exception is raised when an operation (such as addition, or calling with a particular signature) or function call is applied to an object of inappropriate type. The associated value is a string giving details about the type mismatch. Note that Python's use of informal ducktyping for class protocols means that an <text:span text:style-name="CD1">AttributeError</text:span> should often be considered equivalent to a <text:span text:style-name="CD1">TypeError</text:span>.</text:p>
          </table:table-cell>
        </table:table-row>
        <table:table-row>
          <table:table-cell table:style-name="Table6.A2" office:value-type="string">
            <text:p text:style-name="P2">UnboundLocalError</text:p>
          </table:table-cell>
          <table:table-cell table:style-name="Table6.B2" office:value-type="string">
            <text:p text:style-name="TB">This kind of exception is a subclass of <text:span text:style-name="CD1">NameError</text:span> that is raised when a local variable in a function is referenced before it has been assigned a value. An interpreter implementation which carried out more sophisticated control flow analysis than the CPython interpreter may flag such errors at compile time rather than waiting until runtime to detect them.</text:p>
          </table:table-cell>
        </table:table-row>
        <table:table-row>
          <table:table-cell table:style-name="Table6.A2" office:value-type="string">
            <text:p text:style-name="P2">UnicodeError</text:p>
          </table:table-cell>
          <table:table-cell table:style-name="Table6.B2" office:value-type="string">
            <text:p text:style-name="TB">This class is the common base class for exceptions that are raised during unicode encoding and decoding operations. It is a subclass of <text:span text:style-name="CD1">ValueError</text:span>.</text:p>
          </table:table-cell>
        </table:table-row>
        <table:table-row>
          <table:table-cell table:style-name="Table6.A2" office:value-type="string">
            <text:p text:style-name="P2">UnicodeDecodeError</text:p>
          </table:table-cell>
          <table:table-cell table:style-name="Table6.B2" office:value-type="string">
            <text:p text:style-name="TB">This kind of exception is a subclass of UnicodeError that is raised when an error occurs while attempting to decode an 8-bit string to a Unicode string and strict error handling is enabled.</text:p>
          </table:table-cell>
        </table:table-row>
        <table:table-row>
          <table:table-cell table:style-name="Table6.A2" office:value-type="string">
            <text:p text:style-name="P2">UnicodeEncodeError</text:p>
          </table:table-cell>
          <table:table-cell table:style-name="Table6.B2" office:value-type="string">
            <text:p text:style-name="TB">This kind of exception is a subclass of UnicodeError that is raised when an error occurs while attempting to encode a Unicode string to an 8-bit string and strict error handling is enabled.</text:p>
          </table:table-cell>
        </table:table-row>
        <table:table-row>
          <table:table-cell table:style-name="Table6.A2" office:value-type="string">
            <text:p text:style-name="P2">UnicodeTranslateError</text:p>
          </table:table-cell>
          <table:table-cell table:style-name="Table6.B2" office:value-type="string">
            <text:p text:style-name="TB">This kind of exception is a subclass of UnicodeError that is raised when an error occurs while attempting to translate a Unicode string.</text:p>
          </table:table-cell>
        </table:table-row>
        <table:table-row>
          <table:table-cell table:style-name="Table6.A2" office:value-type="string">
            <text:p text:style-name="P2">ValueError</text:p>
          </table:table-cell>
          <table:table-cell table:style-name="Table6.B2" office:value-type="string">
            <text:p text:style-name="TB">This kind of exception is raised when a built-in operation or function receives an argument that has the right type but an inappropriate value, and the situation is not described by a more precise exception such as <text:span text:style-name="CD1">IndexError</text:span>.</text:p>
          </table:table-cell>
        </table:table-row>
        <table:table-row>
          <table:table-cell table:style-name="Table6.A2" office:value-type="string">
            <text:p text:style-name="P2">WindowsError</text:p>
          </table:table-cell>
          <table:table-cell table:style-name="Table6.B2" office:value-type="string">
            <text:p text:style-name="TB">This kind of exception is a subclass of <text:span text:style-name="CD1">OSError</text:span> that is raised when a Windows-specific error occurs or when the error number does not correspond to a normal errno value. The additional <text:span text:style-name="CD1">winerror</text:span> and <text:span text:style-name="CD1">strerror</text:span> values are created from the return values of the <text:span text:style-name="CD1">GetLastError()</text:span> and <text:span text:style-name="CD1">FormatMessage()</text:span> functions from the Windows Platform API. The <text:span text:style-name="CD1">errno</text:span> value maps the <text:span text:style-name="CD1">winerror</text:span> value to the corresponding <text:span text:style-name="CD1">errno.h</text:span> values.</text:p>
          </table:table-cell>
        </table:table-row>
        <table:table-row>
          <table:table-cell table:style-name="Table6.A2" office:value-type="string">
            <text:p text:style-name="P2">ZeroDivisionError</text:p>
          </table:table-cell>
          <table:table-cell table:style-name="Table6.B2" office:value-type="string">
            <text:p text:style-name="TBX">This exception is a kind of <text:span text:style-name="CD1">ArithmeticError</text:span> that is raised when the second argument of a division or modulo operation is zero.</text:p>
          </table:table-cell>
        </table:table-row>
      </table:table>
      <text:h text:style-name="HD" text:outline-level="3">8.1.12 Standard Warnings (Warning, etc)</text:h>
      <text:p text:style-name="BodyNoIndent">Details of Python's mechanism for generating and controlling the handling of warnings can be found in the documentation of the <text:span text:style-name="CD1">warnings</text:span> module in the Standard Library Reference. One of the options that may be configured for warnings is for them to be treated as errors that result in exceptions being raised. Like other standard exceptions, the exceptions produced by treating standard warnings as errors are defined in the builtin namespace.</text:p>
      <text:p text:style-name="Body"><text:soft-page-break/>Figure 8.3 shows all of the warning categories that may be issued by various parts of the interpreter or the standard library. Table 8.13 provides a description for each of these kinds of warning. In addition to these builtin warning categories, various standard library modules may define their own warning categories. All warnings are required to be subclasses of the builtin type <text:span text:style-name="CD1">Warning</text:span>.</text:p>
      <text:p text:style-name="PD">The following is formatted as an ASCII-art code fragment, but should actually be a figure.</text:p>
      <text:p text:style-name="FN">Figure 8.3</text:p>
      <text:p text:style-name="FC">Builtin warning exception hierarchy</text:p>
      <text:p text:style-name="CDT1">BaseException</text:p>
      <text:p text:style-name="CDT"><text:s text:c="6"/>+-- Warning</text:p>
      <text:p text:style-name="CDT"><text:s text:c="11"/>+-- DeprecationWarning</text:p>
      <text:p text:style-name="CDT"><text:s text:c="11"/>+-- PendingDeprecationWarning</text:p>
      <text:p text:style-name="CDT"><text:s text:c="11"/>+-- RuntimeWarning</text:p>
      <text:p text:style-name="CDT"><text:s text:c="11"/>+-- SyntaxWarning</text:p>
      <text:p text:style-name="CDT"><text:s text:c="11"/>+-- UserWarning</text:p>
      <text:p text:style-name="CDT"><text:s text:c="11"/>+-- FutureWarning</text:p>
      <text:p text:style-name="CDTX"><text:s text:c="11"/>+-- ImportWarning</text:p>
      <text:p text:style-name="TN">Table 8.12</text:p>
      <text:p text:style-name="TH">Builtin warning exceptions</text:p>
      <table:table table:name="Table2" table:style-name="Table2">
        <table:table-column table:style-name="Table2.A"/>
        <table:table-column table:style-name="Table2.B"/>
        <table:table-header-rows>
          <table:table-row>
            <table:table-cell table:style-name="Table2.A1" office:value-type="string">
              <text:p text:style-name="P1">Name</text:p>
            </table:table-cell>
            <table:table-cell table:style-name="Table2.B1" office:value-type="string">
              <text:p text:style-name="P1">Description</text:p>
            </table:table-cell>
          </table:table-row>
        </table:table-header-rows>
        <table:table-row>
          <table:table-cell table:style-name="Table2.A2" office:value-type="string">
            <text:p text:style-name="TCCP">DeprecationWarning</text:p>
          </table:table-cell>
          <table:table-cell table:style-name="Table2.B2" office:value-type="string">
            <text:p text:style-name="TB1">This warning category is used for warnings about the use of features that have been deprecated and are may not be available in the next major version of Python.</text:p>
          </table:table-cell>
        </table:table-row>
        <table:table-row>
          <table:table-cell table:style-name="Table2.A2" office:value-type="string">
            <text:p text:style-name="P2">PendingDeprecationWarning</text:p>
          </table:table-cell>
          <table:table-cell table:style-name="Table2.B2" office:value-type="string">
            <text:p text:style-name="TB">This warning category is used for warnings about the use of features that should still be available in the next major version of Python, but are being considered as candidates for deprecation in the future.</text:p>
          </table:table-cell>
        </table:table-row>
        <table:table-row>
          <table:table-cell table:style-name="Table2.A2" office:value-type="string">
            <text:p text:style-name="P2">RuntimeWarning</text:p>
          </table:table-cell>
          <table:table-cell table:style-name="Table2.B2" office:value-type="string">
            <text:p text:style-name="TB">This warning category is used for warnings about dubious runtime behavior. There are currently no warnings defined in this category.</text:p>
          </table:table-cell>
        </table:table-row>
        <table:table-row>
          <table:table-cell table:style-name="Table2.A2" office:value-type="string">
            <text:p text:style-name="P2">SyntaxWarning</text:p>
          </table:table-cell>
          <table:table-cell table:style-name="Table2.B2" office:value-type="string">
            <text:p text:style-name="TB">This warning category is used for warnings about dubious syntax. There are currently no warnings defined in this category.</text:p>
          </table:table-cell>
        </table:table-row>
        <table:table-row>
          <table:table-cell table:style-name="Table2.A2" office:value-type="string">
            <text:p text:style-name="P2">UserWarning</text:p>
          </table:table-cell>
          <table:table-cell table:style-name="Table2.B2" office:value-type="string">
            <text:p text:style-name="TB">This warning category is the recommended base class for warnings generated by user code.</text:p>
          </table:table-cell>
        </table:table-row>
        <table:table-row>
          <table:table-cell table:style-name="Table2.A2" office:value-type="string">
            <text:p text:style-name="P2">FutureWarning</text:p>
          </table:table-cell>
          <table:table-cell table:style-name="Table2.B2" office:value-type="string">
            <text:p text:style-name="TB">This warning category is used for warnings about legal constructs that will change semantically in the future. There are currently no warnings defined in this category.</text:p>
          </table:table-cell>
        </table:table-row>
        <table:table-row>
          <table:table-cell table:style-name="Table2.A2" office:value-type="string">
            <text:p text:style-name="P2">ImportWarning</text:p>
          </table:table-cell>
          <table:table-cell table:style-name="Table2.B2" office:value-type="string">
            <text:p text:style-name="TB">This warning category is used to flag directories that would have been considered as packages if they had contained an <text:span text:style-name="CD1">__init__.py</text:span> module. It is disabled by default, but can be enabled when debugging import problems.</text:p>
          </table:table-cell>
        </table:table-row>
      </table:table>
      <text:h text:style-name="P3" text:outline-level="3">8.1.13 Legacy Builtins</text:h>
      <text:p text:style-name="BodyNoIndent">The builtins named in Table 8.13 are all retained for backwards compatibility reasons. New Python code should not typically need to use them.</text:p>
      <text:p text:style-name="TN">Table 8.13</text:p>
      <text:p text:style-name="TH">Builtin names retained for backwards compatibility</text:p>
      <table:table table:name="Table14" table:style-name="Table14">
        <table:table-column table:style-name="Table14.A"/>
        <table:table-column table:style-name="Table14.B"/>
        <table:table-header-rows>
          <table:table-row>
            <table:table-cell table:style-name="Table14.A1" office:value-type="string">
              <text:p text:style-name="P1">Name</text:p>
            </table:table-cell>
            <table:table-cell table:style-name="Table14.B1" office:value-type="string">
              <text:p text:style-name="P1">Description</text:p>
            </table:table-cell>
          </table:table-row>
        </table:table-header-rows>
        <table:table-row>
          <table:table-cell table:style-name="Table14.A2" office:value-type="string">
            <text:p text:style-name="P2">apply</text:p>
          </table:table-cell>
          <table:table-cell table:style-name="Table14.B2" office:value-type="string">
            <text:p text:style-name="TB1"><text:span text:style-name="E1">Signature:</text:span> <text:span text:style-name="CD1">apply(f, args[, kwds])</text:span><text:line-break/>This function is not needed by new Python programs, as its use has been replaced by the equivalent expression <text:span text:style-name="CD1">f(*args, **kwds)</text:span>. Refer to Chapter XREF(Functions and Generators) for more details on the syntax of function calls.</text:p>
          </table:table-cell>
        </table:table-row>
        <text:soft-page-break/>
        <table:table-row>
          <table:table-cell table:style-name="Table14.A2" office:value-type="string">
            <text:p text:style-name="P2">buffer</text:p>
          </table:table-cell>
          <table:table-cell table:style-name="Table14.B2" office:value-type="string">
            <text:p text:style-name="TB">The buffer type attempts to address memory more efficiently than is typically the case for Python's builtin data types, which tend to perform a lot of memory copying operations (as slicing operations create copies and strings are immutable). However, the builtin buffer type has not received the level of well-thought out design that has been applied to the other builtin data types. Until this situation changes (most likely through the inclusion of a bytes type to replace 8-bit strings in Python 3.0), new Python code should consider alternative solutions, such as ctypes arrays, or extensions such as Numeric.</text:p>
          </table:table-cell>
        </table:table-row>
        <table:table-row>
          <table:table-cell table:style-name="Table14.A2" office:value-type="string">
            <text:p text:style-name="P2">coerce</text:p>
          </table:table-cell>
          <table:table-cell table:style-name="Table14.B2" office:value-type="string">
            <text:p text:style-name="TB"><text:span text:style-name="E1">Signature:</text:span> <text:span text:style-name="CD1">coerce(x, y)</text:span><text:line-break/><text:span text:style-name="E1">Associated Methods:</text:span><text:span text:style-name="CD1"> __coerce__</text:span><text:line-break/>This function is used to coerce a pair of values to a common type before performing a binary operation. It's use has been almost entirely eliminated by the current numeric coercion model based on returning <text:span text:style-name="CD1">NotImplemented</text:span> when the supplied operand is not supported. The only remaining type in CPython that still used the old coercion model is the implementation of complex numbers.</text:p>
          </table:table-cell>
        </table:table-row>
        <table:table-row>
          <table:table-cell table:style-name="Table14.A2" office:value-type="string">
            <text:p text:style-name="P2">intern</text:p>
          </table:table-cell>
          <table:table-cell table:style-name="Table14.B2" office:value-type="string">
            <text:p text:style-name="TB"><text:span text:style-name="E1">Signature:</text:span> <text:span text:style-name="CD1">intern(x)</text:span><text:line-break/>This function is used to explicitly store a string value inside the interpreter, allowing strings with that value to be compared by means of an identity check rather than via string comparison. It is no longer really necessary to call this explicitly as the interpreter takes care of automatically interning strings when it is appropriate.</text:p>
          </table:table-cell>
        </table:table-row>
      </table:table>
      <text:h text:style-name="HC" text:outline-level="2">8.2 Numeric Types</text:h>
      <text:p text:style-name="BodyNoIndent">The Python builtin namespace defines a variety of numeric types for different purposes. Other numeric types, such as rational numbers or integer types with specific bit widths or C-style overflow handling, may be provided by external libraries.</text:p>
      <text:h text:style-name="HD" text:outline-level="3">8.2.1 Implicit Type Conversions</text:h>
      <text:p text:style-name="BodyNoIndent">When working with numeric types in Python, the implementations of the operations generally do not require implicit type conversions. Instead, as described in Chapter XREF(Statements &amp; Expressions), each object is asked in turn to perform the operation, and returns <text:span text:style-name="CD1">NotImplemented</text:span> to indicate that it does not recognize the type of the other operand. If the operands are of different types and the first operand asked does not support the operation, the second operand is asked (whether the left operand or the right operand is queried first depends on whether or not the right operand is a strict subclass of the left). If neither operand supports the operation, then <text:span text:style-name="CD1">TypeError</text:span> is raised. Most of the builtin numeric types implementations provided by the CPython interpreter, as well as the decimal numbers provided by the <text:span text:style-name="CD1">decimal</text:span> module, use this approach.</text:p>
      <text:p text:style-name="Body">As the existence of the legacy builtin function <text:span text:style-name="CD1">coerce()</text:span> reveals, however, Python's numeric model previously relied entirely on implicit type conversions. In this older numeric model, instead of asking the operands to perform the operation directly, each operand is asked to convert itself and the other operand to a common type that will allow the operation to be carried out. If both operands return <text:span text:style-name="CD1">None</text:span> or <text:span text:style-name="CD1">NotImplemented</text:span> when asked to perform the coercion, then <text:span text:style-name="CD1">TypeError</text:span> is raised. In this numeric model, the order in which the operands are asked to perform the coercion is the same as the order in which they are asked to perform the operation in the current numeric model. The old numeric model has not yet been completely eliminated from the builtin types in the CPython implementation, as it is still used to implement mixed type operations on the <text:span text:style-name="CD1">complex</text:span> numeric type, as well as comparison operations involving the integer types (<text:span text:style-name="CD1">bool</text:span>, <text:span text:style-name="CD1">int</text:span>, <text:span text:style-name="CD1">long</text:span>).</text:p>
      <text:p text:style-name="Body">The current approach is faster than the old model due to the absence of the temporary values created by the coercion process, and the fact that only one method needs to be called on each object. It also allows types to tailor how they handle other types based on the operation being performed rather than having to use a single coercion strategy across all operations (for example, the floating point type can generally be used with integer types, but does not support the bitwise operations).</text:p>
      <text:p text:style-name="Body">When one operand uses the old numeric model, and the other operand uses the current numeric model, the operand using the current numeric model is queried first. Only if that returns <text:span text:style-name="CD1">NotImplemented</text:span> is the operand using the old model asked to attempt coercion to a common type.</text:p>
      <text:p text:style-name="Body"><text:soft-page-break/>Many objects (including all of the builtin numeric types) that use the current numeric model still support the use of the <text:span text:style-name="CD1">coerce()</text:span> builtin function for explicit coercion to a common type.</text:p>
      <text:h text:style-name="HD" text:outline-level="3">8.2.2 Creating Numbers from Strings</text:h>
      <text:p text:style-name="BodyNoIndent">Rather than string objects being aware of the different numeric types, the constructors for numeric types provide special handling for strings that are provided to their constructors. This special handling permits a string containing a numeric literal as described in Chapter XREF(Statements &amp; Expressions) to be passed in, with the result being the number that would be produced if that literal were processed by the compiler. When processing strings, whitespace at either end of the string is ignored.</text:p>
      <text:p text:style-name="TN">Table 8.13</text:p>
      <text:p text:style-name="TH">String handling in numeric type constructors</text:p>
      <table:table table:name="Table17" table:style-name="Table17">
        <table:table-column table:style-name="Table17.A"/>
        <table:table-column table:style-name="Table17.B"/>
        <table:table-header-rows>
          <table:table-row>
            <table:table-cell table:style-name="Table17.A1" office:value-type="string">
              <text:p text:style-name="P1">Name</text:p>
            </table:table-cell>
            <table:table-cell table:style-name="Table17.B1" office:value-type="string">
              <text:p text:style-name="P1">Description</text:p>
            </table:table-cell>
          </table:table-row>
        </table:table-header-rows>
        <table:table-row>
          <table:table-cell table:style-name="Table17.A2" office:value-type="string">
            <text:p text:style-name="TCCP">bool</text:p>
          </table:table-cell>
          <table:table-cell table:style-name="Table17.B2" office:value-type="string">
            <text:p text:style-name="TB1"><text:span text:style-name="E1">Signature:</text:span> <text:span text:style-name="CD1">bool(s)<text:line-break/></text:span>This type does not special case string arguments. Strings are treated as normal containers, with the empty string (length zero) evaluating to <text:span text:style-name="CD1">False</text:span> while all other strings evaluate to <text:span text:style-name="CD1">True</text:span>.</text:p>
          </table:table-cell>
        </table:table-row>
        <table:table-row>
          <table:table-cell table:style-name="Table17.A2" office:value-type="string">
            <text:p text:style-name="P2">int</text:p>
          </table:table-cell>
          <table:table-cell table:style-name="Table17.B2" office:value-type="string">
            <text:p text:style-name="TB"><text:span text:style-name="E1">Signature:</text:span> <text:span text:style-name="CD1">int(s[, base]])</text:span><text:line-break/>This type special cases strings by treating them as being a representation of the desired integer in base 10 notation. The base argument can be used to select a specific base between 2 and 36 inclusive (where base 36 permits all 10 digits and all 26 letters of the English alphabet as symbols). Additionally, a base of 0 can be specified to invoke the integer parsing rules used by the compiler, with a <text:span text:style-name="CD1">'0x'</text:span> prefix indicating a hexadecimal number, and a <text:span text:style-name="CD1">'0'</text:span> prefix indicating an octal number.</text:p>
          </table:table-cell>
        </table:table-row>
        <table:table-row>
          <table:table-cell table:style-name="Table17.A2" office:value-type="string">
            <text:p text:style-name="P2">long</text:p>
          </table:table-cell>
          <table:table-cell table:style-name="Table17.B2" office:value-type="string">
            <text:p text:style-name="TB"><text:span text:style-name="E1">Signature:</text:span> <text:span text:style-name="CD1">long(s</text:span><text:span text:style-name="CD1">[, base]</text:span><text:span text:style-name="CD1">])</text:span><text:line-break/>This type special cases strings in the same fashion as the <text:span text:style-name="CD1">int</text:span> type. The passed in string is also permitted to contain a trailing <text:span text:style-name="CD1">'L'</text:span>. The trailing character has no effect, but is permitted for compatibility with the format of long integer literals.</text:p>
          </table:table-cell>
        </table:table-row>
        <table:table-row>
          <table:table-cell table:style-name="Table17.A2" office:value-type="string">
            <text:p text:style-name="P2">float</text:p>
          </table:table-cell>
          <table:table-cell table:style-name="Table17.B2" office:value-type="string">
            <text:p text:style-name="TB"><text:span text:style-name="E1">Signature:</text:span> <text:span text:style-name="CD1">float(s)</text:span><text:line-break/><text:span text:style-name="E1">Associated Methods:</text:span><text:span text:style-name="CD1"> __float__</text:span><text:line-break/>This type special cases strings by treating them as floating point literals using the same rules as the compiler. Additionally, if supported by the underlying platform, strings such as <text:span text:style-name="CD1">"NaN"</text:span> may be able to produce the appropriate floating point value. As this behavior is known to be platform dependent, applications requiring it may be better served by the platform independent <text:span text:style-name="CD1">decimal</text:span> module.</text:p>
          </table:table-cell>
        </table:table-row>
        <table:table-row>
          <table:table-cell table:style-name="Table17.A2" office:value-type="string">
            <text:p text:style-name="P2">complex</text:p>
          </table:table-cell>
          <table:table-cell table:style-name="Table17.B2" office:value-type="string">
            <text:p text:style-name="TB"><text:span text:style-name="E1">Signatures:</text:span> <text:span text:style-name="CD1">complex(s)</text:span><text:line-break/><text:span text:style-name="E1">Associated Methods:</text:span><text:span text:style-name="CD1"> __complex__, </text:span><text:span text:style-name="CD1">__float__</text:span><text:line-break/>This type special cases strings by treating them as complex literals using the same rules as the compiler. Additionally, the string may contain an addition or subtraction operation, where one operand is a complex literal and the other operand is an integer or floating point literal. Long integer literals and whitespace around the operator symbol may not be permitted by all implementations.</text:p>
          </table:table-cell>
        </table:table-row>
      </table:table>
      <text:h text:style-name="HD" text:outline-level="3">8.2.1 Integers (bool, int, long)</text:h>
      <text:p text:style-name="BodyNoIndent">Python includes 3 builtin integer types. Native integers are represented by the <text:span text:style-name="CD1">int</text:span> type. These integers are based directly on one of the integer types of the underlying implementation platform (typically the largest available, but may still be only 32 bits on some 64 bit platforms). This form of integer has fixed limits on the maximum and minimum values that can be represented. Long integers, on the other hand, are limited only by the memory available on the system, and are represented by the <text:span text:style-name="CD1">long</text:span> type. Boolean values are represented by the <text:span text:style-name="CD1">bool</text:span> type, and have only two possible values: <text:span text:style-name="CD1">False</text:span> (which equates to <text:span text:style-name="CD1">0</text:span>) and <text:span text:style-name="CD1">True</text:span> (which equates to <text:span text:style-name="CD1">1</text:span>).</text:p>
      <text:p text:style-name="Body">Python's integers generally behave as if they had a two's complement representation, regardless of their underlying representation in memory. However, most operations on integers will not overflow – instead, results are promoted to long integers as needed. Some operations may be limited to the use of native integers, raising <text:span text:style-name="CD1">OverflowError</text:span> or <text:span text:style-name="CD1">IndexError</text:span> for long integer values that cannot be converted to a native integer.</text:p>
      <text:p text:style-name="Body"><text:soft-page-break/>Table 8.14 and Table 8.15 show the various operators and overloaded builtin functions supported by the integer types. All operations involving types not listed are either handled by the other type, or fall back on the default implementation.</text:p>
      <text:p text:style-name="TN">Table 8.14</text:p>
      <text:p text:style-name="TH">Unary operator and single argument overloaded builtin function results for integer valu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Operation</text:p>
            </table:table-cell>
            <table:table-cell table:style-name="Table1.A1" office:value-type="string">
              <text:p text:style-name="P1">Expression</text:p>
            </table:table-cell>
            <table:table-cell table:style-name="Table1.C1" office:value-type="string">
              <text:p text:style-name="P1">Result of Operation</text:p>
            </table:table-cell>
          </table:table-row>
        </table:table-header-rows>
        <table:table-row>
          <table:table-cell table:style-name="Table1.A2" office:value-type="string">
            <text:p text:style-name="TB1">Arithmetic positive</text:p>
          </table:table-cell>
          <table:table-cell table:style-name="Table1.A2" office:value-type="string">
            <text:p text:style-name="TCCP">+n</text:p>
          </table:table-cell>
          <table:table-cell table:style-name="Table1.C2" office:value-type="string">
            <text:p text:style-name="TB1">Aside from precedence rules, equivalent to the expression: <text:span text:style-name="CD1">(0 + n</text:span><text:span text:style-name="CD1">)</text:span></text:p>
          </table:table-cell>
        </table:table-row>
        <table:table-row>
          <table:table-cell table:style-name="Table1.A2" office:value-type="string">
            <text:p text:style-name="TB">Negation</text:p>
          </table:table-cell>
          <table:table-cell table:style-name="Table1.A2" office:value-type="string">
            <text:p text:style-name="P2">-n</text:p>
          </table:table-cell>
          <table:table-cell table:style-name="Table1.C2" office:value-type="string">
            <text:p text:style-name="TB">Aside from precedence rules, equivalent to the expression: <text:span text:style-name="CD1">(0 - n</text:span><text:span text:style-name="CD1">)</text:span></text:p>
          </table:table-cell>
        </table:table-row>
        <table:table-row>
          <table:table-cell table:style-name="Table1.A2" office:value-type="string">
            <text:p text:style-name="TB">Absolute value</text:p>
          </table:table-cell>
          <table:table-cell table:style-name="Table1.A2" office:value-type="string">
            <text:p text:style-name="P2">abs(n)</text:p>
          </table:table-cell>
          <table:table-cell table:style-name="Table1.C2" office:value-type="string">
            <text:p text:style-name="TB">Equivalent to the expression: <text:span text:style-name="CD1">(-n </text:span><text:span text:style-name="CD2">if</text:span><text:span text:style-name="CD1"> n &lt; 0 </text:span><text:span text:style-name="CD2">else</text:span><text:span text:style-name="CD1"> n)</text:span></text:p>
          </table:table-cell>
        </table:table-row>
        <table:table-row>
          <table:table-cell table:style-name="Table1.A2" office:value-type="string">
            <text:p text:style-name="TB">Bitwise inversion</text:p>
          </table:table-cell>
          <table:table-cell table:style-name="Table1.A2" office:value-type="string">
            <text:p text:style-name="P2">~n</text:p>
          </table:table-cell>
          <table:table-cell table:style-name="Table1.C2" office:value-type="string">
            <text:p text:style-name="TB">Aside from precedence rules, equivalent to the expression: <text:span text:style-name="CD1">(-n – 1)</text:span></text:p>
          </table:table-cell>
        </table:table-row>
        <table:table-row>
          <table:table-cell table:style-name="Table1.A2" office:value-type="string">
            <text:p text:style-name="TB">Boolean conversion</text:p>
          </table:table-cell>
          <table:table-cell table:style-name="Table1.A2" office:value-type="string">
            <text:p text:style-name="P2">bool(n)</text:p>
          </table:table-cell>
          <table:table-cell table:style-name="Table1.C2" office:value-type="string">
            <text:p text:style-name="TB">Equivalent to the expression: <text:span text:style-name="CD1">(True </text:span><text:span text:style-name="CD2">if</text:span><text:span text:style-name="CD1"> n != 0 </text:span><text:span text:style-name="CD2">else</text:span><text:span text:style-name="CD1"> False)</text:span></text:p>
          </table:table-cell>
        </table:table-row>
        <table:table-row>
          <table:table-cell table:style-name="Table1.A2" office:value-type="string">
            <text:p text:style-name="TB">Native integer conversion</text:p>
          </table:table-cell>
          <table:table-cell table:style-name="Table1.A2" office:value-type="string">
            <text:p text:style-name="P2">int(n)</text:p>
          </table:table-cell>
          <table:table-cell table:style-name="Table1.C2" office:value-type="string">
            <text:p text:style-name="TB">The result is the corresponding native integer value for boolean and native integer values, and for long integer values within range. Long values that are out of range are returned unmodified.</text:p>
          </table:table-cell>
        </table:table-row>
        <table:table-row>
          <table:table-cell table:style-name="Table1.A2" office:value-type="string">
            <text:p text:style-name="TB">Long integer conversion</text:p>
          </table:table-cell>
          <table:table-cell table:style-name="Table1.A2" office:value-type="string">
            <text:p text:style-name="P2">long(n)</text:p>
          </table:table-cell>
          <table:table-cell table:style-name="Table1.C2" office:value-type="string">
            <text:p text:style-name="TB">The result is the corresponding long integer value.</text:p>
          </table:table-cell>
        </table:table-row>
        <table:table-row>
          <table:table-cell table:style-name="Table1.A2" office:value-type="string">
            <text:p text:style-name="TB">Floating point conversion</text:p>
          </table:table-cell>
          <table:table-cell table:style-name="Table1.A2" office:value-type="string">
            <text:p text:style-name="P2">float(n)</text:p>
          </table:table-cell>
          <table:table-cell table:style-name="Table1.C2" office:value-type="string">
            <text:p text:style-name="TB">The result is the corresponding floating point value for boolean and native integer values, and for long integer values within range. Long values that are out of range trigger <text:span text:style-name="CD1">OverflowError</text:span>.</text:p>
          </table:table-cell>
        </table:table-row>
        <table:table-row>
          <table:table-cell table:style-name="Table1.A2" office:value-type="string">
            <text:p text:style-name="TB">String conversion</text:p>
          </table:table-cell>
          <table:table-cell table:style-name="Table1.A2" office:value-type="string">
            <text:p text:style-name="P2">str(n)</text:p>
          </table:table-cell>
          <table:table-cell table:style-name="Table1.C2" office:value-type="string">
            <text:p text:style-name="TB">Equivalent to the expression: (<text:span text:style-name="CD1">'%d'</text:span><text:span text:style-name="CD1"> % n</text:span><text:span text:style-name="CD1">)</text:span></text:p>
          </table:table-cell>
        </table:table-row>
        <table:table-row>
          <table:table-cell table:style-name="Table1.A2" office:value-type="string">
            <text:p text:style-name="TB">String representation</text:p>
          </table:table-cell>
          <table:table-cell table:style-name="Table1.A2" office:value-type="string">
            <text:p text:style-name="P2">repr(n)</text:p>
          </table:table-cell>
          <table:table-cell table:style-name="Table1.C2" office:value-type="string">
            <text:p text:style-name="TB">For booleans, equivalent to the expression:: <text:span text:style-name="CD1">('True' </text:span><text:span text:style-name="CD2">if</text:span><text:span text:style-name="CD1"> n </text:span><text:span text:style-name="CD2">else</text:span><text:span text:style-name="CD1"> 'False')</text:span> <text:line-break/>For native integers, equivalent to the expression: (<text:span text:style-name="CD1">'%d'</text:span><text:span text:style-name="CD1"> % n</text:span><text:span text:style-name="CD1">)</text:span><text:line-break/>For long integers, equivalent to the expression: (<text:span text:style-name="CD1">'%dL'</text:span><text:span text:style-name="CD1"> % n</text:span><text:span text:style-name="CD1">)</text:span> </text:p>
          </table:table-cell>
        </table:table-row>
        <table:table-row>
          <table:table-cell table:style-name="Table1.A2" office:value-type="string">
            <text:p text:style-name="TB">Hexadecimal representation</text:p>
          </table:table-cell>
          <table:table-cell table:style-name="Table1.A2" office:value-type="string">
            <text:p text:style-name="P2">hex(n)</text:p>
          </table:table-cell>
          <table:table-cell table:style-name="Table1.C2" office:value-type="string">
            <text:p text:style-name="TB">Equivalent to the expression: (<text:span text:style-name="CD1">'%#x' % n)</text:span></text:p>
          </table:table-cell>
        </table:table-row>
        <table:table-row>
          <table:table-cell table:style-name="Table1.A2" office:value-type="string">
            <text:p text:style-name="TB">Octal representation</text:p>
          </table:table-cell>
          <table:table-cell table:style-name="Table1.A2" office:value-type="string">
            <text:p text:style-name="P2">oct(n)</text:p>
          </table:table-cell>
          <table:table-cell table:style-name="Table1.C2" office:value-type="string">
            <text:p text:style-name="TB">Equivalent to the expression: (<text:span text:style-name="CD1">'%#o' % n)</text:span></text:p>
          </table:table-cell>
        </table:table-row>
        <table:table-row>
          <table:table-cell table:style-name="Table1.A2" office:value-type="string">
            <text:p text:style-name="TB">Index conversion</text:p>
          </table:table-cell>
          <table:table-cell table:style-name="Table1.A2" office:value-type="string">
            <text:p text:style-name="P2">index(n)</text:p>
          </table:table-cell>
          <table:table-cell table:style-name="Table1.C2" office:value-type="string">
            <text:p text:style-name="TB">For integer types, conversion to an index via <text:span text:style-name="CD1">operator.index()</text:span> is equivalent to conversion to a native integer through <text:span text:style-name="CD1">int()</text:span>.</text:p>
          </table:table-cell>
        </table:table-row>
      </table:table>
      <text:p text:style-name="TN">Table 8.15</text:p>
      <text:p text:style-name="TH">Binary operator and multiple argument overloaded builtin function results for integer valu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Operation</text:p>
            </table:table-cell>
            <table:table-cell table:style-name="Table5.A1" office:value-type="string">
              <text:p text:style-name="P1">Expression</text:p>
            </table:table-cell>
            <table:table-cell table:style-name="Table5.C1" office:value-type="string">
              <text:p text:style-name="P1">Result of Operation</text:p>
            </table:table-cell>
          </table:table-row>
        </table:table-header-rows>
        <table:table-row table:style-name="Table5.1">
          <table:table-cell table:style-name="Table5.A2" office:value-type="string">
            <text:p text:style-name="TB1">Addition</text:p>
          </table:table-cell>
          <table:table-cell table:style-name="Table5.A2" office:value-type="string">
            <text:p text:style-name="P2">a + b</text:p>
          </table:table-cell>
          <table:table-cell table:style-name="Table5.C2" office:value-type="string">
            <text:p text:style-name="TB1">The result is the sum of the two operands. If either operand is a long integer, the result is typically a long integer, but may also be a native integer if the resulting value is small enough and the particular interpreter supports it. If both values are native or boolean integers, the result is a native integer if the value is small enough, and a long integer otherwise.</text:p>
          </table:table-cell>
        </table:table-row>
        <table:table-row table:style-name="Table5.1">
          <table:table-cell table:style-name="Table5.A2" office:value-type="string">
            <text:p text:style-name="TB">Subtraction</text:p>
          </table:table-cell>
          <table:table-cell table:style-name="Table5.A2" office:value-type="string">
            <text:p text:style-name="P2">a - b</text:p>
          </table:table-cell>
          <table:table-cell table:style-name="Table5.C2" office:value-type="string">
            <text:p text:style-name="TB">The result is the difference between the two operands. The result types for integer subtraction are the same as those for integer addition.</text:p>
          </table:table-cell>
        </table:table-row>
        <table:table-row table:style-name="Table5.1">
          <table:table-cell table:style-name="Table5.A2" office:value-type="string">
            <text:p text:style-name="TB">Multiplication</text:p>
          </table:table-cell>
          <table:table-cell table:style-name="Table5.A2" office:value-type="string">
            <text:p text:style-name="P2">a * b</text:p>
          </table:table-cell>
          <table:table-cell table:style-name="Table5.C2" office:value-type="string">
            <text:p text:style-name="TB">The result is the product of the two operands. The result types for integer multiplication are the same as those for integer addition.</text:p>
          </table:table-cell>
        </table:table-row>
        <table:table-row table:style-name="Table5.1">
          <table:table-cell table:style-name="Table5.A2" office:value-type="string">
            <text:p text:style-name="TB">Division</text:p>
          </table:table-cell>
          <table:table-cell table:style-name="Table5.A2" office:value-type="string">
            <text:p text:style-name="P2">n / d</text:p>
          </table:table-cell>
          <table:table-cell table:style-name="Table5.C2" office:value-type="string">
            <text:p text:style-name="TB">If true division has not been enabled, this operation is equivalent to floor division. Otherwise, the result is the ratio with the left operand as the numerator and the right operand as the denominator. The result types for integer division are the same as those for integer addition, with the exception that native integer operands will never produce a long integer result and that a floating point value is returned rather than an integer when the denominator <text:soft-page-break/>does not divide evenly into the numerator.</text:p>
          </table:table-cell>
        </table:table-row>
        <table:table-row table:style-name="Table5.1">
          <table:table-cell table:style-name="Table5.A2" office:value-type="string">
            <text:p text:style-name="TB">Floor Division<text:span text:style-name="SUP1">1</text:span></text:p>
          </table:table-cell>
          <table:table-cell table:style-name="Table5.A2" office:value-type="string">
            <text:p text:style-name="P2">n // d</text:p>
          </table:table-cell>
          <table:table-cell table:style-name="Table5.C2" office:value-type="string">
            <text:p text:style-name="TB">The result is the quotient with the left operand as the numerator and the right operand as the denominator. The result types for integer floor division are the same as those for integer addition.</text:p>
          </table:table-cell>
        </table:table-row>
        <table:table-row table:style-name="Table5.1">
          <table:table-cell table:style-name="Table5.A2" office:value-type="string">
            <text:p text:style-name="TB">Modulus<text:span text:style-name="SUP1">1</text:span></text:p>
          </table:table-cell>
          <table:table-cell table:style-name="Table5.A2" office:value-type="string">
            <text:p text:style-name="P2">n % d</text:p>
          </table:table-cell>
          <table:table-cell table:style-name="Table5.C2" office:value-type="string">
            <text:p text:style-name="TB">The result is the remainder after determining the quotient of the two operands. The result types for integer modulus are the same as those for integer addition.</text:p>
          </table:table-cell>
        </table:table-row>
        <table:table-row table:style-name="Table5.1">
          <table:table-cell table:style-name="Table5.A2" office:value-type="string">
            <text:p text:style-name="TB">Combined Division and Modulus<text:span text:style-name="SUP1">1</text:span></text:p>
          </table:table-cell>
          <table:table-cell table:style-name="Table5.A2" office:value-type="string">
            <text:p text:style-name="P2">divmod(n, d)</text:p>
          </table:table-cell>
          <table:table-cell table:style-name="Table5.C2" office:value-type="string">
            <text:p text:style-name="TB">Aside from algorithmic efficiency, equivalent to the expression: <text:span text:style-name="CD1">(n // d, n % d)</text:span></text:p>
          </table:table-cell>
        </table:table-row>
        <table:table-row table:style-name="Table5.1">
          <table:table-cell table:style-name="Table5.A2" office:value-type="string">
            <text:p text:style-name="TB">Exponentiation</text:p>
          </table:table-cell>
          <table:table-cell table:style-name="Table5.A2" office:value-type="string">
            <text:p text:style-name="P2">b ** p</text:p>
          </table:table-cell>
          <table:table-cell table:style-name="Table5.C2" office:value-type="string">
            <text:p text:style-name="TB">The result is the left operand raised to the power of the right operand. The result types for integer exponentiation are the same as those for integer addition.</text:p>
          </table:table-cell>
        </table:table-row>
        <table:table-row table:style-name="Table5.1">
          <table:table-cell table:style-name="Table5.A2" office:value-type="string">
            <text:p text:style-name="TB">Modular Exponentiation</text:p>
          </table:table-cell>
          <table:table-cell table:style-name="Table5.A2" office:value-type="string">
            <text:p text:style-name="P2">pow(b, p, m)</text:p>
          </table:table-cell>
          <table:table-cell table:style-name="Table5.C2" office:value-type="string">
            <text:p text:style-name="TB">Aside from algorithmic efficiency, equivalent to the expression: <text:span text:style-name="CD1">(b ** p % m)</text:span></text:p>
          </table:table-cell>
        </table:table-row>
        <table:table-row table:style-name="Table5.1">
          <table:table-cell table:style-name="Table5.A2" office:value-type="string">
            <text:p text:style-name="TB">Bitwise OR</text:p>
          </table:table-cell>
          <table:table-cell table:style-name="Table5.A2" office:value-type="string">
            <text:p text:style-name="P2">a | b</text:p>
          </table:table-cell>
          <table:table-cell table:style-name="Table5.C2" office:value-type="string">
            <text:p text:style-name="TB">The result is an integer with a two's complement representation with each bit set if the two's complement representation of either operand has that bit set. Accordingly, the result is negative if either operand is negative. The result types for integer bitwise OR are similar to <text:s/>those for integer addition, with the exception that native integer operands will never produce a long integer result.</text:p>
          </table:table-cell>
        </table:table-row>
        <table:table-row table:style-name="Table5.1">
          <table:table-cell table:style-name="Table5.A2" office:value-type="string">
            <text:p text:style-name="TB">Bitwise AND</text:p>
          </table:table-cell>
          <table:table-cell table:style-name="Table5.A2" office:value-type="string">
            <text:p text:style-name="P2">a &amp; b</text:p>
          </table:table-cell>
          <table:table-cell table:style-name="Table5.C2" office:value-type="string">
            <text:p text:style-name="TB">The result is an integer with a two's complement representation that has each bit set if the two's complement representations of both operands has that bit set. Accordingly, the result is negative only if both operands are negative. The result types for integer bitwise AND <text:s/>are the same as those for integer bitwise OR.</text:p>
          </table:table-cell>
        </table:table-row>
        <table:table-row table:style-name="Table5.1">
          <table:table-cell table:style-name="Table5.A2" office:value-type="string">
            <text:p text:style-name="TB">Bitwise XOR</text:p>
          </table:table-cell>
          <table:table-cell table:style-name="Table5.A2" office:value-type="string">
            <text:p text:style-name="P2">a ^ b</text:p>
          </table:table-cell>
          <table:table-cell table:style-name="Table5.C2" office:value-type="string">
            <text:p text:style-name="TB">The result is an integer with a two's complement representation that has each bit set if the two's complement representation of exactly one of the operands has that bit set. Accordingly, the result is negative only if one operand is negative and the other positive. The result types for integer bitwise AND are the same as those for integer bitwise OR.</text:p>
          </table:table-cell>
        </table:table-row>
        <table:table-row table:style-name="Table5.1">
          <table:table-cell table:style-name="Table5.A2" office:value-type="string">
            <text:p text:style-name="TB">Left shift</text:p>
          </table:table-cell>
          <table:table-cell table:style-name="Table5.A2" office:value-type="string">
            <text:p text:style-name="P2">a &lt;&lt; b</text:p>
          </table:table-cell>
          <table:table-cell table:style-name="Table5.C2" office:value-type="string">
            <text:p text:style-name="TB">Aside from precedence rules and a restriction to positive values for the right operand, equivalent to the expression: <text:span text:style-name="CD1">(</text:span><text:span text:style-name="CD1">x // 2 ** y</text:span><text:span text:style-name="CD1">)</text:span>. The result types for shifting a value to the left are the same as those for integer addition.</text:p>
          </table:table-cell>
        </table:table-row>
        <table:table-row table:style-name="Table5.1">
          <table:table-cell table:style-name="Table5.A2" office:value-type="string">
            <text:p text:style-name="TB">Right shift</text:p>
          </table:table-cell>
          <table:table-cell table:style-name="Table5.A2" office:value-type="string">
            <text:p text:style-name="P2">a &gt;&gt; b</text:p>
          </table:table-cell>
          <table:table-cell table:style-name="Table5.C2" office:value-type="string">
            <text:p text:style-name="TB">Aside from precedence rules and a restriction to positive values for the right operand, equivalent to the expression: <text:span text:style-name="CD1">(</text:span><text:span text:style-name="CD1">x * 2 ** y</text:span><text:span text:style-name="CD1">)</text:span>. The result types for shifting a value to the right are the same as those for integer addition.</text:p>
          </table:table-cell>
        </table:table-row>
        <table:table-row table:style-name="Table5.1">
          <table:table-cell table:style-name="Table5.A2" office:value-type="string">
            <text:p text:style-name="TB">Equivalence testing</text:p>
          </table:table-cell>
          <table:table-cell table:style-name="Table5.A2" office:value-type="string">
            <text:p text:style-name="P2">a == b<text:line-break/>a != b</text:p>
          </table:table-cell>
          <table:table-cell table:style-name="Table5.C2" office:value-type="string">
            <text:p text:style-name="TB">An equivalence test between integer values returns <text:span text:style-name="CD1">True</text:span> if the integers represent the same numeric value and <text:span text:style-name="CD1">False</text:span> otherwise.</text:p>
          </table:table-cell>
        </table:table-row>
        <table:table-row table:style-name="Table5.1">
          <table:table-cell table:style-name="Table5.A2" office:value-type="string">
            <text:p text:style-name="TB">Ordering</text:p>
          </table:table-cell>
          <table:table-cell table:style-name="Table5.A2" office:value-type="string">
            <text:p text:style-name="P2">a &lt; b<text:line-break/>a &lt;= b<text:line-break/>a &gt;= b<text:line-break/>a &gt; b<text:line-break/>cmp(a, b)</text:p>
          </table:table-cell>
          <table:table-cell table:style-name="Table5.C2" office:value-type="string">
            <text:p text:style-name="TB">Relative ordering of integer values is based on the numeric values they represent. </text:p>
          </table:table-cell>
        </table:table-row>
      </table:table>
      <text:p text:style-name="TBFN">1. <text:tab/>Floor division and the modulus are defined for integer types such that <text:span text:style-name="CD1">x == y * (x // y) <text:s/>+ x % y</text:span>.</text:p>
      <text:h text:style-name="HD" text:outline-level="3">8.2.3 Floating Point Values (float)</text:h>
      <text:p text:style-name="BodyNoIndent">Python includes a single builtin floating point type, <text:span text:style-name="CD1">float</text:span>, representing native IEEE 754 binary floating point values of the largest precision available on the current platform. This type has the benefit of being relatively fast (as it is is able to use the processor hardware directly to perform calculations), but has the drawback of occasionally producing surprising results due to variations in the floating point error handling provided by the underlying platform, as well as the differences between the binary representation used by the computer and the decimal representation typically used when performing calculations by hand. The value 0.1, for example, is exactly representable in a decimal notation, but is inexact in a limited precision binary notation. This <text:soft-page-break/>discrepancy can especially cause problems when comparing floating point values for equality, as shown in the following listing:</text:p>
      <text:p text:style-name="CDT1">&gt;&gt;&gt; (1.0 - 0.9) == 0.1 <text:s text:c="8"/># This is obviously true in a decimal notation</text:p>
      <text:p text:style-name="CDT">False</text:p>
      <text:p text:style-name="CDT">&gt;&gt;&gt; 1.0 - 0.9 <text:s text:c="17"/># But inexact representations mean it is not</text:p>
      <text:p text:style-name="CDT">0.099999999999999978</text:p>
      <text:p text:style-name="CDT">&gt;&gt;&gt; 0.1 <text:s text:c="23"/># true in a limited precision binary notation</text:p>
      <text:p text:style-name="CDT">0.10000000000000001</text:p>
      <text:p text:style-name="CDT">&gt;&gt;&gt; round(1.0 - 0.9, 1) == 0.1 # Always rounding calculated results can help</text:p>
      <text:p text:style-name="CDTX">True</text:p>
      <text:p text:style-name="Body">While rounding the result to a specific number of decimal places at the end of a series of calculations is usually sufficient for working around the limitations of binary floating point, the <text:span text:style-name="CD1">decimal</text:span> module (documented in the Standard Library Reference) provides an alternative floating point implementation that uses a decimal representation internally. For applications where producing the same result as a calculation performed by hand is more important than raw speed (such as many financial applications), it is likely to be more appropriate to use that module rather than the builtin floating point type. In addition to better matching manual arithmetic, the <text:span text:style-name="CD1">decimal</text:span> module provides platform independent handling of special values such as NaN and Infinity, error conditions such as floating point overflow, and the rounding mode used when performing operations.</text:p>
      <text:p text:style-name="Body">Table 8.16 and Table 8.17 show the various operators and overloaded builtin functions supported by the <text:span text:style-name="CD1">float</text:span> type. Additionally, the <text:span text:style-name="CD1">math</text:span> module provides a number of more advanced operations (such as functions for trigonometry and calculus) provided by the underlying platform. All operations involving types not listed are either handled by the other type, or fall back on the default implementation.</text:p>
      <text:p text:style-name="TN">Table 8.16</text:p>
      <text:p text:style-name="TH">Unary operator and single argument overloaded builtin function results for floating point value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Operation</text:p>
            </table:table-cell>
            <table:table-cell table:style-name="Table18.A1" office:value-type="string">
              <text:p text:style-name="P1">Expression</text:p>
            </table:table-cell>
            <table:table-cell table:style-name="Table18.C1" office:value-type="string">
              <text:p text:style-name="P1">Result of Operation</text:p>
            </table:table-cell>
          </table:table-row>
        </table:table-header-rows>
        <table:table-row>
          <table:table-cell table:style-name="Table18.A2" office:value-type="string">
            <text:p text:style-name="TB1">Arithmetic positive</text:p>
          </table:table-cell>
          <table:table-cell table:style-name="Table18.A2" office:value-type="string">
            <text:p text:style-name="TCCP">+n</text:p>
          </table:table-cell>
          <table:table-cell table:style-name="Table18.C2" office:value-type="string">
            <text:p text:style-name="TB1">Aside from precedence rules, equivalent to the expression: <text:span text:style-name="CD1">(0 + n</text:span><text:span text:style-name="CD1">)</text:span></text:p>
          </table:table-cell>
        </table:table-row>
        <table:table-row>
          <table:table-cell table:style-name="Table18.A2" office:value-type="string">
            <text:p text:style-name="TB">Negation</text:p>
          </table:table-cell>
          <table:table-cell table:style-name="Table18.A2" office:value-type="string">
            <text:p text:style-name="P2">-n</text:p>
          </table:table-cell>
          <table:table-cell table:style-name="Table18.C2" office:value-type="string">
            <text:p text:style-name="TB">Aside from precedence rules, equivalent to the expression: <text:span text:style-name="CD1">(0 - n</text:span><text:span text:style-name="CD1">)</text:span></text:p>
          </table:table-cell>
        </table:table-row>
        <table:table-row>
          <table:table-cell table:style-name="Table18.A2" office:value-type="string">
            <text:p text:style-name="TB">Absolute value</text:p>
          </table:table-cell>
          <table:table-cell table:style-name="Table18.A2" office:value-type="string">
            <text:p text:style-name="P2">abs(n)</text:p>
          </table:table-cell>
          <table:table-cell table:style-name="Table18.C2" office:value-type="string">
            <text:p text:style-name="TB">Equivalent to the expression: <text:span text:style-name="CD1">(-n </text:span><text:span text:style-name="CD2">if</text:span><text:span text:style-name="CD1"> n &lt; 0 </text:span><text:span text:style-name="CD2">else</text:span><text:span text:style-name="CD1"> n)</text:span></text:p>
          </table:table-cell>
        </table:table-row>
        <table:table-row>
          <table:table-cell table:style-name="Table18.A2" office:value-type="string">
            <text:p text:style-name="TB">Boolean conversion</text:p>
          </table:table-cell>
          <table:table-cell table:style-name="Table18.A2" office:value-type="string">
            <text:p text:style-name="P2">bool(n)</text:p>
          </table:table-cell>
          <table:table-cell table:style-name="Table18.C2" office:value-type="string">
            <text:p text:style-name="TB">Equivalent to the expression: <text:span text:style-name="CD1">(True </text:span><text:span text:style-name="CD2">if</text:span><text:span text:style-name="CD1"> n != 0 </text:span><text:span text:style-name="CD2">else</text:span><text:span text:style-name="CD1"> False)</text:span><text:line-break/>Note that direct conversion of a floating point value to a boolean suffers from the same inexact representation problems as floating point equality comparisons.</text:p>
          </table:table-cell>
        </table:table-row>
        <table:table-row>
          <table:table-cell table:style-name="Table18.A2" office:value-type="string">
            <text:p text:style-name="TB">Native integer conversion</text:p>
          </table:table-cell>
          <table:table-cell table:style-name="Table18.A2" office:value-type="string">
            <text:p text:style-name="P2">int(n)</text:p>
          </table:table-cell>
          <table:table-cell table:style-name="Table18.C2" office:value-type="string">
            <text:p text:style-name="TB">The result is the corresponding native integer value. Any fractional portion is discarded, truncating the value towards zero. If the value is too large for a native integer, a long integer is returned instead.</text:p>
          </table:table-cell>
        </table:table-row>
        <table:table-row>
          <table:table-cell table:style-name="Table18.A2" office:value-type="string">
            <text:p text:style-name="TB">Long integer conversion</text:p>
          </table:table-cell>
          <table:table-cell table:style-name="Table18.A2" office:value-type="string">
            <text:p text:style-name="P2">long(n)</text:p>
          </table:table-cell>
          <table:table-cell table:style-name="Table18.C2" office:value-type="string">
            <text:p text:style-name="TB">The result is the corresponding long integer value.</text:p>
          </table:table-cell>
        </table:table-row>
        <table:table-row>
          <table:table-cell table:style-name="Table18.A2" office:value-type="string">
            <text:p text:style-name="TB">Floating point conversion</text:p>
          </table:table-cell>
          <table:table-cell table:style-name="Table18.A2" office:value-type="string">
            <text:p text:style-name="P2">float(n)</text:p>
          </table:table-cell>
          <table:table-cell table:style-name="Table18.C2" office:value-type="string">
            <text:p text:style-name="TB">The floating point value is returned unmodified.</text:p>
          </table:table-cell>
        </table:table-row>
        <table:table-row>
          <table:table-cell table:style-name="Table18.A2" office:value-type="string">
            <text:p text:style-name="TB">String representation</text:p>
          </table:table-cell>
          <table:table-cell table:style-name="Table18.A2" office:value-type="string">
            <text:p text:style-name="P2">repr(n)</text:p>
          </table:table-cell>
          <table:table-cell table:style-name="Table18.C2" office:value-type="string">
            <text:p text:style-name="TB">Equivalent to the expression: (<text:span text:style-name="CD1">'%f'</text:span><text:span text:style-name="CD1"> % n</text:span><text:span text:style-name="CD1">)</text:span></text:p>
          </table:table-cell>
        </table:table-row>
      </table:table>
      <text:p text:style-name="TN">Table 8.17</text:p>
      <text:p text:style-name="TH">Binary operator and multiple argument overloaded builtin function results for floating point value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Operation</text:p>
            </table:table-cell>
            <table:table-cell table:style-name="Table19.A1" office:value-type="string">
              <text:p text:style-name="P1">Expression</text:p>
            </table:table-cell>
            <table:table-cell table:style-name="Table19.C1" office:value-type="string">
              <text:p text:style-name="P1">Result of Operation</text:p>
            </table:table-cell>
          </table:table-row>
        </table:table-header-rows>
        <table:table-row table:style-name="Table19.1">
          <table:table-cell table:style-name="Table19.A2" office:value-type="string">
            <text:p text:style-name="TB1">Addition</text:p>
          </table:table-cell>
          <table:table-cell table:style-name="Table19.A2" office:value-type="string">
            <text:p text:style-name="P2">a + b</text:p>
          </table:table-cell>
          <table:table-cell table:style-name="Table19.C2" office:value-type="string">
            <text:p text:style-name="TB1">The result is the sum of the two operands as a floating point value. The other operand must be a builtin integer or floating point value.</text:p>
          </table:table-cell>
        </table:table-row>
        <table:table-row table:style-name="Table19.1">
          <table:table-cell table:style-name="Table19.A2" office:value-type="string">
            <text:p text:style-name="TB">Subtraction</text:p>
          </table:table-cell>
          <table:table-cell table:style-name="Table19.A2" office:value-type="string">
            <text:p text:style-name="P2">a - b</text:p>
          </table:table-cell>
          <table:table-cell table:style-name="Table19.C2" office:value-type="string">
            <text:p text:style-name="TB">The result is the difference between the two operands as a floating point value. The other <text:soft-page-break/>operand must be a builtin integer or floating point value.</text:p>
          </table:table-cell>
        </table:table-row>
        <table:table-row table:style-name="Table19.1">
          <table:table-cell table:style-name="Table19.A2" office:value-type="string">
            <text:p text:style-name="TB">Multiplication</text:p>
          </table:table-cell>
          <table:table-cell table:style-name="Table19.A2" office:value-type="string">
            <text:p text:style-name="P2">a * b</text:p>
          </table:table-cell>
          <table:table-cell table:style-name="Table19.C2" office:value-type="string">
            <text:p text:style-name="TB">The result is the product of the two operands as a floating point value. The other operand must be a builtin integer or floating point value.</text:p>
          </table:table-cell>
        </table:table-row>
        <table:table-row table:style-name="Table19.1">
          <table:table-cell table:style-name="Table19.A2" office:value-type="string">
            <text:p text:style-name="TB">Division</text:p>
          </table:table-cell>
          <table:table-cell table:style-name="Table19.A2" office:value-type="string">
            <text:p text:style-name="P2">n / d</text:p>
          </table:table-cell>
          <table:table-cell table:style-name="Table19.C2" office:value-type="string">
            <text:p text:style-name="TB">The result is the ratio as a floating point value with the left operand as the numerator and the right operand as the denominator. The other operand must be a builtin integer or floating point value.</text:p>
          </table:table-cell>
        </table:table-row>
        <table:table-row table:style-name="Table19.1">
          <table:table-cell table:style-name="Table19.A2" office:value-type="string">
            <text:p text:style-name="TB">Floor Division<text:span text:style-name="SUP1">1</text:span></text:p>
          </table:table-cell>
          <table:table-cell table:style-name="Table19.A2" office:value-type="string">
            <text:p text:style-name="P2">n // d</text:p>
          </table:table-cell>
          <table:table-cell table:style-name="Table19.C2" office:value-type="string">
            <text:p text:style-name="TB">The result is the quotient as a floating point value with the left operand as the numerator and the right operand as the denominator. The other operand must be a builtin integer or floating point value.</text:p>
          </table:table-cell>
        </table:table-row>
        <table:table-row table:style-name="Table19.1">
          <table:table-cell table:style-name="Table19.A2" office:value-type="string">
            <text:p text:style-name="TB">Modulus<text:span text:style-name="SUP1">1</text:span></text:p>
          </table:table-cell>
          <table:table-cell table:style-name="Table19.A2" office:value-type="string">
            <text:p text:style-name="P2">n % d</text:p>
          </table:table-cell>
          <table:table-cell table:style-name="Table19.C2" office:value-type="string">
            <text:p text:style-name="TB">The result is the remainder as a floating point value after determining the quotient of the two operands. The other operand must be a builtin integer or floating point value.</text:p>
          </table:table-cell>
        </table:table-row>
        <table:table-row table:style-name="Table19.1">
          <table:table-cell table:style-name="Table19.A2" office:value-type="string">
            <text:p text:style-name="TB">Combined Division and Modulus<text:span text:style-name="SUP1">1</text:span></text:p>
          </table:table-cell>
          <table:table-cell table:style-name="Table19.A2" office:value-type="string">
            <text:p text:style-name="P2">divmod(n, d)</text:p>
          </table:table-cell>
          <table:table-cell table:style-name="Table19.C2" office:value-type="string">
            <text:p text:style-name="TB">Aside from algorithmic efficiency, equivalent to the expression: <text:span text:style-name="CD1">(n // d, n % d)</text:span></text:p>
          </table:table-cell>
        </table:table-row>
        <table:table-row table:style-name="Table19.1">
          <table:table-cell table:style-name="Table19.A2" office:value-type="string">
            <text:p text:style-name="TB">Exponentiation</text:p>
          </table:table-cell>
          <table:table-cell table:style-name="Table19.A2" office:value-type="string">
            <text:p text:style-name="P2">b ** p</text:p>
          </table:table-cell>
          <table:table-cell table:style-name="Table19.C2" office:value-type="string">
            <text:p text:style-name="TB">The result is the left operand raised to the power of the right operand as a floating point value. The other operand must be a builtin integer or floating point value.</text:p>
          </table:table-cell>
        </table:table-row>
        <table:table-row table:style-name="Table19.1">
          <table:table-cell table:style-name="Table19.A2" office:value-type="string">
            <text:p text:style-name="TB">Equivalence testing</text:p>
          </table:table-cell>
          <table:table-cell table:style-name="Table19.A2" office:value-type="string">
            <text:p text:style-name="P2">a == b<text:line-break/>a != b</text:p>
          </table:table-cell>
          <table:table-cell table:style-name="Table19.C2" office:value-type="string">
            <text:p text:style-name="TB">An equivalence test between floating point values returns <text:span text:style-name="CD1">True</text:span> if they represent the same numeric value and <text:span text:style-name="CD1">False</text:span> otherwise. The other operand must be a builtin integer or floating point value.<text:line-break/>Note that the inexact representations associated with binary floating point mean that calculated floating point values will almost never be considered equal without rounding to a more limited number of decimal places.</text:p>
          </table:table-cell>
        </table:table-row>
        <table:table-row table:style-name="Table19.1">
          <table:table-cell table:style-name="Table19.A2" office:value-type="string">
            <text:p text:style-name="TB">Ordering</text:p>
          </table:table-cell>
          <table:table-cell table:style-name="Table19.A2" office:value-type="string">
            <text:p text:style-name="P2">a &lt; b<text:line-break/>a &lt;= b<text:line-break/>a &gt;= b<text:line-break/>a &gt; b<text:line-break/>cmp(a, b)</text:p>
          </table:table-cell>
          <table:table-cell table:style-name="Table19.C2" office:value-type="string">
            <text:p text:style-name="TB">Relative ordering of floating point types is based on the numeric values they represent. The other operand must be a builtin integer or floating point value.</text:p>
          </table:table-cell>
        </table:table-row>
      </table:table>
      <text:p text:style-name="TBFN">1. <text:tab/>Floor division and the modulus are defined for floating point types such that <text:span text:style-name="CD1">x == y * (x // y) <text:s/>+ x % y</text:span>.</text:p>
      <text:h text:style-name="HD" text:outline-level="3">8.2.4 Complex Numbers (complex)</text:h>
      <text:p text:style-name="BodyNoIndent">Python includes a builtin complex number type, <text:span text:style-name="CD1">complex</text:span>, that combines a pair of builtin floating point values into a single complex number. Table8.18 shows the attributes and methods provided by the complex type.</text:p>
      <text:p text:style-name="Body">Table 8.19 and Table 8.20 show the various operators and overloaded builtin functions supported by the <text:span text:style-name="CD1">complex</text:span> type. Additionally, the <text:span text:style-name="CD1">cmath</text:span> module provides a number of more advanced operations (such as functions for trigonometry and calculus), similar to those provided for floating point values by the <text:span text:style-name="CD1">math</text:span> module. All operations involving types not listed are either handled by the other type, or fall back on the default implementation.</text:p>
      <text:p text:style-name="TN">Table 8.9</text:p>
      <text:p text:style-name="TH">Methods and attributes provided by complex values</text:p>
      <table:table table:name="Table22" table:style-name="Table22">
        <table:table-column table:style-name="Table22.A"/>
        <table:table-column table:style-name="Table22.B"/>
        <table:table-header-rows>
          <table:table-row>
            <table:table-cell table:style-name="Table22.A1" office:value-type="string">
              <text:p text:style-name="P1">Name</text:p>
            </table:table-cell>
            <table:table-cell table:style-name="Table22.B1" office:value-type="string">
              <text:p text:style-name="P1">Description</text:p>
            </table:table-cell>
          </table:table-row>
        </table:table-header-rows>
        <table:table-row>
          <table:table-cell table:style-name="Table22.A2" office:value-type="string">
            <text:p text:style-name="TCCP">real</text:p>
          </table:table-cell>
          <table:table-cell table:style-name="Table22.B2" office:value-type="string">
            <text:p text:style-name="TB1"><text:span text:style-name="E1">Signature:</text:span> <text:span text:style-name="CD1">n.real</text:span><text:line-break/>This instance attribute returns the real portion of the complex number as a floating point value.</text:p>
          </table:table-cell>
        </table:table-row>
        <table:table-row>
          <table:table-cell table:style-name="Table22.A2" office:value-type="string">
            <text:p text:style-name="P2">imag</text:p>
          </table:table-cell>
          <table:table-cell table:style-name="Table22.B2" office:value-type="string">
            <text:p text:style-name="TB"><text:span text:style-name="E1">Signature:</text:span> <text:span text:style-name="CD1">n.imag</text:span><text:line-break/>This instance attribute returns the imaginary portion of the complex number as a floating point value.</text:p>
          </table:table-cell>
        </table:table-row>
        <table:table-row>
          <table:table-cell table:style-name="Table22.A2" office:value-type="string">
            <text:p text:style-name="P2">conjugate</text:p>
          </table:table-cell>
          <table:table-cell table:style-name="Table22.B2" office:value-type="string">
            <text:p text:style-name="TB"><text:span text:style-name="E1">Signature:</text:span> <text:span text:style-name="CD1">n.conjugate()</text:span><text:line-break/>This instance method returns the conjugate of the complex number (the real portion remains the same, while the imaginary portion is negated).</text:p>
          </table:table-cell>
        </table:table-row>
      </table:table>
      <text:p text:style-name="TN"><text:soft-page-break/>Table 8.19</text:p>
      <text:p text:style-name="TH">Unary operator and single argument overloaded builtin function results for complex value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Operation</text:p>
            </table:table-cell>
            <table:table-cell table:style-name="Table20.A1" office:value-type="string">
              <text:p text:style-name="P1">Expression</text:p>
            </table:table-cell>
            <table:table-cell table:style-name="Table20.C1" office:value-type="string">
              <text:p text:style-name="P1">Result of Operation</text:p>
            </table:table-cell>
          </table:table-row>
        </table:table-header-rows>
        <table:table-row>
          <table:table-cell table:style-name="Table20.A2" office:value-type="string">
            <text:p text:style-name="TB1">Arithmetic positive</text:p>
          </table:table-cell>
          <table:table-cell table:style-name="Table20.A2" office:value-type="string">
            <text:p text:style-name="TCCP">+n</text:p>
          </table:table-cell>
          <table:table-cell table:style-name="Table20.C2" office:value-type="string">
            <text:p text:style-name="TB1">Aside from precedence rules, equivalent to the expression: <text:span text:style-name="CD1">(0 + n</text:span><text:span text:style-name="CD1">)</text:span></text:p>
          </table:table-cell>
        </table:table-row>
        <table:table-row>
          <table:table-cell table:style-name="Table20.A2" office:value-type="string">
            <text:p text:style-name="TB">Negation</text:p>
          </table:table-cell>
          <table:table-cell table:style-name="Table20.A2" office:value-type="string">
            <text:p text:style-name="P2">-n</text:p>
          </table:table-cell>
          <table:table-cell table:style-name="Table20.C2" office:value-type="string">
            <text:p text:style-name="TB">Aside from precedence rules, equivalent to the expression: <text:span text:style-name="CD1">(0 - n</text:span><text:span text:style-name="CD1">)</text:span></text:p>
          </table:table-cell>
        </table:table-row>
        <table:table-row>
          <table:table-cell table:style-name="Table20.A2" office:value-type="string">
            <text:p text:style-name="TB">Absolute value</text:p>
          </table:table-cell>
          <table:table-cell table:style-name="Table20.A2" office:value-type="string">
            <text:p text:style-name="P2">abs(n)</text:p>
          </table:table-cell>
          <table:table-cell table:style-name="Table20.C2" office:value-type="string">
            <text:p text:style-name="TB">The result is the magnitude of the complex number </text:p>
          </table:table-cell>
        </table:table-row>
        <table:table-row>
          <table:table-cell table:style-name="Table20.A2" office:value-type="string">
            <text:p text:style-name="TB">Boolean conversion</text:p>
          </table:table-cell>
          <table:table-cell table:style-name="Table20.A2" office:value-type="string">
            <text:p text:style-name="P2">bool(n)</text:p>
          </table:table-cell>
          <table:table-cell table:style-name="Table20.C2" office:value-type="string">
            <text:p text:style-name="TB">Equivalent to the expression: <text:span text:style-name="CD1">(True </text:span><text:span text:style-name="CD2">if</text:span><text:span text:style-name="CD1"> n != 0 </text:span><text:span text:style-name="CD2">else</text:span><text:span text:style-name="CD1"> False)</text:span><text:line-break/>Note that direct conversion of a complex value to a boolean suffers from the same inexact representation problems as floating point equality comparisons.</text:p>
          </table:table-cell>
        </table:table-row>
        <table:table-row>
          <table:table-cell table:style-name="Table20.A2" office:value-type="string">
            <text:p text:style-name="TB">String representation</text:p>
          </table:table-cell>
          <table:table-cell table:style-name="Table20.A2" office:value-type="string">
            <text:p text:style-name="P2">repr(n)</text:p>
          </table:table-cell>
          <table:table-cell table:style-name="Table20.C2" office:value-type="string">
            <text:p text:style-name="TB">Equivalent to the expression: (<text:span text:style-name="CD1">'%f+%fj'</text:span><text:span text:style-name="CD1"> % (n.real, n.imag)</text:span><text:span text:style-name="CD1">)</text:span></text:p>
          </table:table-cell>
        </table:table-row>
      </table:table>
      <text:p text:style-name="TN">Table 8.20</text:p>
      <text:p text:style-name="TH">Binary operator and multiple argument overloaded builtin function results for complex value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Operation</text:p>
            </table:table-cell>
            <table:table-cell table:style-name="Table21.A1" office:value-type="string">
              <text:p text:style-name="P1">Expression</text:p>
            </table:table-cell>
            <table:table-cell table:style-name="Table21.C1" office:value-type="string">
              <text:p text:style-name="P1">Result of Operation</text:p>
            </table:table-cell>
          </table:table-row>
        </table:table-header-rows>
        <table:table-row table:style-name="Table21.1">
          <table:table-cell table:style-name="Table21.A2" office:value-type="string">
            <text:p text:style-name="TB1">Addition</text:p>
          </table:table-cell>
          <table:table-cell table:style-name="Table21.A2" office:value-type="string">
            <text:p text:style-name="P2">a + b</text:p>
          </table:table-cell>
          <table:table-cell table:style-name="Table21.C2" office:value-type="string">
            <text:p text:style-name="TB1">The result is the sum of the two operands as a complex value. The other operand must be a builtin integer, floating point or complex value.</text:p>
          </table:table-cell>
        </table:table-row>
        <table:table-row table:style-name="Table21.1">
          <table:table-cell table:style-name="Table21.A2" office:value-type="string">
            <text:p text:style-name="TB">Subtraction</text:p>
          </table:table-cell>
          <table:table-cell table:style-name="Table21.A2" office:value-type="string">
            <text:p text:style-name="P2">a - b</text:p>
          </table:table-cell>
          <table:table-cell table:style-name="Table21.C2" office:value-type="string">
            <text:p text:style-name="TB">The result is the difference between the two operands as a complex value. The other operand must be a builtin integer, floating point or complex value.</text:p>
          </table:table-cell>
        </table:table-row>
        <table:table-row table:style-name="Table21.1">
          <table:table-cell table:style-name="Table21.A2" office:value-type="string">
            <text:p text:style-name="TB">Multiplication</text:p>
          </table:table-cell>
          <table:table-cell table:style-name="Table21.A2" office:value-type="string">
            <text:p text:style-name="P2">a * b</text:p>
          </table:table-cell>
          <table:table-cell table:style-name="Table21.C2" office:value-type="string">
            <text:p text:style-name="TB">The result is the product of the two operands as a complex value. The other operand must be a builtin integer, floating point or complex value.</text:p>
          </table:table-cell>
        </table:table-row>
        <table:table-row table:style-name="Table21.1">
          <table:table-cell table:style-name="Table21.A2" office:value-type="string">
            <text:p text:style-name="TB">Division</text:p>
          </table:table-cell>
          <table:table-cell table:style-name="Table21.A2" office:value-type="string">
            <text:p text:style-name="P2">n / d</text:p>
          </table:table-cell>
          <table:table-cell table:style-name="Table21.C2" office:value-type="string">
            <text:p text:style-name="TB">The result is the ratio as a complex value with the left operand as the numerator and the right operand as the denominator. The other operand must be a builtin integer, floating point or complex value.</text:p>
          </table:table-cell>
        </table:table-row>
        <table:table-row table:style-name="Table21.1">
          <table:table-cell table:style-name="Table21.A2" office:value-type="string">
            <text:p text:style-name="TB">Exponentiation</text:p>
          </table:table-cell>
          <table:table-cell table:style-name="Table21.A2" office:value-type="string">
            <text:p text:style-name="P2">b ** p</text:p>
          </table:table-cell>
          <table:table-cell table:style-name="Table21.C2" office:value-type="string">
            <text:p text:style-name="TB">The result is the left operand raised to the power of the right operand as a complex value. The other operand must be a builtin integer, floating point or complex value.</text:p>
          </table:table-cell>
        </table:table-row>
        <table:table-row table:style-name="Table21.1">
          <table:table-cell table:style-name="Table21.A2" office:value-type="string">
            <text:p text:style-name="TB">Equivalence testing</text:p>
          </table:table-cell>
          <table:table-cell table:style-name="Table21.A2" office:value-type="string">
            <text:p text:style-name="P2">a == b<text:line-break/>a != b</text:p>
          </table:table-cell>
          <table:table-cell table:style-name="Table21.C2" office:value-type="string">
            <text:p text:style-name="TB">An equivalence test between complex values returns <text:span text:style-name="CD1">True</text:span> if they represent the same numeric value and <text:span text:style-name="CD1">False</text:span> otherwise. The other operand must be a complex value.<text:line-break/>Note that the inexact representations associated with binary floating point mean that calculated complex values will almost never be considered equal without rounding the real and imaginary components to a more limited number of decimal places.</text:p>
          </table:table-cell>
        </table:table-row>
        <table:table-row table:style-name="Table21.1">
          <table:table-cell table:style-name="Table21.A2" office:value-type="string">
            <text:p text:style-name="TB">Ordering</text:p>
          </table:table-cell>
          <table:table-cell table:style-name="Table21.A2" office:value-type="string">
            <text:p text:style-name="P2">a &lt; b<text:line-break/>a &lt;= b<text:line-break/>a &gt;= b<text:line-break/>a &gt; b<text:line-break/>cmp(a, b)</text:p>
          </table:table-cell>
          <table:table-cell table:style-name="Table21.C2" office:value-type="string">
            <text:p text:style-name="TB">As they represent a two-dimensional quantity, ordering comparisons are explicitly disabled for complex numbers (raising <text:span text:style-name="CD1">TypeError</text:span>).</text:p>
          </table:table-cell>
        </table:table-row>
      </table:table>
      <text:h text:style-name="HC" text:outline-level="2">8.3 Containers</text:h>
      <text:p text:style-name="BodyNoIndent">The Python builtin namespace defines a variety of container types for different purposes. Other container types, such as multi-dimensional arrays or balanced trees may be provided by external libraries.</text:p>
      <text:p text:style-name="Body">The representations of container types give an indication of both the kind of container as well as its current contents. For the builtin types, the representation is defined such that <text:span text:style-name="CD1">eval(repr(s))</text:span> will produce a container with the same contents so long as each item in the container obeys the same rules. This is convenient for small data sets, but can be unwieldy when the number of items becomes large. The pretty printing module <text:span text:style-name="CD1">pprint</text:span> <text:s/>provides more readable representations for a variety of data types.</text:p>
      <text:h text:style-name="HD" text:outline-level="3"><text:soft-page-break/>8.3.1 Slice Objects (slice)</text:h>
      <text:p text:style-name="BodyNoIndent">Slice objects are used to represent subscript expressions that refer to a range of sequence indices, as shown in Chapter XREF (References and Namespaces). Table8.21 shows the attributes and methods provided by the complex type.</text:p>
      <text:p text:style-name="TN">Table 8.21</text:p>
      <text:p text:style-name="TH">Methods and attributes provided by slice objects</text:p>
      <table:table table:name="Table25" table:style-name="Table25">
        <table:table-column table:style-name="Table25.A"/>
        <table:table-column table:style-name="Table25.B"/>
        <table:table-header-rows>
          <table:table-row>
            <table:table-cell table:style-name="Table25.A1" office:value-type="string">
              <text:p text:style-name="P1">Name</text:p>
            </table:table-cell>
            <table:table-cell table:style-name="Table25.B1" office:value-type="string">
              <text:p text:style-name="P1">Description</text:p>
            </table:table-cell>
          </table:table-row>
        </table:table-header-rows>
        <table:table-row>
          <table:table-cell table:style-name="Table25.A2" office:value-type="string">
            <text:p text:style-name="TCCP">start</text:p>
          </table:table-cell>
          <table:table-cell table:style-name="Table25.B2" office:value-type="string">
            <text:p text:style-name="TB1"><text:span text:style-name="E1">Signature:</text:span> <text:span text:style-name="CD1">o.start</text:span><text:line-break/>This instance attribute returns the start argument to the slice object constructor.</text:p>
          </table:table-cell>
        </table:table-row>
        <table:table-row>
          <table:table-cell table:style-name="Table25.A2" office:value-type="string">
            <text:p text:style-name="P2">stop</text:p>
          </table:table-cell>
          <table:table-cell table:style-name="Table25.B2" office:value-type="string">
            <text:p text:style-name="TB"><text:span text:style-name="E1">Signature:</text:span> <text:span text:style-name="CD1">o.stop</text:span><text:line-break/>This instance attribute returns the stop argument to the slice object constructor.</text:p>
          </table:table-cell>
        </table:table-row>
        <table:table-row>
          <table:table-cell table:style-name="Table25.A2" office:value-type="string">
            <text:p text:style-name="P2">step</text:p>
          </table:table-cell>
          <table:table-cell table:style-name="Table25.B2" office:value-type="string">
            <text:p text:style-name="TB"><text:span text:style-name="E1">Signature:</text:span> <text:span text:style-name="CD1">o.step</text:span><text:line-break/>This instance attribute returns the step argument to the slice object constructor.</text:p>
          </table:table-cell>
        </table:table-row>
        <table:table-row>
          <table:table-cell table:style-name="Table25.A2" office:value-type="string">
            <text:p text:style-name="P2">indices</text:p>
          </table:table-cell>
          <table:table-cell table:style-name="Table25.B2" office:value-type="string">
            <text:p text:style-name="TB"><text:span text:style-name="E1">Signature:</text:span> <text:span text:style-name="CD1">o.indices(size)</text:span><text:line-break/>This instance method returns a 3-tuple corresponding to the arguments to <text:span text:style-name="CD1">range()</text:span>. It identifies the indices the slice object would refer to on a sequence of the specified size. This includes adding the supplied length to negative indices, and clamping the beginning and ending values to the start and end of the sequence. The supplied length is coerced to a native integer with <text:span text:style-name="CD1">operator.index()</text:span>., as are the returned <text:span text:style-name="CD1">start</text:span>, <text:span text:style-name="CD1">stop</text:span> and <text:span text:style-name="CD1">step</text:span> values.</text:p>
          </table:table-cell>
        </table:table-row>
      </table:table>
      <text:h text:style-name="HD" text:outline-level="3">8.3.1 Immutable Sequence (tuple)</text:h>
      <text:p text:style-name="BodyNoIndent">The immutable sequence type, <text:span text:style-name="CD1">tuple</text:span>, is tailored for working with fixed length ordered data sets such as function arguments and return values. Tuples are created as either literals, or by invoking the constructor on an existing iterable object.</text:p>
      <text:p text:style-name="Body">Table 8.22 shows the various operators and overloaded builtin functions supported by all sequences (both mutable and immutable). All operations involving types not listed are either handled by the other type, or fall back on the default implementation.</text:p>
      <text:p text:style-name="TN">Table 8.22</text:p>
      <text:p text:style-name="TH">Operator and overloaded builtin function results for all sequence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Operation</text:p>
            </table:table-cell>
            <table:table-cell table:style-name="Table23.A1" office:value-type="string">
              <text:p text:style-name="P1">Expression</text:p>
            </table:table-cell>
            <table:table-cell table:style-name="Table23.C1" office:value-type="string">
              <text:p text:style-name="P1">Result of Operation</text:p>
            </table:table-cell>
          </table:table-row>
        </table:table-header-rows>
        <table:table-row>
          <table:table-cell table:style-name="Table23.A2" office:value-type="string">
            <text:p text:style-name="TB">Length retrieval</text:p>
          </table:table-cell>
          <table:table-cell table:style-name="Table23.A2" office:value-type="string">
            <text:p text:style-name="P2">len(s)</text:p>
          </table:table-cell>
          <table:table-cell table:style-name="Table23.C2" office:value-type="string">
            <text:p text:style-name="TB">The result is the native integer value identifying the number of items in the sequence.</text:p>
          </table:table-cell>
        </table:table-row>
        <table:table-row>
          <table:table-cell table:style-name="Table23.A2" office:value-type="string">
            <text:p text:style-name="TB">Iteration</text:p>
          </table:table-cell>
          <table:table-cell table:style-name="Table23.A2" office:value-type="string">
            <text:p text:style-name="P2">iter(s)</text:p>
          </table:table-cell>
          <table:table-cell table:style-name="Table23.C2" office:value-type="string">
            <text:p text:style-name="TB">The result is an iterator that, aside from efficiency, is equivalent to the Python generator:<text:line-break/><text:span text:style-name="CD1"><text:tab/></text:span><text:span text:style-name="CD2">def</text:span><text:span text:style-name="CD1"> iter(s):<text:line-break/><text:tab/> <text:s text:c="3"/></text:span><text:span text:style-name="CD2">for</text:span><text:span text:style-name="CD1"> i </text:span><text:span text:style-name="CD2">in</text:span><text:span text:style-name="CD1"> range(len(s)):<text:line-break/><text:tab/> <text:s text:c="7"/></text:span><text:span text:style-name="CD2">yield</text:span><text:span text:style-name="CD1"> s[i]</text:span></text:p>
          </table:table-cell>
        </table:table-row>
        <table:table-row>
          <table:table-cell table:style-name="Table23.A2" office:value-type="string">
            <text:p text:style-name="TB">Reverse Iteration</text:p>
          </table:table-cell>
          <table:table-cell table:style-name="Table23.A2" office:value-type="string">
            <text:p text:style-name="P2">reversed(s)</text:p>
          </table:table-cell>
          <table:table-cell table:style-name="Table23.C2" office:value-type="string">
            <text:p text:style-name="TB">The result is an iterator that, aside from efficiency, is equivalent to the Python generator:<text:line-break/><text:span text:style-name="CD1"><text:tab/></text:span><text:span text:style-name="CD2">def</text:span><text:span text:style-name="CD1"> reversed(s):<text:line-break/><text:tab/> <text:s text:c="3"/></text:span><text:span text:style-name="CD2">for</text:span><text:span text:style-name="CD1"> i </text:span><text:span text:style-name="CD2">in</text:span><text:span text:style-name="CD1"> range(len(s)-1, -1, -1):<text:line-break/><text:tab/> <text:s text:c="7"/></text:span><text:span text:style-name="CD2">yield</text:span><text:span text:style-name="CD1"> s[i]</text:span></text:p>
          </table:table-cell>
        </table:table-row>
        <table:table-row>
          <table:table-cell table:style-name="Table23.A2" office:value-type="string">
            <text:p text:style-name="TB">Hashing</text:p>
          </table:table-cell>
          <table:table-cell table:style-name="Table23.A2" office:value-type="string">
            <text:p text:style-name="P2">hash(s)</text:p>
          </table:table-cell>
          <table:table-cell table:style-name="Table23.C2" office:value-type="string">
            <text:p text:style-name="TB">The hash of an immutable sequence is determined based on the hash values of the items it contains, and can hence only be hashed if all of the items it contains can be hashed. The value of a mutable sequence may change over time, and hence mutable sequences cannot be hashed (attempting to do so raises <text:span text:style-name="CD1">TypeError</text:span>).</text:p>
          </table:table-cell>
        </table:table-row>
        <table:table-row>
          <table:table-cell table:style-name="Table23.A2" office:value-type="string">
            <text:p text:style-name="TB">Item Retrieval</text:p>
          </table:table-cell>
          <table:table-cell table:style-name="Table23.A2" office:value-type="string">
            <text:p text:style-name="P2">s[i]</text:p>
          </table:table-cell>
          <table:table-cell table:style-name="Table23.C2" office:value-type="string">
            <text:p text:style-name="TB">The result is the item stored at the specified index from the beginning of sequence (the first item is at index 0). The supplied value is coerced to a native integer with <text:span text:style-name="CD1">operator.index()</text:span>. The length of sequence is added to negative indices before attempting to retrieve the value. If the specified index is not within the bounds of the <text:soft-page-break/>sequence <text:s/><text:span text:style-name="CD1">IndexError</text:span> is raised.</text:p>
          </table:table-cell>
        </table:table-row>
        <table:table-row>
          <table:table-cell table:style-name="Table23.A2" office:value-type="string">
            <text:p text:style-name="TB">Slice Retrieval</text:p>
          </table:table-cell>
          <table:table-cell table:style-name="Table23.A2" office:value-type="string">
            <text:p text:style-name="P2">s[i:j:k]</text:p>
          </table:table-cell>
          <table:table-cell table:style-name="Table23.C2" office:value-type="string">
            <text:p text:style-name="TB">The result is a sequence of the same type as the current sequence, with the contents matching the items produced by the following generator expression:<text:line-break/>(<text:span text:style-name="CD1">s[i] </text:span><text:span text:style-name="CD2">for</text:span><text:span text:style-name="CD1"> i </text:span><text:span text:style-name="CD2">in</text:span><text:span text:style-name="CD1"> range(*slice(i, j, k).indices(len(s))))</text:span></text:p>
          </table:table-cell>
        </table:table-row>
        <table:table-row>
          <table:table-cell table:style-name="Table23.A2" office:value-type="string">
            <text:p text:style-name="TB">Concatenation</text:p>
          </table:table-cell>
          <table:table-cell table:style-name="Table23.A2" office:value-type="string">
            <text:p text:style-name="P2">s + t</text:p>
          </table:table-cell>
          <table:table-cell table:style-name="Table23.C2" office:value-type="string">
            <text:p text:style-name="TB">The result is a new sequence of the same type as the original sequences containing the concatenation of the two sequences. Both operands must be of the same sequence type.</text:p>
          </table:table-cell>
        </table:table-row>
        <table:table-row>
          <table:table-cell table:style-name="Table23.A2" office:value-type="string">
            <text:p text:style-name="TB">Repetition</text:p>
          </table:table-cell>
          <table:table-cell table:style-name="Table23.A2" office:value-type="string">
            <text:p text:style-name="P2">s * n<text:line-break/>n * s</text:p>
          </table:table-cell>
          <table:table-cell table:style-name="Table23.C2" office:value-type="string">
            <text:p text:style-name="TB">The result is a new sequence of the same type containing the specified number of repetitions of the original sequence. Each repetition is a shallow copy of the original, so mutable objects are shared between repetitions. The other operand is coerced to a native integer with <text:span text:style-name="CD1">operator.index()</text:span>. </text:p>
          </table:table-cell>
        </table:table-row>
        <table:table-row>
          <table:table-cell table:style-name="Table23.A2" office:value-type="string">
            <text:p text:style-name="TB">Equivalence testing</text:p>
          </table:table-cell>
          <table:table-cell table:style-name="Table23.A2" office:value-type="string">
            <text:p text:style-name="P2">a == b<text:line-break/>a != b</text:p>
          </table:table-cell>
          <table:table-cell table:style-name="Table23.C2" office:value-type="string">
            <text:p text:style-name="TB">An equivalence test between sequences returns <text:span text:style-name="CD1">True</text:span> if the sequences are of the same type and length and each of their elements is equal to the corresponding element in the other sequence.</text:p>
          </table:table-cell>
        </table:table-row>
        <table:table-row>
          <table:table-cell table:style-name="Table23.A2" office:value-type="string">
            <text:p text:style-name="TB">Ordering</text:p>
          </table:table-cell>
          <table:table-cell table:style-name="Table23.A2" office:value-type="string">
            <text:p text:style-name="P2">a &lt; b<text:line-break/>a &lt;= b<text:line-break/>a &gt;= b<text:line-break/>a &gt; b<text:line-break/>cmp(a, b)</text:p>
          </table:table-cell>
          <table:table-cell table:style-name="Table23.C2" office:value-type="string">
            <text:p text:style-name="TB">Relative ordering of sequences is supported if the sequences are of the same type and an ordering is defined between each of their corresponding elements. The relative order of the two sequences is determined by the relative order of the first pair of elements that are not equal.</text:p>
          </table:table-cell>
        </table:table-row>
      </table:table>
      <text:h text:style-name="HD" text:outline-level="3">8.3.2 Mutable Sequence (list)</text:h>
      <text:p text:style-name="BodyNoIndent">The builtin mutable sequence type, <text:span text:style-name="CD1">list</text:span>, is tailored for working with variable length ordered data sets. Lists are created as either list displays or list comprehensions, or by invoking the constructor on an existing iterable object.</text:p>
      <text:p text:style-name="Body">Table 8.23 shows the various operators and overloaded builtin functions supported by all mutable sequences. All operations involving types not listed are either handled by the other type, or fall back on the default implementation. Table 8.24 shows additional methods provided by the <text:span text:style-name="CD1">list</text:span> type. Other mutable sequences in the standard library, such as <text:span text:style-name="CD1">array.array</text:span> and <text:span text:style-name="CD1">collections.deque</text:span>, may provide some, none or all of these methods. When they are provided, they perform the same function as they do for lists (although their performance characteristics may be different).</text:p>
      <text:p text:style-name="TN">Table 8.23</text:p>
      <text:p text:style-name="TH">Additional operations supported by mutable sequence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Operation</text:p>
            </table:table-cell>
            <table:table-cell table:style-name="Table27.A1" office:value-type="string">
              <text:p text:style-name="P1">Statement</text:p>
            </table:table-cell>
            <table:table-cell table:style-name="Table27.C1" office:value-type="string">
              <text:p text:style-name="P1">Result of Operation</text:p>
            </table:table-cell>
          </table:table-row>
        </table:table-header-rows>
        <table:table-row>
          <table:table-cell table:style-name="Table27.A2" office:value-type="string">
            <text:p text:style-name="TB">Item Assignment</text:p>
          </table:table-cell>
          <table:table-cell table:style-name="Table27.A2" office:value-type="string">
            <text:p text:style-name="P2">s[i] = x</text:p>
          </table:table-cell>
          <table:table-cell table:style-name="Table27.C2" office:value-type="string">
            <text:p text:style-name="TB">This statement sets the item stored in the sequence at the specified index to be the specified value, such that <text:span text:style-name="CD1">s[i] </text:span><text:span text:style-name="CD2">is</text:span><text:span text:style-name="CD1"> x</text:span>. The index value is handled as for item retrieval.</text:p>
          </table:table-cell>
        </table:table-row>
        <table:table-row>
          <table:table-cell table:style-name="Table27.A2" office:value-type="string">
            <text:p text:style-name="TB">Slice Assignment</text:p>
          </table:table-cell>
          <table:table-cell table:style-name="Table27.A2" office:value-type="string">
            <text:p text:style-name="P2">s[i:j:k] = x</text:p>
          </table:table-cell>
          <table:table-cell table:style-name="Table27.C2" office:value-type="string">
            <text:p text:style-name="TB">This statement sets the value of the specified slice of the sequence, such that <text:span text:style-name="CD1">s[i:j:k] </text:span><text:span text:style-name="CD2">==</text:span><text:span text:style-name="CD1"> type(s)(x)</text:span>. The index values are handled as for slice retrieval. If the step in the slice is anything other than 1, the assigned value must be an iterable of the same length as the slice being replaced. If the slice in the step is one, then the assigned value may be any iterable, and the overall length of the sequence is reduced or increased accordingly.</text:p>
          </table:table-cell>
        </table:table-row>
        <table:table-row>
          <table:table-cell table:style-name="Table27.A2" office:value-type="string">
            <text:p text:style-name="TB">Item Deletion</text:p>
          </table:table-cell>
          <table:table-cell table:style-name="Table27.A2" office:value-type="string">
            <text:p text:style-name="P2"><text:span text:style-name="CD2">del</text:span> s[i]</text:p>
          </table:table-cell>
          <table:table-cell table:style-name="Table27.C2" office:value-type="string">
            <text:p text:style-name="TB">This statement removes the item stored in the sequence at the specified index, reducing the length of sequence by one. The index value is handled as for item retrieval.</text:p>
          </table:table-cell>
        </table:table-row>
        <table:table-row>
          <table:table-cell table:style-name="Table27.A2" office:value-type="string">
            <text:p text:style-name="TB">Slice Deletion</text:p>
          </table:table-cell>
          <table:table-cell table:style-name="Table27.A2" office:value-type="string">
            <text:p text:style-name="P2"><text:span text:style-name="CD2">del</text:span> s[i:j:k]</text:p>
          </table:table-cell>
          <table:table-cell table:style-name="Table27.C2" office:value-type="string">
            <text:p text:style-name="TB">This statement removes all of the item in the specified slice from the sequence, reducing the length of the sequence by the number of items in the slice. The index values are handled as for slice retrieval. </text:p>
          </table:table-cell>
        </table:table-row>
        <table:table-row>
          <table:table-cell table:style-name="Table27.A2" office:value-type="string">
            <text:p text:style-name="TB">In-Place Concatenation</text:p>
          </table:table-cell>
          <table:table-cell table:style-name="Table27.A2" office:value-type="string">
            <text:p text:style-name="P2">s += x</text:p>
          </table:table-cell>
          <table:table-cell table:style-name="Table27.C2" office:value-type="string">
            <text:p text:style-name="TB">Aside from efficiency, this statement is equivalent to the statement: <text:span text:style-name="CD1">s[:] = s + x</text:span>.</text:p>
          </table:table-cell>
        </table:table-row>
        <table:table-row>
          <table:table-cell table:style-name="Table27.A2" office:value-type="string">
            <text:p text:style-name="TB">In-Place Repetition</text:p>
          </table:table-cell>
          <table:table-cell table:style-name="Table27.A2" office:value-type="string">
            <text:p text:style-name="P2">s *= n</text:p>
          </table:table-cell>
          <table:table-cell table:style-name="Table27.C2" office:value-type="string">
            <text:p text:style-name="TB">Aside from efficiency, this statement is equivalent to the statement: <text:span text:style-name="CD1">s[:] = s * n</text:span>.</text:p>
          </table:table-cell>
        </table:table-row>
      </table:table>
      <text:p text:style-name="TN"><text:soft-page-break/>Table 8.24</text:p>
      <text:p text:style-name="TH">Methods provided by list objects</text:p>
      <table:table table:name="Table24" table:style-name="Table24">
        <table:table-column table:style-name="Table24.A"/>
        <table:table-column table:style-name="Table24.B"/>
        <table:table-header-rows>
          <table:table-row>
            <table:table-cell table:style-name="Table24.A1" office:value-type="string">
              <text:p text:style-name="P1">Name</text:p>
            </table:table-cell>
            <table:table-cell table:style-name="Table24.B1" office:value-type="string">
              <text:p text:style-name="P1">Description</text:p>
            </table:table-cell>
          </table:table-row>
        </table:table-header-rows>
        <table:table-row>
          <table:table-cell table:style-name="Table24.A2" office:value-type="string">
            <text:p text:style-name="TCCP">append</text:p>
          </table:table-cell>
          <table:table-cell table:style-name="Table24.B2" office:value-type="string">
            <text:p text:style-name="TB1"><text:span text:style-name="E1">Signature:</text:span> <text:span text:style-name="CD1">s.append(x)</text:span><text:line-break/>Aside from efficiency, this instance method is equivalent to the statement: <text:span text:style-name="CD1">s += [x]</text:span>.</text:p>
          </table:table-cell>
        </table:table-row>
        <table:table-row>
          <table:table-cell table:style-name="Table24.A2" office:value-type="string">
            <text:p text:style-name="P2">extend</text:p>
          </table:table-cell>
          <table:table-cell table:style-name="Table24.B2" office:value-type="string">
            <text:p text:style-name="TB"><text:span text:style-name="E1">Signature:</text:span> <text:span text:style-name="CD1">s.extend(x)</text:span><text:line-break/>Aside from efficiency, this instance method is equivalent to the statement: <text:span text:style-name="CD1">s += x</text:span>.</text:p>
          </table:table-cell>
        </table:table-row>
        <table:table-row>
          <table:table-cell table:style-name="Table24.A2" office:value-type="string">
            <text:p text:style-name="P2">count</text:p>
          </table:table-cell>
          <table:table-cell table:style-name="Table24.B2" office:value-type="string">
            <text:p text:style-name="TB"><text:span text:style-name="E1">Signature:</text:span> <text:span text:style-name="CD1">s.count(x)</text:span><text:line-break/>This instance method returns the count of the number of items in the sequence which are equal to the supplied argument.</text:p>
          </table:table-cell>
        </table:table-row>
        <table:table-row>
          <table:table-cell table:style-name="Table24.A2" office:value-type="string">
            <text:p text:style-name="P2">index</text:p>
          </table:table-cell>
          <table:table-cell table:style-name="Table24.B2" office:value-type="string">
            <text:p text:style-name="TB"><text:span text:style-name="E1">Signature:</text:span> <text:span text:style-name="CD1">s.index(x[, i[, j]])</text:span><text:line-break/>This instance method returns the first index in the sequence where the value at that index is equal to the supplied value, and the returned index is in the range <text:span text:style-name="CD1">[i, j)</text:span>. If <text:span text:style-name="CD1">i</text:span> is omitted it defaults to zero, and if <text:span text:style-name="CD1">j</text:span> is omitted it defaults to <text:span text:style-name="CD1">len(s)</text:span>. Negative index values are adjusted as for normal slice indices. If no suitable index is found, <text:span text:style-name="CD1">ValueError</text:span> is raised.</text:p>
          </table:table-cell>
        </table:table-row>
        <table:table-row>
          <table:table-cell table:style-name="Table24.A2" office:value-type="string">
            <text:p text:style-name="P2">insert</text:p>
          </table:table-cell>
          <table:table-cell table:style-name="Table24.B2" office:value-type="string">
            <text:p text:style-name="TB"><text:span text:style-name="E1">Signature:</text:span> <text:span text:style-name="CD1">s.insert(i, x)</text:span><text:line-break/>This instance method is equivalent to the statement: <text:span text:style-name="CD1">s[i:i] = [x]</text:span>.</text:p>
          </table:table-cell>
        </table:table-row>
        <table:table-row>
          <table:table-cell table:style-name="Table24.A2" office:value-type="string">
            <text:p text:style-name="P2">pop</text:p>
          </table:table-cell>
          <table:table-cell table:style-name="Table24.B2" office:value-type="string">
            <text:p text:style-name="TB"><text:span text:style-name="E1">Signature:</text:span> <text:span text:style-name="CD1">s.pop([i])</text:span><text:line-break/>This instance method retrieves the item at the specified index, removes it from the sequence, and then returns it. If no index is specified, it defaults to the last value in the sequence.</text:p>
          </table:table-cell>
        </table:table-row>
        <table:table-row>
          <table:table-cell table:style-name="Table24.A2" office:value-type="string">
            <text:p text:style-name="P2">remove</text:p>
          </table:table-cell>
          <table:table-cell table:style-name="Table24.B2" office:value-type="string">
            <text:p text:style-name="TB"><text:span text:style-name="E1">Signature:</text:span> <text:span text:style-name="CD1">s.remove(x)</text:span><text:line-break/>This instance method is equivalent to the statement: <text:span text:style-name="CD2">del</text:span><text:span text:style-name="CD1"> s[s.index(x)]</text:span>.</text:p>
          </table:table-cell>
        </table:table-row>
        <table:table-row>
          <table:table-cell table:style-name="Table24.A2" office:value-type="string">
            <text:p text:style-name="P2">reverse</text:p>
          </table:table-cell>
          <table:table-cell table:style-name="Table24.B2" office:value-type="string">
            <text:p text:style-name="TB"><text:span text:style-name="E1">Signature:</text:span> <text:span text:style-name="CD1">s.reverse()</text:span><text:line-break/>This instance method reverses the sequence in place. It does not return a value. Use the builtin function <text:span text:style-name="CD1">reversed()</text:span> to reverse an existing sequence into a new list.</text:p>
          </table:table-cell>
        </table:table-row>
        <table:table-row>
          <table:table-cell table:style-name="Table24.A2" office:value-type="string">
            <text:p text:style-name="P2">sort</text:p>
          </table:table-cell>
          <table:table-cell table:style-name="Table24.B2" office:value-type="string">
            <text:p text:style-name="TB"><text:span text:style-name="E1">Signature:</text:span> <text:span text:style-name="CD1">s.sort([cmp[, key[, reverse]]])</text:span><text:line-break/>This instance method sorts the sequence in place. It does not return a value. Use the builtin function <text:span text:style-name="CD1">sorted()</text:span> to sort an existing sequence into a new list.<text:line-break/>The optional arguments allow the use of a sort order other than the ordering defined by the normal comparison operations. If supplied, the <text:span text:style-name="CD1">cmp</text:span> argument specifies a custom comparison function with the same signature as the builtin <text:span text:style-name="CD1">cmp()</text:span> function. Alternatively, the <text:span text:style-name="CD1">key</text:span> argument can be used to specify a function of one argument that is used to extract a comparison key from each list element. This comparison key is then used instead of the list element to determine the ordering in the sequence. The <text:span text:style-name="CD1">reverse</text:span> argument is a boolean value that determines whether or not to sort the list into reverse order (doing this while sorting is faster than sorting the list and then reversing it). <text:line-break/>In general, it is much faster to use the <text:span text:style-name="CD1">key</text:span> and <text:span text:style-name="CD1">reverse</text:span> arguments to control the sorting process, as the <text:span text:style-name="CD1">key</text:span> argument only needs to be called once for each item in the list. A custom comparison function, on the other hand, needs to be called every time the sorting algorithm needs to to compare a pair of objects.<text:line-break/>Starting with Python 2.3, the sorting operation is guaranteed to be stable – it will not change the relative order of items which compare equal for using the current key or comparison function.</text:p>
          </table:table-cell>
        </table:table-row>
      </table:table>
      <text:h text:style-name="HD" text:outline-level="3">8.3.3 Immutable Set (frozenset)</text:h>
      <text:p text:style-name="BodyNoIndent">The immutable set type, <text:span text:style-name="CD1">frozenset</text:span>, is tailored for working with fixed length unordered data sets. Frozen sets are constructed by invoking the constructor on an existing iterable object. Python sets are true sets – duplicate values are ignored. When ordering is not important, converting a sequence of immutable values to a set can be a convenient way of eliminating duplicates.</text:p>
      <text:p text:style-name="Body">The builtin set types use a hash table based implementation to support O(1) membership tests, thus requiring that the items they contain be immutable. The primary benefit of the immutable set type is that it can be included in other sets, as well being usable as a dictionary key.</text:p>
      <text:p text:style-name="Body"><text:soft-page-break/>Table 8.25 shows the various operators and overloaded builtin functions common to the mutable and immutable set types. All operations involving types not listed are either handled by the other type, or fall back on the default implementation. Table 8.26 shows additional methods provided by both the <text:span text:style-name="CD1">set</text:span> and <text:span text:style-name="CD1">frozenset</text:span> types.</text:p>
      <text:p text:style-name="TN">Table 8.25</text:p>
      <text:p text:style-name="TH">Operator and overloaded builtin function results for all set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Operation</text:p>
            </table:table-cell>
            <table:table-cell table:style-name="Table30.A1" office:value-type="string">
              <text:p text:style-name="P1">Expression</text:p>
            </table:table-cell>
            <table:table-cell table:style-name="Table30.C1" office:value-type="string">
              <text:p text:style-name="P1">Result of Operation</text:p>
            </table:table-cell>
          </table:table-row>
        </table:table-header-rows>
        <table:table-row>
          <table:table-cell table:style-name="Table30.A2" office:value-type="string">
            <text:p text:style-name="TB">Length retrieval</text:p>
          </table:table-cell>
          <table:table-cell table:style-name="Table30.A2" office:value-type="string">
            <text:p text:style-name="P2">len(s)</text:p>
          </table:table-cell>
          <table:table-cell table:style-name="Table30.C2" office:value-type="string">
            <text:p text:style-name="TB">The result is the native integer value identifying the number of items in the set.</text:p>
          </table:table-cell>
        </table:table-row>
        <table:table-row>
          <table:table-cell table:style-name="Table30.A2" office:value-type="string">
            <text:p text:style-name="TB">Iteration</text:p>
          </table:table-cell>
          <table:table-cell table:style-name="Table30.A2" office:value-type="string">
            <text:p text:style-name="P2">iter(s)</text:p>
          </table:table-cell>
          <table:table-cell table:style-name="Table30.C2" office:value-type="string">
            <text:p text:style-name="TB">The result is an iterator that returns the items of the set in an arbitrary order. While this order is arbitrary, it will be consistent for an immutable set. For a mutable set, the order of iteration will only change if the contents of the set change.</text:p>
          </table:table-cell>
        </table:table-row>
        <table:table-row>
          <table:table-cell table:style-name="Table30.A2" office:value-type="string">
            <text:p text:style-name="TB">Hashing</text:p>
          </table:table-cell>
          <table:table-cell table:style-name="Table30.A2" office:value-type="string">
            <text:p text:style-name="P2">hash(s)</text:p>
          </table:table-cell>
          <table:table-cell table:style-name="Table30.C2" office:value-type="string">
            <text:p text:style-name="TB">The hash of an immutable set is determined based on the hash values of the items it contains. The value of a mutable set may change over time, and hence mutable sets cannot be hashed (attempting to do so raises <text:span text:style-name="CD1">TypeError</text:span>).</text:p>
          </table:table-cell>
        </table:table-row>
        <table:table-row>
          <table:table-cell table:style-name="Table30.A2" office:value-type="string">
            <text:p text:style-name="TB">Union</text:p>
          </table:table-cell>
          <table:table-cell table:style-name="Table30.A2" office:value-type="string">
            <text:p text:style-name="P2">s | t</text:p>
          </table:table-cell>
          <table:table-cell table:style-name="Table30.C2" office:value-type="string">
            <text:p text:style-name="TB">The result is a new set of the same type as the left operand containing all values that occur in either of the original sets. The right operand must also be one of the builtin set types.</text:p>
          </table:table-cell>
        </table:table-row>
        <table:table-row>
          <table:table-cell table:style-name="Table30.A2" office:value-type="string">
            <text:p text:style-name="TB">Intersection</text:p>
          </table:table-cell>
          <table:table-cell table:style-name="Table30.A2" office:value-type="string">
            <text:p text:style-name="P2">s &amp; t</text:p>
          </table:table-cell>
          <table:table-cell table:style-name="Table30.C2" office:value-type="string">
            <text:p text:style-name="TB">The result is a new set of the same type as the left operand containing only those values that occur in both of the original sets. The right operand must also be one of the builtin set types.</text:p>
          </table:table-cell>
        </table:table-row>
        <table:table-row>
          <table:table-cell table:style-name="Table30.A2" office:value-type="string">
            <text:p text:style-name="TB">Difference</text:p>
          </table:table-cell>
          <table:table-cell table:style-name="Table30.A2" office:value-type="string">
            <text:p text:style-name="P2">s - t</text:p>
          </table:table-cell>
          <table:table-cell table:style-name="Table30.C2" office:value-type="string">
            <text:p text:style-name="TB">The result is a new set of the same type as the left operand containing only those values that occur in the left operand, but not in the right operand. The right operand must also be one of the builtin set types.</text:p>
          </table:table-cell>
        </table:table-row>
        <table:table-row>
          <table:table-cell table:style-name="Table30.A2" office:value-type="string">
            <text:p text:style-name="TB">Symmetric difference</text:p>
          </table:table-cell>
          <table:table-cell table:style-name="Table30.A2" office:value-type="string">
            <text:p text:style-name="P2">s ^ t</text:p>
          </table:table-cell>
          <table:table-cell table:style-name="Table30.C2" office:value-type="string">
            <text:p text:style-name="TB">Aside from precedence handling and algorithmic efficiency, this expression is equivalent to: <text:line-break/><text:span text:style-name="CD1">((s | t) – (s &amp; t))</text:span></text:p>
          </table:table-cell>
        </table:table-row>
        <table:table-row>
          <table:table-cell table:style-name="Table30.A2" office:value-type="string">
            <text:p text:style-name="TB">Containment testing</text:p>
          </table:table-cell>
          <table:table-cell table:style-name="Table30.A2" office:value-type="string">
            <text:p text:style-name="P2">x <text:span text:style-name="CD2">in</text:span> s<text:line-break/>x <text:span text:style-name="CD2">not</text:span> <text:span text:style-name="CD2">in</text:span> s</text:p>
          </table:table-cell>
          <table:table-cell table:style-name="Table30.C2" office:value-type="string">
            <text:p text:style-name="TB">Sets support O(1) hash based containment testing. Attempting to perform a containment test with a value that does not support hashing will result in <text:span text:style-name="CD1">TypeError</text:span> being raised.</text:p>
          </table:table-cell>
        </table:table-row>
        <table:table-row>
          <table:table-cell table:style-name="Table30.A2" office:value-type="string">
            <text:p text:style-name="TB">Equivalence testing</text:p>
          </table:table-cell>
          <table:table-cell table:style-name="Table30.A2" office:value-type="string">
            <text:p text:style-name="P2">s == t<text:line-break/>s != t</text:p>
          </table:table-cell>
          <table:table-cell table:style-name="Table30.C2" office:value-type="string">
            <text:p text:style-name="TB">An equivalence test between two sets returns <text:span text:style-name="CD1">True</text:span> if all of the elements in each set are also present in the other set. The other operand must also be one of the builtin set types.</text:p>
          </table:table-cell>
        </table:table-row>
        <table:table-row>
          <table:table-cell table:style-name="Table30.A2" office:value-type="string">
            <text:p text:style-name="TB">Subset testing</text:p>
          </table:table-cell>
          <table:table-cell table:style-name="Table30.A2" office:value-type="string">
            <text:p text:style-name="P2">s &lt; t<text:line-break/>s &lt;= t</text:p>
          </table:table-cell>
          <table:table-cell table:style-name="Table30.C2" office:value-type="string">
            <text:p text:style-name="TB">A set can be tested to see if it is a subset of another set. This test may be for a strict subset, or the sets may also be permitted to be equivalent. The other operand must also be one of the builtin set types.</text:p>
          </table:table-cell>
        </table:table-row>
        <table:table-row>
          <table:table-cell table:style-name="Table30.A2" office:value-type="string">
            <text:p text:style-name="TB">Superset testing</text:p>
          </table:table-cell>
          <table:table-cell table:style-name="Table30.A2" office:value-type="string">
            <text:p text:style-name="P2">s &gt;= t<text:line-break/>s &gt; t</text:p>
          </table:table-cell>
          <table:table-cell table:style-name="Table30.C2" office:value-type="string">
            <text:p text:style-name="TB">A set can be tested to see if it is a superset of another set. This test may be for a strict superset, or the sets may also be permitted to be equivalent. The other operand must also be one of the builtin set types.</text:p>
          </table:table-cell>
        </table:table-row>
      </table:table>
      <text:p text:style-name="TN">Table 8.26</text:p>
      <text:p text:style-name="TH">Methods provided by both set and frozenset objects</text:p>
      <table:table table:name="Table26" table:style-name="Table26">
        <table:table-column table:style-name="Table26.A"/>
        <table:table-column table:style-name="Table26.B"/>
        <table:table-header-rows>
          <table:table-row>
            <table:table-cell table:style-name="Table26.A1" office:value-type="string">
              <text:p text:style-name="P1">Name</text:p>
            </table:table-cell>
            <table:table-cell table:style-name="Table26.B1" office:value-type="string">
              <text:p text:style-name="P1">Description</text:p>
            </table:table-cell>
          </table:table-row>
        </table:table-header-rows>
        <table:table-row>
          <table:table-cell table:style-name="Table26.A2" office:value-type="string">
            <text:p text:style-name="TCCP">issubset</text:p>
          </table:table-cell>
          <table:table-cell table:style-name="Table26.B2" office:value-type="string">
            <text:p text:style-name="TB1"><text:span text:style-name="E1">Signature:</text:span> <text:span text:style-name="CD1">s.issubset(t)</text:span><text:line-break/>This instance method is equivalent to the expression: <text:span text:style-name="CD1">(s &lt;= t)</text:span>.</text:p>
          </table:table-cell>
        </table:table-row>
        <table:table-row>
          <table:table-cell table:style-name="Table26.A2" office:value-type="string">
            <text:p text:style-name="P2">issuperset</text:p>
          </table:table-cell>
          <table:table-cell table:style-name="Table26.B2" office:value-type="string">
            <text:p text:style-name="TB"><text:span text:style-name="E1">Signature:</text:span> <text:span text:style-name="CD1">s.issuperset(x)</text:span><text:line-break/>This instance method is equivalent to the expression: <text:span text:style-name="CD1">(s &gt;= t)</text:span>.</text:p>
          </table:table-cell>
        </table:table-row>
        <table:table-row>
          <table:table-cell table:style-name="Table26.A2" office:value-type="string">
            <text:p text:style-name="P2">union</text:p>
          </table:table-cell>
          <table:table-cell table:style-name="Table26.B2" office:value-type="string">
            <text:p text:style-name="TB"><text:span text:style-name="E1">Signature:</text:span> <text:span text:style-name="CD1">s.union(t)</text:span><text:line-break/>This instance method is similar to the expression <text:span text:style-name="CD1">(s | t)</text:span>, but the argument is allowed to be any iterable instead of being restricted to the builtin set types.</text:p>
          </table:table-cell>
        </table:table-row>
        <table:table-row>
          <table:table-cell table:style-name="Table26.A2" office:value-type="string">
            <text:p text:style-name="P2">intersection</text:p>
          </table:table-cell>
          <table:table-cell table:style-name="Table26.B2" office:value-type="string">
            <text:p text:style-name="TB"><text:span text:style-name="E1">Signature:</text:span> <text:span text:style-name="CD1">s.intersection(t)</text:span><text:line-break/>This instance method is similar to the expression <text:span text:style-name="CD1">(s &amp; t)</text:span>, but the argument is allowed to be any iterable instead of being restricted to the builtin set types.</text:p>
          </table:table-cell>
        </table:table-row>
        <text:soft-page-break/>
        <table:table-row>
          <table:table-cell table:style-name="Table26.A2" office:value-type="string">
            <text:p text:style-name="P2">difference</text:p>
          </table:table-cell>
          <table:table-cell table:style-name="Table26.B2" office:value-type="string">
            <text:p text:style-name="TB"><text:span text:style-name="E1">Signature:</text:span> <text:span text:style-name="CD1">s.difference(t)</text:span><text:line-break/>This instance method is similar to the expression <text:span text:style-name="CD1">(s - t)</text:span>, but the argument is allowed to be any iterable instead of being restricted to the builtin set types.</text:p>
          </table:table-cell>
        </table:table-row>
        <table:table-row>
          <table:table-cell table:style-name="Table26.A2" office:value-type="string">
            <text:p text:style-name="P2">symmetric_difference</text:p>
          </table:table-cell>
          <table:table-cell table:style-name="Table26.B2" office:value-type="string">
            <text:p text:style-name="TB"><text:span text:style-name="E1">Signature:</text:span> <text:span text:style-name="CD1">s.symmetric_difference(t)</text:span><text:line-break/>This instance method is similar to the expression <text:span text:style-name="CD1">(s ^ t)</text:span>, but the argument is allowed to be any iterable instead of being restricted to the builtin set types.</text:p>
          </table:table-cell>
        </table:table-row>
        <table:table-row>
          <table:table-cell table:style-name="Table26.A2" office:value-type="string">
            <text:p text:style-name="P2">copy</text:p>
          </table:table-cell>
          <table:table-cell table:style-name="Table26.B2" office:value-type="string">
            <text:p text:style-name="TB"><text:span text:style-name="E1">Signature:</text:span> <text:span text:style-name="CD1">s.copy()</text:span><text:line-break/>This instance method returns a shallow copy of the set. It is the equivalent of performing the full range slice retrieval operation <text:span text:style-name="CD1">s[:]</text:span> on a sequence.</text:p>
          </table:table-cell>
        </table:table-row>
      </table:table>
      <text:h text:style-name="HD" text:outline-level="3">8.3.3 Mutable Set (set)</text:h>
      <text:p text:style-name="BodyNoIndent">The mutable set type, <text:span text:style-name="CD1">set</text:span>, is tailored for working with variable length unordered data sets. Sets are constructed by invoking the constructor on an existing iterable object.</text:p>
      <text:p text:style-name="Body">Table 8.27 shows the various operators and overloaded builtin functions supported by mutable sets. All operations involving types not listed are either handled by the other type, or fall back on the default implementation. Table 8.24 shows additional methods provided by the <text:span text:style-name="CD1">set</text:span> type.</text:p>
      <text:p text:style-name="TN">Table 8.25</text:p>
      <text:p text:style-name="TH">Operator and overloaded builtin function results for mutable set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Operation</text:p>
            </table:table-cell>
            <table:table-cell table:style-name="Table28.A1" office:value-type="string">
              <text:p text:style-name="P1">Statement</text:p>
            </table:table-cell>
            <table:table-cell table:style-name="Table28.C1" office:value-type="string">
              <text:p text:style-name="P1">Result of Operation</text:p>
            </table:table-cell>
          </table:table-row>
        </table:table-header-rows>
        <table:table-row>
          <table:table-cell table:style-name="Table28.A2" office:value-type="string">
            <text:p text:style-name="TB">Union update</text:p>
          </table:table-cell>
          <table:table-cell table:style-name="Table28.A2" office:value-type="string">
            <text:p text:style-name="P2">s |= t</text:p>
          </table:table-cell>
          <table:table-cell table:style-name="Table28.C2" office:value-type="string">
            <text:p text:style-name="TB">This statement updates the original set by adding all of the elements in the other set. The right operand must also be one of the builtin set types.</text:p>
          </table:table-cell>
        </table:table-row>
        <table:table-row>
          <table:table-cell table:style-name="Table28.A2" office:value-type="string">
            <text:p text:style-name="TB">Intersection update</text:p>
          </table:table-cell>
          <table:table-cell table:style-name="Table28.A2" office:value-type="string">
            <text:p text:style-name="P2">s &amp;= t</text:p>
          </table:table-cell>
          <table:table-cell table:style-name="Table28.C2" office:value-type="string">
            <text:p text:style-name="TB">This statement updates the original set by removing all of the elements that are not also in the other set. The right operand must also be one of the builtin set types.</text:p>
          </table:table-cell>
        </table:table-row>
        <table:table-row>
          <table:table-cell table:style-name="Table28.A2" office:value-type="string">
            <text:p text:style-name="TB">Difference update</text:p>
          </table:table-cell>
          <table:table-cell table:style-name="Table28.A2" office:value-type="string">
            <text:p text:style-name="P2">s -= t</text:p>
          </table:table-cell>
          <table:table-cell table:style-name="Table28.C2" office:value-type="string">
            <text:p text:style-name="TB">This statement updates the original set by removing all of the elements that are also in the other set. The right operand must also be one of the builtin set types.</text:p>
          </table:table-cell>
        </table:table-row>
        <table:table-row>
          <table:table-cell table:style-name="Table28.A2" office:value-type="string">
            <text:p text:style-name="TB">Symmetric difference update</text:p>
          </table:table-cell>
          <table:table-cell table:style-name="Table28.A2" office:value-type="string">
            <text:p text:style-name="P2">s ^= t</text:p>
          </table:table-cell>
          <table:table-cell table:style-name="Table28.C2" office:value-type="string">
            <text:p text:style-name="TB">This statement updates the original set by removing all of the elements that are also in the other set, and adding all of the elements in the other set that are not also in the original set. The right operand must also be one of the builtin set types.</text:p>
          </table:table-cell>
        </table:table-row>
      </table:table>
      <text:p text:style-name="TN">Table 8.26</text:p>
      <text:p text:style-name="TH">Methods provided by set objects</text:p>
      <table:table table:name="Table29" table:style-name="Table29">
        <table:table-column table:style-name="Table29.A"/>
        <table:table-column table:style-name="Table29.B"/>
        <table:table-header-rows>
          <table:table-row>
            <table:table-cell table:style-name="Table29.A1" office:value-type="string">
              <text:p text:style-name="P1">Name</text:p>
            </table:table-cell>
            <table:table-cell table:style-name="Table29.B1" office:value-type="string">
              <text:p text:style-name="P1">Description</text:p>
            </table:table-cell>
          </table:table-row>
        </table:table-header-rows>
        <table:table-row>
          <table:table-cell table:style-name="Table29.A2" office:value-type="string">
            <text:p text:style-name="P2">update</text:p>
          </table:table-cell>
          <table:table-cell table:style-name="Table29.B2" office:value-type="string">
            <text:p text:style-name="TB1"><text:span text:style-name="E1">Signature:</text:span> <text:span text:style-name="CD1">s.update(t)</text:span><text:line-break/>This instance method is similar to the statement <text:span text:style-name="CD1">s |= t</text:span>, but the argument is allowed to be any iterable instead of being restricted to the builtin set types.</text:p>
          </table:table-cell>
        </table:table-row>
        <table:table-row>
          <table:table-cell table:style-name="Table29.A2" office:value-type="string">
            <text:p text:style-name="P2">intersection_update</text:p>
          </table:table-cell>
          <table:table-cell table:style-name="Table29.B2" office:value-type="string">
            <text:p text:style-name="TB"><text:span text:style-name="E1">Signature:</text:span> <text:span text:style-name="CD1">s.intersection_update(t)</text:span><text:line-break/>This instance method is similar to the statement <text:span text:style-name="CD1">s &amp;= t</text:span>, but the argument is allowed to be any iterable instead of being restricted to the builtin set types.</text:p>
          </table:table-cell>
        </table:table-row>
        <table:table-row>
          <table:table-cell table:style-name="Table29.A2" office:value-type="string">
            <text:p text:style-name="P2">difference_update</text:p>
          </table:table-cell>
          <table:table-cell table:style-name="Table29.B2" office:value-type="string">
            <text:p text:style-name="TB"><text:span text:style-name="E1">Signature:</text:span> <text:span text:style-name="CD1">s.difference_update(t)</text:span><text:line-break/>This instance method is similar to the statement <text:span text:style-name="CD1">s -= t</text:span>, but the argument is allowed to be any iterable instead of being restricted to the builtin set types.</text:p>
          </table:table-cell>
        </table:table-row>
        <table:table-row>
          <table:table-cell table:style-name="Table29.A2" office:value-type="string">
            <text:p text:style-name="P2">symmetric_difference_update</text:p>
          </table:table-cell>
          <table:table-cell table:style-name="Table29.B2" office:value-type="string">
            <text:p text:style-name="TB"><text:span text:style-name="E1">Signature:</text:span> <text:span text:style-name="CD1">s.symmetric_difference_update(t)</text:span><text:line-break/>This instance method is similar to the statement <text:span text:style-name="CD1">s ^= t</text:span>, but the argument is allowed to be any iterable instead of being restricted to the builtin set types.</text:p>
          </table:table-cell>
        </table:table-row>
        <table:table-row>
          <table:table-cell table:style-name="Table29.A2" office:value-type="string">
            <text:p text:style-name="P2">add</text:p>
          </table:table-cell>
          <table:table-cell table:style-name="Table29.B2" office:value-type="string">
            <text:p text:style-name="TB"><text:span text:style-name="E1">Signature:</text:span> <text:span text:style-name="CD1">s.add(x)</text:span><text:line-break/>This instance method adds an item to the set. <text:span text:style-name="CD1">TypeError</text:span> is raised if the item cannot be <text:soft-page-break/>hashed.</text:p>
          </table:table-cell>
        </table:table-row>
        <table:table-row>
          <table:table-cell table:style-name="Table29.A2" office:value-type="string">
            <text:p text:style-name="P2">remove</text:p>
          </table:table-cell>
          <table:table-cell table:style-name="Table29.B2" office:value-type="string">
            <text:p text:style-name="TB"><text:span text:style-name="E1">Signature:</text:span> <text:span text:style-name="CD1">s.remove(x)</text:span><text:line-break/>This instance method removes an item from the set. Key<text:span text:style-name="CD1">Error</text:span> is raised if the item is not in the set.</text:p>
          </table:table-cell>
        </table:table-row>
        <table:table-row>
          <table:table-cell table:style-name="Table29.A2" office:value-type="string">
            <text:p text:style-name="P2">discard</text:p>
          </table:table-cell>
          <table:table-cell table:style-name="Table29.B2" office:value-type="string">
            <text:p text:style-name="TB"><text:span text:style-name="E1">Signature:</text:span> <text:span text:style-name="CD1">s.discard(x)</text:span><text:line-break/>This instance method removes an item from the set if the item is present and does nothing otherwise.</text:p>
          </table:table-cell>
        </table:table-row>
        <table:table-row>
          <table:table-cell table:style-name="Table29.A2" office:value-type="string">
            <text:p text:style-name="P2">pop</text:p>
          </table:table-cell>
          <table:table-cell table:style-name="Table29.B2" office:value-type="string">
            <text:p text:style-name="TB"><text:span text:style-name="E1">Signature:</text:span> <text:span text:style-name="CD1">s.pop()</text:span><text:line-break/>This instance method removes and returns an arbitrary item from the set. Key<text:span text:style-name="CD1">Error</text:span> is raised if the set is empty.</text:p>
          </table:table-cell>
        </table:table-row>
        <table:table-row>
          <table:table-cell table:style-name="Table29.A2" office:value-type="string">
            <text:p text:style-name="P2">clear</text:p>
          </table:table-cell>
          <table:table-cell table:style-name="Table29.B2" office:value-type="string">
            <text:p text:style-name="TB"><text:span text:style-name="E1">Signature:</text:span> <text:span text:style-name="CD1">s.clear()</text:span><text:line-break/>This instance method clears the set. It is the equivalent of performing the full range slice assignment operation <text:span text:style-name="CD1">s[:] = []</text:span> on a sequence.</text:p>
          </table:table-cell>
        </table:table-row>
      </table:table>
      <text:h text:style-name="HD" text:outline-level="3">8.3.4 Mutable Mapping (dict)</text:h>
      <text:p text:style-name="BodyNoIndent">The mutable mapping type, <text:span text:style-name="CD1">dict</text:span>, is designed to map keys to arbitrary values. Dictionaties use a hash table based implementation to support O(1) key membership tests and value retrieval, thus requiring that the keys they contain be immutable. There is no builtin immutable mapping type – the nearest equivalent is to populate a <text:span text:style-name="CD1">frozenset</text:span> instance with a dictionary's keys.</text:p>
      <text:p text:style-name="Body">Table 8.25 shows the various operators and overloaded builtin functions common to the mutable and immutable set types. All operations involving types not listed are either handled by the other type, or fall back on the default implementation. Table 8.26 shows additional methods provided by both the <text:span text:style-name="CD1">set</text:span> and <text:span text:style-name="CD1">frozenset</text:span> types.</text:p>
      <text:p text:style-name="TN">Table 8.25</text:p>
      <text:p text:style-name="TH">Operator and overloaded builtin function results for dictionarie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Operation</text:p>
            </table:table-cell>
            <table:table-cell table:style-name="Table31.A1" office:value-type="string">
              <text:p text:style-name="P1">Expression</text:p>
            </table:table-cell>
            <table:table-cell table:style-name="Table31.C1" office:value-type="string">
              <text:p text:style-name="P1">Result of Operation</text:p>
            </table:table-cell>
          </table:table-row>
        </table:table-header-rows>
        <table:table-row>
          <table:table-cell table:style-name="Table31.A2" office:value-type="string">
            <text:p text:style-name="TB">Length retrieval</text:p>
          </table:table-cell>
          <table:table-cell table:style-name="Table31.A2" office:value-type="string">
            <text:p text:style-name="P2">len(d)</text:p>
          </table:table-cell>
          <table:table-cell table:style-name="Table31.C2" office:value-type="string">
            <text:p text:style-name="TB">The result is the native integer value identifying the number of key-value pairs in the dictionary.</text:p>
          </table:table-cell>
        </table:table-row>
        <table:table-row>
          <table:table-cell table:style-name="Table31.A2" office:value-type="string">
            <text:p text:style-name="TB">Iteration</text:p>
          </table:table-cell>
          <table:table-cell table:style-name="Table31.A2" office:value-type="string">
            <text:p text:style-name="P2">iter(d)</text:p>
          </table:table-cell>
          <table:table-cell table:style-name="Table31.C2" office:value-type="string">
            <text:p text:style-name="TB">The result is an iterator that returns the keys of the dictionary in an arbitrary order. While this order is arbitrary, the order of iteration will only change if the contents of the dictionary change.</text:p>
          </table:table-cell>
        </table:table-row>
        <table:table-row>
          <table:table-cell table:style-name="Table31.A2" office:value-type="string">
            <text:p text:style-name="TB">Hashing</text:p>
          </table:table-cell>
          <table:table-cell table:style-name="Table31.A2" office:value-type="string">
            <text:p text:style-name="P2">hash(d)</text:p>
          </table:table-cell>
          <table:table-cell table:style-name="Table31.C2" office:value-type="string">
            <text:p text:style-name="TB">The value of a dictionary may change over time, and hence dictionaries cannot be hashed (attempting to do so raises <text:span text:style-name="CD1">TypeError</text:span>).</text:p>
          </table:table-cell>
        </table:table-row>
        <table:table-row>
          <table:table-cell table:style-name="Table31.A2" office:value-type="string">
            <text:p text:style-name="TB">Dictionary conversion</text:p>
          </table:table-cell>
          <table:table-cell table:style-name="Table31.A2" office:value-type="string">
            <text:p text:style-name="P2">dict(d)</text:p>
          </table:table-cell>
          <table:table-cell table:style-name="Table31.C2" office:value-type="string">
            <text:p text:style-name="TB">The result is a copy of the dictionary. The dictionary constructor interprets the presence of a <text:span text:style-name="CD1">keys()</text:span> method as indicating that the argument is a mapping rather than an ordinary iterable, and instead of iterating directly to obtain a series of key-value pairs, instead iterates over the dictionary's keys, and inserts the corresponding value for each key into the new dictionary.</text:p>
          </table:table-cell>
        </table:table-row>
        <table:table-row>
          <table:table-cell table:style-name="Table31.A2" office:value-type="string">
            <text:p text:style-name="TB">Value Retrieval</text:p>
          </table:table-cell>
          <table:table-cell table:style-name="Table31.A2" office:value-type="string">
            <text:p text:style-name="P2">d[k]</text:p>
          </table:table-cell>
          <table:table-cell table:style-name="Table31.C2" office:value-type="string">
            <text:p text:style-name="TB">The result is the value corresponding to the specified key. If the specified key is not in the dictionary <text:span text:style-name="CD1">KeyError</text:span> is raised. Attempting to retrieve a value with a key that does not support hashing will result in <text:span text:style-name="CD1">TypeError</text:span> being raised.<text:line-break/>Starting in Python 2.5, dictionary subclasses may define a method __missing__() which is called with the key value when a key is not found in the dictionary. This allows the subclass to perform an action other than raising KeyError for a missing key. For example, this feature is used to implement <text:span text:style-name="CD1">collections.defaultdict</text:span>.</text:p>
          </table:table-cell>
        </table:table-row>
        <table:table-row>
          <table:table-cell table:style-name="Table31.A2" office:value-type="string">
            <text:p text:style-name="TB">Value Assignment</text:p>
          </table:table-cell>
          <table:table-cell table:style-name="Table31.A2" office:value-type="string">
            <text:p text:style-name="P2">d[k] = v</text:p>
          </table:table-cell>
          <table:table-cell table:style-name="Table31.C2" office:value-type="string">
            <text:p text:style-name="TB">Sets the value associated with the specified key to the specified value. Attempting to set a value for a key that does not support hashing will result in <text:span text:style-name="CD1">TypeError</text:span> being raised.</text:p>
          </table:table-cell>
        </table:table-row>
        <text:soft-page-break/>
        <table:table-row>
          <table:table-cell table:style-name="Table31.A2" office:value-type="string">
            <text:p text:style-name="TB">Item removal</text:p>
          </table:table-cell>
          <table:table-cell table:style-name="Table31.A2" office:value-type="string">
            <text:p text:style-name="P2"><text:span text:style-name="CD2">del</text:span> d[k]</text:p>
          </table:table-cell>
          <table:table-cell table:style-name="Table31.C2" office:value-type="string">
            <text:p text:style-name="TB">Removes the key-value pair for the specified key. If the specified key is not in the dictionary <text:span text:style-name="CD1">KeyError</text:span> is raised. Attempting to delete a key that does not support hashing will result in <text:span text:style-name="CD1">TypeError</text:span> being raised.</text:p>
          </table:table-cell>
        </table:table-row>
        <table:table-row>
          <table:table-cell table:style-name="Table31.A2" office:value-type="string">
            <text:p text:style-name="TB">Containment testing</text:p>
          </table:table-cell>
          <table:table-cell table:style-name="Table31.A2" office:value-type="string">
            <text:p text:style-name="P2">k <text:span text:style-name="CD2">in</text:span> d<text:line-break/>k <text:span text:style-name="CD2">not</text:span> <text:span text:style-name="CD2">in</text:span> d</text:p>
          </table:table-cell>
          <table:table-cell table:style-name="Table31.C2" office:value-type="string">
            <text:p text:style-name="TB">Dictionaries support O(1) hash based containment testing for their keys. Attempting to perform a containment test with a value that does not support hashing will result in <text:span text:style-name="CD1">TypeError</text:span> being raised.</text:p>
          </table:table-cell>
        </table:table-row>
        <table:table-row>
          <table:table-cell table:style-name="Table31.A2" office:value-type="string">
            <text:p text:style-name="TB">Equivalence testing</text:p>
          </table:table-cell>
          <table:table-cell table:style-name="Table31.A2" office:value-type="string">
            <text:p text:style-name="P2">d == b<text:line-break/>d != b</text:p>
          </table:table-cell>
          <table:table-cell table:style-name="Table31.C2" office:value-type="string">
            <text:p text:style-name="TB">An equivalence test between two dictionaries returns <text:span text:style-name="CD1">True</text:span> if all of the keys in each dictionary are also present in the other dictionary, and map to an equivalent value in both cases. The other operand must also be a dictionary.</text:p>
          </table:table-cell>
        </table:table-row>
      </table:table>
      <text:p text:style-name="TN">Table 8.26</text:p>
      <text:p text:style-name="TH">Methods provided by dict objects</text:p>
      <table:table table:name="Table32" table:style-name="Table32">
        <table:table-column table:style-name="Table32.A"/>
        <table:table-column table:style-name="Table32.B"/>
        <table:table-header-rows>
          <table:table-row>
            <table:table-cell table:style-name="Table32.A1" office:value-type="string">
              <text:p text:style-name="P1">Name</text:p>
            </table:table-cell>
            <table:table-cell table:style-name="Table32.B1" office:value-type="string">
              <text:p text:style-name="P1">Description</text:p>
            </table:table-cell>
          </table:table-row>
        </table:table-header-rows>
        <table:table-row>
          <table:table-cell table:style-name="Table32.A2" office:value-type="string">
            <text:p text:style-name="P2">update</text:p>
          </table:table-cell>
          <table:table-cell table:style-name="Table32.B2" office:value-type="string">
            <text:p text:style-name="TB1"><text:span text:style-name="E1">Signatures:</text:span> <text:span text:style-name="CD1">d.update(b),</text:span><text:span text:style-name="CD1">d.update(**kwds)</text:span><text:span text:style-name="CD1"> </text:span><text:line-break/>This instance method updates the key-value pairs in the current dictionary the key-value pairs in the supplied argument, or with the supplied keyword arguments. The processing of the arguments is the same as that used for the dictionary constructor.</text:p>
          </table:table-cell>
        </table:table-row>
        <table:table-row>
          <table:table-cell table:style-name="Table32.A2" office:value-type="string">
            <text:p text:style-name="P2">from_keys</text:p>
          </table:table-cell>
          <table:table-cell table:style-name="Table32.B2" office:value-type="string">
            <text:p text:style-name="TB"><text:span text:style-name="E1">Signature:</text:span> <text:span text:style-name="CD1">d.from_keys(s[, value])</text:span><text:line-break/>This class method is used to construct a new dictionary from a sequence of keys. The values in the new dictionary are all set to the specified value (defaulting to <text:span text:style-name="CD1">None</text:span> if no value is supplied)</text:p>
          </table:table-cell>
        </table:table-row>
        <table:table-row>
          <table:table-cell table:style-name="Table32.A2" office:value-type="string">
            <text:p text:style-name="P2">has_key</text:p>
          </table:table-cell>
          <table:table-cell table:style-name="Table32.B2" office:value-type="string">
            <text:p text:style-name="TB"><text:span text:style-name="E1">Signature:</text:span> <text:span text:style-name="CD1">d.has_key(k)</text:span><text:line-break/>This instance method is equivalent to the expression: <text:span text:style-name="CD1">(k </text:span><text:span text:style-name="CD2">in</text:span><text:span text:style-name="CD1"> d)</text:span>.</text:p>
          </table:table-cell>
        </table:table-row>
        <table:table-row>
          <table:table-cell table:style-name="Table32.A2" office:value-type="string">
            <text:p text:style-name="P2">keys</text:p>
          </table:table-cell>
          <table:table-cell table:style-name="Table32.B2" office:value-type="string">
            <text:p text:style-name="TB"><text:span text:style-name="E1">Signature:</text:span> <text:span text:style-name="CD1">d.keys()</text:span><text:line-break/>This instance method is equivalent to the expression: <text:span text:style-name="CD1">list(d)</text:span>.</text:p>
          </table:table-cell>
        </table:table-row>
        <table:table-row>
          <table:table-cell table:style-name="Table32.A2" office:value-type="string">
            <text:p text:style-name="P2">values</text:p>
          </table:table-cell>
          <table:table-cell table:style-name="Table32.B2" office:value-type="string">
            <text:p text:style-name="TB"><text:span text:style-name="E1">Signature:</text:span> <text:span text:style-name="CD1">d.values()</text:span><text:line-break/>Aside from efficiency, this instance method is equivalent to the list comprehension:<text:line-break/>[<text:span text:style-name="CD1">d[k] </text:span><text:span text:style-name="CD2">for</text:span><text:span text:style-name="CD1"> k </text:span><text:span text:style-name="CD2">in</text:span><text:span text:style-name="CD1"> d]</text:span>.</text:p>
          </table:table-cell>
        </table:table-row>
        <table:table-row>
          <table:table-cell table:style-name="Table32.A2" office:value-type="string">
            <text:p text:style-name="P2">items</text:p>
          </table:table-cell>
          <table:table-cell table:style-name="Table32.B2" office:value-type="string">
            <text:p text:style-name="TB"><text:span text:style-name="E1">Signature:</text:span> <text:span text:style-name="CD1">d.items()</text:span><text:line-break/>Aside from efficiency, this instance method is equivalent to the list comprehension:<text:line-break/><text:span text:style-name="CD1">[(k, d[k]) </text:span><text:span text:style-name="CD2">for</text:span><text:span text:style-name="CD1"> k </text:span><text:span text:style-name="CD2">in</text:span><text:span text:style-name="CD1"> d]</text:span>.</text:p>
          </table:table-cell>
        </table:table-row>
        <table:table-row>
          <table:table-cell table:style-name="Table32.A2" office:value-type="string">
            <text:p text:style-name="P2">iterkeys</text:p>
          </table:table-cell>
          <table:table-cell table:style-name="Table32.B2" office:value-type="string">
            <text:p text:style-name="TB"><text:span text:style-name="E1">Signature:</text:span> <text:span text:style-name="CD1">d.iterkeys()</text:span><text:line-break/>This instance method is equivalent to the expression: <text:span text:style-name="CD1">iter(d)</text:span>.</text:p>
          </table:table-cell>
        </table:table-row>
        <table:table-row>
          <table:table-cell table:style-name="Table32.A2" office:value-type="string">
            <text:p text:style-name="P2">itervalues</text:p>
          </table:table-cell>
          <table:table-cell table:style-name="Table32.B2" office:value-type="string">
            <text:p text:style-name="TB"><text:span text:style-name="E1">Signature:</text:span> <text:span text:style-name="CD1">d.</text:span><text:span text:style-name="CD1">iter</text:span><text:span text:style-name="CD1">values()</text:span><text:line-break/>Aside from efficiency, this instance method is equivalent to the generator expression:<text:line-break/><text:span text:style-name="CD1">(d[k] </text:span><text:span text:style-name="CD2">for</text:span><text:span text:style-name="CD1"> k </text:span><text:span text:style-name="CD2">in</text:span><text:span text:style-name="CD1"> d)</text:span>.</text:p>
          </table:table-cell>
        </table:table-row>
        <table:table-row>
          <table:table-cell table:style-name="Table32.A2" office:value-type="string">
            <text:p text:style-name="P2">iteritems</text:p>
          </table:table-cell>
          <table:table-cell table:style-name="Table32.B2" office:value-type="string">
            <text:p text:style-name="TB"><text:span text:style-name="E1">Signature:</text:span> <text:span text:style-name="CD1">d.</text:span><text:span text:style-name="CD1">iter</text:span><text:span text:style-name="CD1">items()</text:span><text:line-break/>Aside from efficiency, this instance method is equivalent to the generator expression:<text:line-break/><text:span text:style-name="CD1">((k, d[k]) </text:span><text:span text:style-name="CD2">for</text:span><text:span text:style-name="CD1"> k </text:span><text:span text:style-name="CD2">in</text:span><text:span text:style-name="CD1"> d)</text:span>.</text:p>
          </table:table-cell>
        </table:table-row>
        <table:table-row>
          <table:table-cell table:style-name="Table32.A2" office:value-type="string">
            <text:p text:style-name="P2">get</text:p>
          </table:table-cell>
          <table:table-cell table:style-name="Table32.B2" office:value-type="string">
            <text:p text:style-name="TB"><text:span text:style-name="E1">Signature:</text:span> <text:span text:style-name="CD1">s.get(k[, v])</text:span><text:line-break/>This instance method retrieves the value corresponding to the specified key from the dictionary. If the key is not found, the default value is returned instead. If the default value is not specified, it defaults to <text:span text:style-name="CD1">None</text:span>.</text:p>
          </table:table-cell>
        </table:table-row>
        <table:table-row>
          <table:table-cell table:style-name="Table32.A2" office:value-type="string">
            <text:p text:style-name="P2">setdefault</text:p>
          </table:table-cell>
          <table:table-cell table:style-name="Table32.B2" office:value-type="string">
            <text:p text:style-name="TB"><text:span text:style-name="E1">Signature:</text:span> <text:span text:style-name="CD1">s.setdefault(k[, v])</text:span><text:line-break/>This instance method retrieves the value corresponding to the specified key from the dictionary. If the key is not found, the specified default value is stored in the dictionary for that key, and then returned from the method. If the default value is not specified, it defaults to <text:span text:style-name="CD1">None</text:span>.<text:line-break/>Starting with Python 2.5, many uses of the <text:span text:style-name="CD1">setdefault()</text:span> method can be more readably written using the new <text:span text:style-name="CD1">collections.defaultdict</text:span> data type.</text:p>
          </table:table-cell>
        </table:table-row>
        <text:soft-page-break/>
        <table:table-row>
          <table:table-cell table:style-name="Table32.A2" office:value-type="string">
            <text:p text:style-name="P2">pop</text:p>
          </table:table-cell>
          <table:table-cell table:style-name="Table32.B2" office:value-type="string">
            <text:p text:style-name="TB"><text:span text:style-name="E1">Signature:</text:span> <text:span text:style-name="CD1">s.pop(k[, v])</text:span><text:line-break/>This instance method removes the key-value pair for the specified key from the dictionary, and returns the corresponding value. If the optional default value is supplied and the key is not in the dictionary, the default value is returned. If no default value is specified, Key<text:span text:style-name="CD1">Error</text:span> is raised instead.</text:p>
          </table:table-cell>
        </table:table-row>
        <table:table-row>
          <table:table-cell table:style-name="Table32.A2" office:value-type="string">
            <text:p text:style-name="P2">popitem</text:p>
          </table:table-cell>
          <table:table-cell table:style-name="Table32.B2" office:value-type="string">
            <text:p text:style-name="TB"><text:span text:style-name="E1">Signature:</text:span> <text:span text:style-name="CD1">s.pop()</text:span><text:line-break/>This instance method removes and returns an arbitrary key-value pair from the dictionary. Key<text:span text:style-name="CD1">Error</text:span> is raised if the dictionary is empty.</text:p>
          </table:table-cell>
        </table:table-row>
        <table:table-row>
          <table:table-cell table:style-name="Table32.A2" office:value-type="string">
            <text:p text:style-name="P2">copy</text:p>
          </table:table-cell>
          <table:table-cell table:style-name="Table32.B2" office:value-type="string">
            <text:p text:style-name="TB"><text:span text:style-name="E1">Signature:</text:span> <text:span text:style-name="CD1">d.copy()</text:span><text:line-break/>This instance method returns a shallow copy of the dictionary. It is the equivalent of performing the full range slice retrieval operation <text:span text:style-name="CD1">s[:]</text:span> on a sequence.</text:p>
          </table:table-cell>
        </table:table-row>
        <table:table-row>
          <table:table-cell table:style-name="Table32.A2" office:value-type="string">
            <text:p text:style-name="P2">clear</text:p>
          </table:table-cell>
          <table:table-cell table:style-name="Table32.B2" office:value-type="string">
            <text:p text:style-name="TB"><text:span text:style-name="E1">Signature:</text:span> <text:span text:style-name="CD1">d.clear()</text:span><text:line-break/>This instance method clears the dictionary. It is the equivalent of performing the full range slice assignment operation <text:span text:style-name="CD1">s[:] = []</text:span> on a sequence.</text:p>
          </table:table-cell>
        </table:table-row>
      </table:table>
      <text:h text:style-name="HD" text:outline-level="3">8.3.6 Selecting A Container Type</text:h>
      <text:p text:style-name="BodyNoIndent">For most applications, the choice of the container type will be dictated by the functional needs of the algorithms involved. If ordering is important, the unordered containers can't be used. If mutable items need to be stored, the hash-table based containers are not an option. If the container itself needs to be stored in an unordered container, then the mutable containers are ruled out.</text:p>
      <text:p text:style-name="Body">However, there are a few important performance considerations to be taken into account in relation to algorithmic efficiency and memory usage. Firstly, containment testing on either kind of builtin sequence uses an O(n) linear search. If membership tests are frequent, it may be preferable to use one of the unordered containers which offer O(1) hash table based lookup. Alternatively, if an ordering operation is defined for the items being handled, the standard library includes the <text:span text:style-name="CD1">heapq</text:span> module and the <text:span text:style-name="CD1">bisect</text:span> module which provide mechanisms for efficiently locating items in a list which has been sorted appropriately.</text:p>
      <text:p text:style-name="Body">The <text:span text:style-name="CD1">collections</text:span> module in the standard library provides variants of the builtin data types that make certain operations more efficient. These types are a mutable sequence type (<text:span text:style-name="CD1">deque</text:span>, or double-ended queue) that permits O(1) insertions and deletions at the beginning of a sequence as well as at the end (insertion and deletion at the beginning of a normal list is O(N)), and an alternate mapping class that provides an automatic default for keys which are not present. The latter class can be used to easily implement a multiset when it is important to track the number of times an item has been added to a set rather than simply discarding duplicates as the builtin set types do.</text:p>
      <text:p text:style-name="Body">The <text:span text:style-name="CD1">array</text:span> module is another standard library module, providing a data type with similar algorithmic performance to the builtin mutable sequence type, but with a more efficient memory representation (as it requires all entries to have the same data type, allowing them to be packed more efficiently).</text:p>
      <text:p text:style-name="Body">As a different way of approaching the performance question, the <text:span text:style-name="CD1">itertools</text:span> module provides a variety of ways to iterate over containers without having to duplicate their complete contents in memory in a different kind of container.</text:p>
      <text:p text:style-name="Body">Finally, some algorithms will be best served by using an appropriate external library. For manipulation of large data sets, the Numeric project provides sophisticated multi-dimensional data arrays. There are also external libraries that provide data structures that tolerate storage of mutable objects, while still supporting membership tests that are faster than O(N).</text:p>
      <text:h text:style-name="HD" text:outline-level="3">8.3.7 Container Types in Multi-Threaded Applications</text:h>
      <text:p text:style-name="BodyNoIndent">Operations and method calls on container types in Python (including the builtin container types) are not guaranteed to be atomic, which means that it is not safe to share a data structure between threads without some form of external synchronization. The <text:span text:style-name="CD1">threading</text:span> module provides a number of synchronization primitives that <text:soft-page-break/>can be used for this purpose, while the <text:span text:style-name="CD1">Queue</text:span> module provides a mechanism for safely exchanging arbitrary data between different threads.</text:p>
      <text:h text:style-name="HC" text:outline-level="2">8.4 Text</text:h>
      <text:p text:style-name="BodyNoIndent">Text strings are handled in Python as immutable sequences of characters (where a character is recursively defined as a string of length one). The fact that strings are immutable means that not only can they be used as dictionary keys and stored in sets, but the interpreter can cache strings with the same value, meaning that comparison of two strings can often be done by comparing their identity (an O(1) operation) rather than having to compare their contents (an O(n) operation).</text:p>
      <text:p text:style-name="Body">Early versions of Python only provided the <text:span text:style-name="CD1">str</text:span> data type, strings where each character consists of a single byte. These 8-bit strings are used to manipulate both actual text data (by interpreting the bytes as ASCII characters and arbitrary byte sequences (such as data read from a binary file). As happened with many other programming languages, increasing use in countries with native languages other than English lead to a need for better support for internationalization of Python programs. Python 2.0 introduced a second string type, <text:span text:style-name="CD1">unicode</text:span>, where each character represents a Unicode code point. These Unicode strings are used solely to manipulate text data.</text:p>
      <text:p text:style-name="Body">In Python 3.0, the 8-bit string data type will be replaced by a mutable sequence type specifically designed to support the manipulation of arbitrary byte sequences. Manipulation of text data will become entirely the province of the Unicode string type.</text:p>
      <text:h text:style-name="HD" text:outline-level="3">8.4.1 Text Encodings</text:h>
      <text:p text:style-name="BodyNoIndent">Because the Unicode string type stores each character as a Unicode code point, any defined Unicode character can be stored in a Unicode string. However, I/O interfaces, such as files and network interfaces, are almost universally based on sequences of bytes. This means that it is frequently necessary to translate between a Unicode string and a sequence of bytes and vice-versa.</text:p>
      <text:p text:style-name="Body">A particular translation between Unicode strings and the corresponding sequences of bytes is defined by means of an encoding. Python's <text:span text:style-name="CD1">codecs</text:span> module and the associated <text:span text:style-name="CD1">encodings</text:span> package provide access to a wide variety of standard encodings.</text:p>
      <text:p text:style-name="Body">When creating a Unicode string from a sequence of bytes (stored as an 8-bit string), it is possible to specify the encoding to be used to translate the bytes into Unicode code points. If no encoding is specified the system default encoding is used. The default encoding is determined by the interpreter implementation, and can be accessed through <text:span text:style-name="CD1">sys.getdefaultencoding()</text:span> (CPython, for example, uses ASCII as the default encoding).</text:p>
      <text:p text:style-name="Body">Outside of Unicode literals, Python's own syntax is limited to ASCII characters. Unicode literals, however, may contain any Unicode character. When compiling source code, the interpreter uses the encoding declarations described in Chapter XREF("References and Namespaces") to determine how the bytes making up a Unicode literal should be converted to Unicode characters.</text:p>
      <text:p text:style-name="Body">When decoding a byte sequence to Unicode characters, there may be bytes in the sequence which do not map to a Unicode code point in the current encoding. The default error handling mode (<text:span text:style-name="CD1">'strict'</text:span>) handles such occurrences by raising <text:span text:style-name="CD1">UnicodeDecodeError</text:span>. The other error handling modes which can be requested by passing in the appropriate string as the <text:span text:style-name="CD1">errors</text:span> argument to the decoding operation are <text:span text:style-name="CD1">'replace'</text:span>, which converts unrecognized sections of the byte sequence to the Unicode code point U+FFFD (the official Unicode replacement character), and <text:span text:style-name="CD1">'ignore'</text:span>, which simply skips over unrecognized sections of the byte sequence.</text:p>
      <text:p text:style-name="Body">Similarly, when encoding a Unicode string to a byte sequence, the string may contain code points that do not have a defined mapping to a byte sequence. In this case, the strict error handler will raise <text:span text:style-name="CD1">UnicodeEncodeError</text:span>, while the replacement error handler will treat the unrecognized character as if it were a question mark (<text:span text:style-name="CD1">'?'</text:span>) instead. Ignoring the error will mean that encoding continues with the next character in the string. Additionally, starting with Python 2.3, two additional standard error handling modes, <text:soft-page-break/><text:span text:style-name="CD1">'xmlcharrefreplace'</text:span> and <text:span text:style-name="CD1">'backslashreplace'</text:span> are defined for encoding operations. Respectively, these modes treat unrecognized characters as if they were either the corresponding XML character reference (as defined by the XML standard) or backslashed escape sequence (as defined for Python Unicode literals).</text:p>
      <text:p text:style-name="Body">In addition to the standard encodings and error handling methods described above, the <text:span text:style-name="CD1">codecs</text:span> module allows an application to register its own encodings and error handling mechanisms, which can then be referenced by name when decoding and encoding to and from Unicode.</text:p>
      <text:h text:style-name="HD" text:outline-level="3">8.4.2 Locale Dependent Operations</text:h>
      <text:p text:style-name="BodyNoIndent">A number of operations on 8-bit strings are identified as being locale dependent. This relates to the fact that the rules for capitalization vary between countries even for characters that can be represented in ASCII. This locale dependence for 8-bit strings is another reason to favor the use of Unicode strings for manipulating text.</text:p>
      <text:h text:style-name="HD" text:outline-level="3">8.4.3 String Objects (str, unicode)</text:h>
      <text:p text:style-name="BodyNoIndent">The <text:span text:style-name="CD1">str</text:span> and <text:span text:style-name="CD1">unicode</text:span> data types support all the operations and overloaded builtin functions supported by the immutable sequence type, <text:span text:style-name="CD1">tuple</text:span>. As their contents are restricted to characters rather than allowing arbitrary Python types, string instances can always be hashed. As noted above, the interpreter will typically cache short strings, allowing comparison operations to be extremely efficient.</text:p>
      <text:p text:style-name="Body">Table 8.27 shows additional methods provided by instances of the string types. When an operation on strings (including method calls) involves both 8-bit strings and Unicode strings, the 8-bit strings are automatically decoded to Unicode using the default encoding.</text:p>
      <text:p text:style-name="Body">Note that the letters 'l' and 'r' are deliberately interpreted here as meaning 'leading' and 'reversed', despite their origin as meaning 'left' and 'right' when manipulating English text. The rationale for this is that performing an operation like <text:span text:style-name="CD1">t.rstrip()</text:span> on a Unicode string containing text from a right-to-left script actually gets rid of the whitespace from the left of the displayed string rather than the right. The names of the text justification methods are still pretty hard to interpret sensibly in the face of right-to-left scripts though.</text:p>
      <text:p text:style-name="TN">Table 8.27</text:p>
      <text:p text:style-name="TH">Methods provided by string objects</text:p>
      <table:table table:name="Table33" table:style-name="Table33">
        <table:table-column table:style-name="Table33.A"/>
        <table:table-column table:style-name="Table33.B"/>
        <table:table-header-rows>
          <table:table-row>
            <table:table-cell table:style-name="Table33.A1" office:value-type="string">
              <text:p text:style-name="P1">Name</text:p>
            </table:table-cell>
            <table:table-cell table:style-name="Table33.B1" office:value-type="string">
              <text:p text:style-name="P1">Description</text:p>
            </table:table-cell>
          </table:table-row>
        </table:table-header-rows>
        <table:table-row>
          <table:table-cell table:style-name="Table33.A2" office:value-type="string">
            <text:p text:style-name="TCCP">capitalize</text:p>
          </table:table-cell>
          <table:table-cell table:style-name="Table33.B2" office:value-type="string">
            <text:p text:style-name="TB1"><text:span text:style-name="E1">Signature:</text:span> <text:span text:style-name="CD1">t.capitalize(x)</text:span><text:line-break/>This instance method returns a copy of the string with the first letter converted to upper case. This method is locale dependent for 8-bit strings.</text:p>
          </table:table-cell>
        </table:table-row>
        <table:table-row>
          <table:table-cell table:style-name="Table33.A2" office:value-type="string">
            <text:p text:style-name="P2">center</text:p>
          </table:table-cell>
          <table:table-cell table:style-name="Table33.B2" office:value-type="string">
            <text:p text:style-name="TB"><text:span text:style-name="E1">Signature:</text:span> t<text:span text:style-name="CD1">.center(width[, fillchar])</text:span><text:line-break/>This instance method returns a copy of the string centered in a field of the specified width. Any remaining space is filled with the supplied fill character (which defaults to a space). The original string is returned if width is less than <text:span text:style-name="CD1">len(t)</text:span>.</text:p>
          </table:table-cell>
        </table:table-row>
        <table:table-row>
          <table:table-cell table:style-name="Table33.A2" office:value-type="string">
            <text:p text:style-name="P2">count</text:p>
          </table:table-cell>
          <table:table-cell table:style-name="Table33.B2" office:value-type="string">
            <text:p text:style-name="TB"><text:span text:style-name="E1">Signature:</text:span> t<text:span text:style-name="CD1">.count(sub[, i[, j]])</text:span><text:line-break/>This instance method returns a count of the number of time the supplied substring occurs in the string. As in slice notation, the <text:span text:style-name="CD1">i</text:span> and <text:span text:style-name="CD1">j</text:span> arguments can be used to limit the search to a portion of the string.</text:p>
          </table:table-cell>
        </table:table-row>
        <table:table-row>
          <table:table-cell table:style-name="Table33.A2" office:value-type="string">
            <text:p text:style-name="P2">decode</text:p>
          </table:table-cell>
          <table:table-cell table:style-name="Table33.B2" office:value-type="string">
            <text:p text:style-name="TB"><text:span text:style-name="E1">Signature:</text:span> t<text:span text:style-name="CD1">.decode([encoding[, errors])</text:span><text:line-break/>This instance method attempts to decode the current string using the specified encoding and error handling mechanism. The default encoding is <text:span text:style-name="CD1">sys.getdefaultencoding()</text:span>, and the default error handling mechanism is <text:span text:style-name="CD1">'strict'</text:span>. The required input data type and the data type of the result depend on the encoding. For most encodings the input to the decoding operation is expected to be an 8-bit string and the result will be a Unicode string.</text:p>
          </table:table-cell>
        </table:table-row>
        <table:table-row>
          <table:table-cell table:style-name="Table33.A2" office:value-type="string">
            <text:p text:style-name="P2">encode</text:p>
          </table:table-cell>
          <table:table-cell table:style-name="Table33.B2" office:value-type="string">
            <text:p text:style-name="TB"><text:span text:style-name="E1">Signature:</text:span> t<text:span text:style-name="CD1">.encode([encoding[, errors])</text:span><text:line-break/>This instance method attempts to encode the current string using the specified encoding and error handling mechanism. The default encoding is <text:span text:style-name="CD1">sys.getdefaultencoding()</text:span>, and the default error handling mechanism is <text:span text:style-name="CD1">'strict'</text:span>. The required input data type and the data type of the result depend on the <text:soft-page-break/>encoding. For most encodings the input to the encoding operation is expected to be a Unicode string and the result will be an 8-bit string.</text:p>
          </table:table-cell>
        </table:table-row>
        <table:table-row>
          <table:table-cell table:style-name="Table33.A2" office:value-type="string">
            <text:p text:style-name="P2">endswith</text:p>
          </table:table-cell>
          <table:table-cell table:style-name="Table33.B2" office:value-type="string">
            <text:p text:style-name="TB"><text:span text:style-name="E1">Signature:</text:span> t<text:span text:style-name="CD1">.endswith(suffix[, i[, j]])</text:span><text:line-break/>This instance method returns <text:span text:style-name="CD1">True</text:span> if the string ends with the specified suffix, and <text:span text:style-name="CD1">False</text:span> otherwise. Starting with Python 2.5, the supplied argument may be a tuple of strings instead of a single string. In this case, the method returns <text:span text:style-name="CD1">True</text:span> if the string ends with any one of the suffixes in the tuple. As in slice notation, the <text:span text:style-name="CD1">i</text:span> and <text:span text:style-name="CD1">j</text:span> arguments can be used to limit the search to a portion of the string.</text:p>
          </table:table-cell>
        </table:table-row>
        <table:table-row>
          <table:table-cell table:style-name="Table33.A2" office:value-type="string">
            <text:p text:style-name="P2">expandtabs</text:p>
          </table:table-cell>
          <table:table-cell table:style-name="Table33.B2" office:value-type="string">
            <text:p text:style-name="TB"><text:span text:style-name="E1">Signature:</text:span> t<text:span text:style-name="CD1">.expandtabs([tabsize])</text:span><text:line-break/>This instance method returns a copy of the string where all tab characters are expanded with spaces using the interpreter's normal tab expansion rules. If no argument is supplied, a tab size of 8 characters is used.</text:p>
          </table:table-cell>
        </table:table-row>
        <table:table-row>
          <table:table-cell table:style-name="Table33.A2" office:value-type="string">
            <text:p text:style-name="P2">find</text:p>
          </table:table-cell>
          <table:table-cell table:style-name="Table33.B2" office:value-type="string">
            <text:p text:style-name="TB"><text:span text:style-name="E1">Signature:</text:span> t<text:span text:style-name="CD1">.find(sub[, i[, j]])</text:span><text:line-break/>This instance method returns the smallest index in the string where the supplied substring is found, or <text:span text:style-name="CD1">-1</text:span> if the substring is not found. As in slice notation, the <text:span text:style-name="CD1">i</text:span> and <text:span text:style-name="CD1">j</text:span> arguments can be used to limit the search to a portion of the string.</text:p>
          </table:table-cell>
        </table:table-row>
        <table:table-row>
          <table:table-cell table:style-name="Table33.A2" office:value-type="string">
            <text:p text:style-name="P2">index</text:p>
          </table:table-cell>
          <table:table-cell table:style-name="Table33.B2" office:value-type="string">
            <text:p text:style-name="TB"><text:span text:style-name="E1">Signature:</text:span> t<text:span text:style-name="CD1">.index(sub[, i[, j]])</text:span><text:line-break/>This instance method is equivalent to <text:span text:style-name="CD1">t.find()</text:span>, except that <text:span text:style-name="CD1">ValueError</text:span> is raised if the substring is not found.</text:p>
          </table:table-cell>
        </table:table-row>
        <table:table-row>
          <table:table-cell table:style-name="Table33.A2" office:value-type="string">
            <text:p text:style-name="P2">isalnum</text:p>
          </table:table-cell>
          <table:table-cell table:style-name="Table33.B2" office:value-type="string">
            <text:p text:style-name="TB"><text:span text:style-name="E1">Signature:</text:span> t<text:span text:style-name="CD1">.isalnum()</text:span><text:line-break/>This instance method returns <text:span text:style-name="CD1">True</text:span> if the string is not empty and all of the characters in the string are alphanumeric (either letters of the alphabet or numeric digits). Otherwise, the method returns <text:span text:style-name="CD1">False</text:span>. This method is locale dependent for 8-bit strings.</text:p>
          </table:table-cell>
        </table:table-row>
        <table:table-row>
          <table:table-cell table:style-name="Table33.A2" office:value-type="string">
            <text:p text:style-name="P2">isalpha</text:p>
          </table:table-cell>
          <table:table-cell table:style-name="Table33.B2" office:value-type="string">
            <text:p text:style-name="TB"><text:span text:style-name="E1">Signature:</text:span> t<text:span text:style-name="CD1">.isalpha()</text:span><text:line-break/>This instance method returns <text:span text:style-name="CD1">True</text:span> if the string is not empty and all of the characters in the string are letters of the alphabet. Otherwise, the method returns <text:span text:style-name="CD1">False</text:span>. This method is locale dependent for 8-bit strings.</text:p>
          </table:table-cell>
        </table:table-row>
        <table:table-row>
          <table:table-cell table:style-name="Table33.A2" office:value-type="string">
            <text:p text:style-name="P2">isdigit</text:p>
          </table:table-cell>
          <table:table-cell table:style-name="Table33.B2" office:value-type="string">
            <text:p text:style-name="TB"><text:span text:style-name="E1">Signature:</text:span> t<text:span text:style-name="CD1">.isdigit()</text:span><text:line-break/>This instance method returns <text:span text:style-name="CD1">True</text:span> if the string is not empty and all of the characters in the string are numeric digits. Otherwise, the method returns <text:span text:style-name="CD1">False</text:span>. This method is locale dependent for 8-bit strings.</text:p>
          </table:table-cell>
        </table:table-row>
        <table:table-row>
          <table:table-cell table:style-name="Table33.A2" office:value-type="string">
            <text:p text:style-name="P2">islower</text:p>
          </table:table-cell>
          <table:table-cell table:style-name="Table33.B2" office:value-type="string">
            <text:p text:style-name="TB"><text:span text:style-name="E1">Signature:</text:span> t<text:span text:style-name="CD1">.islower()</text:span><text:line-break/>This instance method returns <text:span text:style-name="CD1">True</text:span> if the string is not empty and all of the cased characters in the string are lowercase letters of the alphabet. Otherwise, the method returns <text:span text:style-name="CD1">False</text:span>. This method is locale dependent for 8-bit strings.</text:p>
          </table:table-cell>
        </table:table-row>
        <table:table-row>
          <table:table-cell table:style-name="Table33.A2" office:value-type="string">
            <text:p text:style-name="P2">isspace</text:p>
          </table:table-cell>
          <table:table-cell table:style-name="Table33.B2" office:value-type="string">
            <text:p text:style-name="TB"><text:span text:style-name="E1">Signature:</text:span> t<text:span text:style-name="CD1">.isspace()</text:span><text:line-break/>This instance method returns <text:span text:style-name="CD1">True</text:span> if the string is not empty and all of the characters in the string are whitespace characters (that is, spaces, tabs, new lines, carriage returns or form feeds). Otherwise, the method returns <text:span text:style-name="CD1">False</text:span>. This method is locale dependent for 8-bit strings.</text:p>
          </table:table-cell>
        </table:table-row>
        <table:table-row>
          <table:table-cell table:style-name="Table33.A2" office:value-type="string">
            <text:p text:style-name="P2">istitle</text:p>
          </table:table-cell>
          <table:table-cell table:style-name="Table33.B2" office:value-type="string">
            <text:p text:style-name="TB"><text:span text:style-name="E1">Signature:</text:span> t<text:span text:style-name="CD1">.istitle()</text:span><text:line-break/>This instance method returns <text:span text:style-name="CD1">True</text:span> if the string contains at least one uppercase character, all uppercase characters in the string are preceded by an uncased character, and all lowercase characters are preceded by a cased character. Otherwise, the method returns <text:span text:style-name="CD1">False</text:span>. This method is locale dependent for 8-bit strings.</text:p>
          </table:table-cell>
        </table:table-row>
        <table:table-row>
          <table:table-cell table:style-name="Table33.A2" office:value-type="string">
            <text:p text:style-name="P2">isupper</text:p>
          </table:table-cell>
          <table:table-cell table:style-name="Table33.B2" office:value-type="string">
            <text:p text:style-name="TB"><text:span text:style-name="E1">Signature:</text:span> t<text:span text:style-name="CD1">.isupper()</text:span><text:line-break/>This instance method returns <text:span text:style-name="CD1">True</text:span> if the string is not empty and all of the cased characters in the string are uppercase letters of the alphabet. Otherwise, the method returns <text:span text:style-name="CD1">False</text:span>. This method is locale dependent for 8-bit strings.</text:p>
          </table:table-cell>
        </table:table-row>
        <table:table-row>
          <table:table-cell table:style-name="Table33.A2" office:value-type="string">
            <text:p text:style-name="P2">join</text:p>
          </table:table-cell>
          <table:table-cell table:style-name="Table33.B2" office:value-type="string">
            <text:p text:style-name="TB"><text:span text:style-name="E1">Signature:</text:span> t<text:span text:style-name="CD1">.join(x)</text:span><text:line-break/>This instance method returns a string consisting of the strings in the supplied iterable, with a copy of the current string inserted between each pair of strings. It is functionally equivalent to the Python method:<text:line-break/><text:span text:style-name="CD1"><text:tab/></text:span><text:span text:style-name="CD2">def</text:span><text:span text:style-name="CD1"> join(self, x):<text:line-break/></text:span><text:span text:style-name="CD1"><text:tab/> <text:s text:c="3"/>result = ''<text:line-break/></text:span><text:span text:style-name="CD1"><text:tab/> <text:s text:c="3"/></text:span><text:span text:style-name="CD2">for</text:span><text:span text:style-name="CD1"> i, item </text:span><text:span text:style-name="CD2">in</text:span><text:span text:style-name="CD1"> enumerate(x):<text:line-break/></text:span><text:soft-page-break/><text:span text:style-name="CD1"><text:tab/> <text:s text:c="7"/></text:span><text:span text:style-name="CD2">if</text:span><text:span text:style-name="CD1"> i &gt; 0:<text:line-break/><text:tab/> <text:s text:c="11"/>result += self<text:line-break/><text:tab/> <text:s text:c="7"/>result += item<text:line-break/><text:tab/> <text:s text:c="3"/></text:span><text:span text:style-name="CD2">return</text:span><text:span text:style-name="CD1"> total<text:line-break/></text:span>The exception to this equivalence is that the implementation of the join method is significantly more efficient, avoiding the potential O(N*N) algorithmic performance associated with building an immutable sequence incrementally.</text:p>
          </table:table-cell>
        </table:table-row>
        <table:table-row>
          <table:table-cell table:style-name="Table33.A2" office:value-type="string">
            <text:p text:style-name="P2">ljust</text:p>
          </table:table-cell>
          <table:table-cell table:style-name="Table33.B2" office:value-type="string">
            <text:p text:style-name="TB"><text:span text:style-name="E1">Signature:</text:span> t<text:span text:style-name="CD1">.ljust(width[, fillchar])</text:span><text:line-break/>This instance method returns a copy of the string starting at index 0 in a field of the specified width. Any remaining space is filled with the supplied fill character (which defaults to a space). The original string is returned if width is less than <text:span text:style-name="CD1">len(t)</text:span>.</text:p>
          </table:table-cell>
        </table:table-row>
        <table:table-row>
          <table:table-cell table:style-name="Table33.A2" office:value-type="string">
            <text:p text:style-name="P2">lower</text:p>
          </table:table-cell>
          <table:table-cell table:style-name="Table33.B2" office:value-type="string">
            <text:p text:style-name="TB"><text:span text:style-name="E1">Signature:</text:span> t<text:span text:style-name="CD1">.lower()</text:span><text:line-break/>This instance method returns a copy of the string with all uppercase characters converted to lowercase. This method is locale dependent for 8-bit strings.</text:p>
          </table:table-cell>
        </table:table-row>
        <table:table-row>
          <table:table-cell table:style-name="Table33.A2" office:value-type="string">
            <text:p text:style-name="P2">lstrip</text:p>
          </table:table-cell>
          <table:table-cell table:style-name="Table33.B2" office:value-type="string">
            <text:p text:style-name="TB"><text:span text:style-name="E1">Signature:</text:span> t<text:span text:style-name="CD1">.lstrip([chars])</text:span><text:line-break/>This instance method returns a copy of the string with leading characters removed. The <text:span text:style-name="CD1">chars</text:span> argument is a string specifying the set of characters to be removed. If omitted or <text:span text:style-name="CD1">None</text:span>, the chars argument defaults to removing whitespace. Note that the argument does not define a prefix to be removed, but a set of characters that is used for a membership test to determine whether or not the remove the current character at index 0.</text:p>
          </table:table-cell>
        </table:table-row>
        <table:table-row>
          <table:table-cell table:style-name="Table33.A2" office:value-type="string">
            <text:p text:style-name="P2">partition</text:p>
          </table:table-cell>
          <table:table-cell table:style-name="Table33.B2" office:value-type="string">
            <text:p text:style-name="TB"><text:span text:style-name="E1">Signature:</text:span> t<text:span text:style-name="CD1">.partition(sep)</text:span><text:line-break/>This instance method partitions the string around the occurrence of the separator at the smallest index. If the separator is found in the sequence, this method returns the 3-tuple given by the expression <text:span text:style-name="CD1">(t[:t.find(sep)], sep, t[t.find(sep)+len(sep):])</text:span>. If the separator is not found, the 3-tuple returned is <text:span text:style-name="CD1">(t, '', '')</text:span>. This permits a truth test on the second element of the returned tuple to determine whether or not the separator was found, as well as allowing the expression <text:s/><text:span text:style-name="CD1">''.join(t.partition(sep))</text:span> to always recreate the original string regardless of whether or not the separator was found..</text:p>
          </table:table-cell>
        </table:table-row>
        <table:table-row>
          <table:table-cell table:style-name="Table33.A2" office:value-type="string">
            <text:p text:style-name="P2">replace</text:p>
          </table:table-cell>
          <table:table-cell table:style-name="Table33.B2" office:value-type="string">
            <text:p text:style-name="TB"><text:span text:style-name="E1">Signature:</text:span> t<text:span text:style-name="CD1">.replace(old, new[, maxreplace])</text:span><text:line-break/>This instance method returns a copy of the string with all occurrences of the old substring replaced with the new substring (which may be the empty substring in order to remove substrings). If the optional <text:span text:style-name="CD1">maxreplace</text:span> argument is supplied it specifies the maximum number of replacements to be made (replacements are made starting with the smallest index first).</text:p>
          </table:table-cell>
        </table:table-row>
        <table:table-row>
          <table:table-cell table:style-name="Table33.A2" office:value-type="string">
            <text:p text:style-name="P2">rfind</text:p>
          </table:table-cell>
          <table:table-cell table:style-name="Table33.B2" office:value-type="string">
            <text:p text:style-name="TB"><text:span text:style-name="E1">Signature:</text:span> t<text:span text:style-name="CD1">.rfind(sub[, i[, j]])</text:span><text:line-break/>This instance method is a reversed version of <text:span text:style-name="CD1">t.find()</text:span>, reporting the largest index where the substring occurs rather than the smallest.</text:p>
          </table:table-cell>
        </table:table-row>
        <table:table-row>
          <table:table-cell table:style-name="Table33.A2" office:value-type="string">
            <text:p text:style-name="P2">rindex</text:p>
          </table:table-cell>
          <table:table-cell table:style-name="Table33.B2" office:value-type="string">
            <text:p text:style-name="TB"><text:span text:style-name="E1">Signature:</text:span> t<text:span text:style-name="CD1">.rindex(sub[, i[, j]])</text:span><text:line-break/>This instance method is a reversed version of <text:span text:style-name="CD1">t.index()</text:span>, reporting the largest index where the substring occurs rather than the smallest.</text:p>
          </table:table-cell>
        </table:table-row>
        <table:table-row>
          <table:table-cell table:style-name="Table33.A2" office:value-type="string">
            <text:p text:style-name="P2">rjust</text:p>
          </table:table-cell>
          <table:table-cell table:style-name="Table33.B2" office:value-type="string">
            <text:p text:style-name="TB"><text:span text:style-name="E1">Signature:</text:span> t<text:span text:style-name="CD1">.rjust(width[, fillchar])</text:span><text:line-break/>This instance method returns a copy of the string finishing at index <text:span text:style-name="CD1">width-1</text:span> in a field of the specified width. Any remaining space is filled with the supplied fill character (which defaults to a space). The original string is returned if width is less than <text:span text:style-name="CD1">len(t)</text:span>.</text:p>
          </table:table-cell>
        </table:table-row>
        <table:table-row>
          <table:table-cell table:style-name="Table33.A2" office:value-type="string">
            <text:p text:style-name="P2">rpartition</text:p>
          </table:table-cell>
          <table:table-cell table:style-name="Table33.B2" office:value-type="string">
            <text:p text:style-name="TB"><text:span text:style-name="E1">Signature:</text:span> t<text:span text:style-name="CD1">.rpartition(sep)</text:span><text:line-break/>This instance method is a reversed version of <text:span text:style-name="CD1">t.partition()</text:span>, partitioning the string at the largest index where the separator occurs rather than the smallest. The possible 3-tuples returned are <text:span text:style-name="CD1">(t[:t.rfind(sep)], sep, t[t.rfind(sep)+len(sep):])</text:span> if the separator is found and <text:span text:style-name="CD1">('', '', t)</text:span> if it is not.</text:p>
          </table:table-cell>
        </table:table-row>
        <table:table-row>
          <table:table-cell table:style-name="Table33.A2" office:value-type="string">
            <text:p text:style-name="P2">rsplit</text:p>
          </table:table-cell>
          <table:table-cell table:style-name="Table33.B2" office:value-type="string">
            <text:p text:style-name="TB"><text:span text:style-name="E1">Signature:</text:span> t<text:span text:style-name="CD1">.rsplit([sep[, maxsplit]])</text:span><text:line-break/>This instance method is a reversed version of <text:span text:style-name="CD1">t.split()</text:span>, with each split of the string occurring at the largest index where the separator next occurs rather than the smallest.</text:p>
          </table:table-cell>
        </table:table-row>
        <text:soft-page-break/>
        <table:table-row>
          <table:table-cell table:style-name="Table33.A2" office:value-type="string">
            <text:p text:style-name="P2">rstrip</text:p>
          </table:table-cell>
          <table:table-cell table:style-name="Table33.B2" office:value-type="string">
            <text:p text:style-name="TB"><text:span text:style-name="E1">Signature:</text:span> t<text:span text:style-name="CD1">.rstrip(</text:span><text:span text:style-name="CD1">[chars]</text:span><text:span text:style-name="CD1">)</text:span><text:line-break/>This instance method is a reversed version of <text:span text:style-name="CD1">t.lstrip()</text:span>, stripping trailing characters rather than leading characters.</text:p>
          </table:table-cell>
        </table:table-row>
        <table:table-row>
          <table:table-cell table:style-name="Table33.A2" office:value-type="string">
            <text:p text:style-name="P2">split</text:p>
          </table:table-cell>
          <table:table-cell table:style-name="Table33.B2" office:value-type="string">
            <text:p text:style-name="TB"><text:span text:style-name="E1">Signature:</text:span> t<text:span text:style-name="CD1">.split([sep[, maxsplit]])</text:span><text:line-break/>This instance method returns a list of the words in the string. If the optional <text:span text:style-name="CD1">maxsplit</text:span> argument is supplied it specifies the maximum number of splits to be performed (the returned list will contain at most <text:span text:style-name="CD1">maxsplit+1</text:span> items). If a separator is not specified (it is not supplied, or is set to <text:span text:style-name="CD1">None</text:span>), then words are considered to be delimited by groups of whitespace. Any leading and trailing whitespace is stripped from the string, and consecutive whitespace characters are considered to be a single delimiter. The resulting list will not contain any empty strings – splitting an empty string or a string consisting of just whitespace will result in an empty list.<text:line-break/>If a separator string is supplied, it must not be the empty string. When using an explicit separator, whitespace is not stripped from the string and consecutive occurrences of the separator are deemed to delimit empty strings. Splitting an empty string will return a list containing a single empty string.</text:p>
          </table:table-cell>
        </table:table-row>
        <table:table-row>
          <table:table-cell table:style-name="Table33.A2" office:value-type="string">
            <text:p text:style-name="P2">splitlines</text:p>
          </table:table-cell>
          <table:table-cell table:style-name="Table33.B2" office:value-type="string">
            <text:p text:style-name="TB"><text:span text:style-name="E1">Signature:</text:span> t<text:span text:style-name="CD1">.splitlines([keepends])</text:span><text:line-break/>This instance method returns a list of the lines in the string, splitting at line boundaries. The line breaks are <text:s/>not included in the resulting strings unless the optional <text:span text:style-name="CD1">keepends</text:span> argument is supplied and evaluates to <text:span text:style-name="CD1">True</text:span>.</text:p>
          </table:table-cell>
        </table:table-row>
        <table:table-row>
          <table:table-cell table:style-name="Table33.A2" office:value-type="string">
            <text:p text:style-name="P2">startswith</text:p>
          </table:table-cell>
          <table:table-cell table:style-name="Table33.B2" office:value-type="string">
            <text:p text:style-name="TB"><text:span text:style-name="E1">Signature:</text:span> t<text:span text:style-name="CD1">.startswith(suffix[, i[, j]])</text:span><text:line-break/>This instance method returns <text:span text:style-name="CD1">True</text:span> if the string starts with the specified prefix, and <text:span text:style-name="CD1">False</text:span> otherwise. Starting with Python 2.5, the supplied argument may be a tuple of strings instead of a single string. In this case, the method returns <text:span text:style-name="CD1">True</text:span> if the string starts with any one of the prefixes in the tuple. As in slice notation, the <text:span text:style-name="CD1">i</text:span> and <text:span text:style-name="CD1">j</text:span> arguments can be used to limit the search to a portion of the string.</text:p>
          </table:table-cell>
        </table:table-row>
        <table:table-row>
          <table:table-cell table:style-name="Table33.A2" office:value-type="string">
            <text:p text:style-name="P2">strip</text:p>
          </table:table-cell>
          <table:table-cell table:style-name="Table33.B2" office:value-type="string">
            <text:p text:style-name="TB"><text:span text:style-name="E1">Signature:</text:span> t<text:span text:style-name="CD1">.strip(</text:span><text:span text:style-name="CD1">[chars]</text:span><text:span text:style-name="CD1">)</text:span><text:line-break/>Aside from efficiency, this instance method is equivalent to invoking <text:span text:style-name="CD1">t.lstrip(t.rstrip())</text:span>, stripping both leading trailing characters from the string.</text:p>
          </table:table-cell>
        </table:table-row>
        <table:table-row>
          <table:table-cell table:style-name="Table33.A2" office:value-type="string">
            <text:p text:style-name="P2">swapcase</text:p>
          </table:table-cell>
          <table:table-cell table:style-name="Table33.B2" office:value-type="string">
            <text:p text:style-name="TB"><text:span text:style-name="E1">Signature:</text:span> t<text:span text:style-name="CD1">.swapcase()</text:span><text:line-break/>This instance method returns a copy of the string with all uppercase characters converted to lowercase and all lowercase characters converted to uppercase. This method is locale dependent for 8-bit strings.</text:p>
          </table:table-cell>
        </table:table-row>
        <table:table-row>
          <table:table-cell table:style-name="Table33.A2" office:value-type="string">
            <text:p text:style-name="P2">title</text:p>
          </table:table-cell>
          <table:table-cell table:style-name="Table33.B2" office:value-type="string">
            <text:p text:style-name="TB"><text:span text:style-name="E1">Signature:</text:span> t<text:span text:style-name="CD1">.title()</text:span><text:line-break/>This instance method returns a copy of the string with all uppercase characters following a cased character converted to lowercase and all lowercase characters following an uncased character converted to uppercase. This method is locale dependent for 8-bit strings.</text:p>
          </table:table-cell>
        </table:table-row>
        <table:table-row>
          <table:table-cell table:style-name="Table33.A2" office:value-type="string">
            <text:p text:style-name="P2">translate</text:p>
          </table:table-cell>
          <table:table-cell table:style-name="Table33.B2" office:value-type="string">
            <text:p text:style-name="TB"><text:span text:style-name="E1">Signature (8-bit strings):</text:span> t<text:span text:style-name="CD1">.translate(table[, deletechars])</text:span><text:line-break/><text:span text:style-name="E1">Signature (Unicode strings):</text:span> t<text:span text:style-name="CD1">.translate(mapping)</text:span><text:line-break/>For 8-bit strings, this instance method returns a copy of the string with all characters occurring in the optional <text:span text:style-name="CD1">deletechars</text:span> argument removed, and all other characters translated through the translation table. Both arguments must be 8-bit strings, with the translation table being of length 256. The <text:span text:style-name="CD1">maketrans</text:span> function in the <text:span text:style-name="CD1">string</text:span> module produces an appropriate string given two parallel 8-bit strings defining a mapping between different 8-bit values.<text:line-break/>For Unicode strings, the argument must be a mapping from Unicode code point ordinal values to ordinal values, Unicode strings or <text:span text:style-name="CD1">None</text:span>. Characters mapped to <text:span text:style-name="CD1">None</text:span> are deleted and unmapped characters are copied unchanged to the result string. All other characters are translated according to the defined mapping.<text:line-break/>Note that a more powerful alternative to using this method for both 8-bit and Unicode strings is to define a custom character mapping encoding and register it with the <text:span text:style-name="CD1">codecs</text:span> module. The <text:span text:style-name="CD1">encodings</text:span> package provides a variety of examples, including <text:span text:style-name="CD1">encodings.cp1251</text:span> (which maps the Windows definition of Extended ASCII to the appropriate Unicode characters) and <text:span text:style-name="CD1">encodings.rot_13</text:span> (which implements the ROT-13 substitution cipher).</text:p>
          </table:table-cell>
        </table:table-row>
        <table:table-row>
          <table:table-cell table:style-name="Table33.A2" office:value-type="string">
            <text:p text:style-name="P2">upper</text:p>
          </table:table-cell>
          <table:table-cell table:style-name="Table33.B2" office:value-type="string">
            <text:p text:style-name="TB"><text:span text:style-name="E1">Signature:</text:span> t<text:span text:style-name="CD1">.upper()</text:span><text:line-break/>This instance method returns a copy of the string with all lowercase characters converted to uppercase. This method is locale dependent for 8-bit strings.</text:p>
          </table:table-cell>
        </table:table-row>
        <table:table-row>
          <table:table-cell table:style-name="Table33.A2" office:value-type="string">
            <text:p text:style-name="P2">zfill</text:p>
          </table:table-cell>
          <table:table-cell table:style-name="Table33.B2" office:value-type="string">
            <text:p text:style-name="TB"><text:span text:style-name="E1">Signature:</text:span> t<text:span text:style-name="CD1">.zfill(width)</text:span><text:line-break/>This instance method is equivalent to the expression <text:span text:style-name="CD1">t.rjust(width, '0')</text:span>.</text:p>
          </table:table-cell>
        </table:table-row>
      </table:table>
      <text:h text:style-name="HD" text:outline-level="3"><text:soft-page-break/>8.4.4 String Formatting</text:h>
      <text:p text:style-name="BodyNoIndent">In addition to the operations supported by all sequences, string objects support the % operator. Rather than the mathematical meaning of the modulus, for strings this operator is used to request string formatting for a value. The left operand is the string defining the format, while the right operand is the source of the values to be processed according to the individual conversion specifiers in the format string. As the values are interpolated into the format string to produce the result string, this operation is also known as string interpolation. Like other string operations where different kinds of strings may be involved, the result is a Unicode string if the format string or any of the objects being interpolated into the result are Unicode strings.</text:p>
      <text:p text:style-name="Body">The use of the mod operator for this purpose may initially seem surprising. It is due to the fact that the format for the conversion specifiers themselves is based on the conversion specifiers used with the printf() family of functions in C. As these conversion specifiers start with the percent symbol, it is only a small step to using the same symbol to invoke the operation.</text:p>
      <text:p text:style-name="Body">The format string itself is a string consisting of normal text and one or more conversion specifiers using the format described below. The normal text appears unmodified in the resulting string, while the conversion specifiers are replaced with the results obtained by converting the values supplied by the right operand.</text:p>
      <text:p text:style-name="Body">If the right operand is a mapping, and the name field is provided in each conversion specifier, then the names are looked up in the mapping to determine the value is to be interpolated for each conversion specifier. The mapping is permitted to contain additional values that aren't used by the format string (this makes it easy to retrieve values from the local namespace for inclusion in the format string).</text:p>
      <text:p text:style-name="Body">If the right operand is a tuple, then the conversion specifiers are not permitted to include the name field. The values in the tuple are interpolated in order with each conversion specifier consuming from one to three values (depending on whether or not the precision and field width are retrieved from the tuple before the value to be interpolated). All of the values in the tuple must be used by the format stringor the formatting operation will raise TypeError.</text:p>
      <text:p text:style-name="Body">When the format string includes only a single conversion specifier which does not include the name field then the right operand may be either the value to be interpolated or a singleton tuple containing the value to be interpolated. If the value to be interpolated is itself a tuple, then a singleton tuple must be used (otherwise the formatting operation will attempt to use the values in the tuple to be interpolated instead of the tuple itself).</text:p>
      <text:p text:style-name="Body">Individual conversion specifiers have the following format (square brackets delimit optional elements):</text:p>
      <text:p text:style-name="C1">%[(NAME)][FLAGS][WIDTH][.PREC][LENGTH]TYPE</text:p>
      <text:p text:style-name="Body">A conversion specifier always starts with the <text:span text:style-name="CD1">'%'</text:span> character and ends with one of the single character conversion type codes. To include a <text:span text:style-name="CD1">%</text:span> character in the interpolated string, it must be immediately followed by a second <text:span text:style-name="CD1">'%'</text:span> character in the format string (that is, including <text:span text:style-name="CD1">'%%'</text:span> in the format string produces a single <text:span text:style-name="CD1">'%'</text:span> character in the result).</text:p>
      <text:p text:style-name="Body">If present, the name field is surrounded by parentheses and immediately follows the <text:span text:style-name="CD1">'%'</text:span> character. Note that it is not permitted to mix named and unnamed conversion specifiers in the same format string. The contents of the name field are converted to a string of the same type as the format string and used to find the value to be interpolated in the mapping supplied as the right operand. The length field is a legacy of the C heritage of Python's string formatting. It is permitted to be any of the characters <text:span text:style-name="CD1">'h'</text:span>, <text:span text:style-name="CD1">'l'</text:span> or <text:span text:style-name="CD1">'L'</text:span>, but is otherwise ignored.</text:p>
      <text:p text:style-name="Body">The possible conversion types fall into one of three categories – string conversions, integer conversions and floating point conversions. These are shown in Table 8.28, Table 8.29 and Table 8.30. The string conversions coerce the interpolated value to the correct type as shown. The integer and floating point conversions coerce their arguments using the <text:span text:style-name="CD1">int()</text:span> and <text:span text:style-name="CD1">float()</text:span> builtins respectively before performing the numeric formatting.</text:p>
      <text:p text:style-name="TN">Table 8.28</text:p>
      <text:p text:style-name="TH">String conversion specifiers for string formatting</text:p>
      <table:table table:name="Table34" table:style-name="Table34">
        <table:table-column table:style-name="Table34.A"/>
        <table:table-column table:style-name="Table34.B"/>
        <table:table-header-rows>
          <table:table-row>
            <table:table-cell table:style-name="Table34.A1" office:value-type="string">
              <text:p text:style-name="P1">Conversion Type</text:p>
            </table:table-cell>
            <table:table-cell table:style-name="Table34.B1" office:value-type="string">
              <text:p text:style-name="P1">Description</text:p>
            </table:table-cell>
          </table:table-row>
        </table:table-header-rows>
        <table:table-row>
          <table:table-cell table:style-name="Table34.A2" office:value-type="string">
            <text:p text:style-name="TCCP">'c'</text:p>
          </table:table-cell>
          <table:table-cell table:style-name="Table34.B2" office:value-type="string">
            <text:p text:style-name="TB1">This conversion specifier accepts either a single character string or a number as the value to be interpolated. Single character strings are included directly in the interpolated result. Numbers are converted to a single <text:soft-page-break/>character using the <text:span text:style-name="CD1">chr()</text:span> builtin.</text:p>
          </table:table-cell>
        </table:table-row>
        <table:table-row>
          <table:table-cell table:style-name="Table34.A2" office:value-type="string">
            <text:p text:style-name="TCCP">'s'</text:p>
          </table:table-cell>
          <table:table-cell table:style-name="Table34.B2" office:value-type="string">
            <text:p text:style-name="TB">This conversion specifier coerces the value to be interpolated to a string using either the <text:span text:style-name="CD1">str()</text:span> builtin or the <text:span text:style-name="CD1">unicode()</text:span> builtin (depending on whether or not the result of the operation will be a Unicode string). The precision field specifies the maximum number of characters to be used from the coerced string.</text:p>
          </table:table-cell>
        </table:table-row>
        <table:table-row>
          <table:table-cell table:style-name="Table34.A2" office:value-type="string">
            <text:p text:style-name="P2">'r'</text:p>
          </table:table-cell>
          <table:table-cell table:style-name="Table34.B2" office:value-type="string">
            <text:p text:style-name="TB">This conversion specifier coerces the value to be interpolated to a string using the <text:span text:style-name="CD1">repr()</text:span> builtin. The precision field specifies the maximum number of characters to be used from the coerced string.</text:p>
          </table:table-cell>
        </table:table-row>
      </table:table>
      <text:p text:style-name="TN">Table 8.29</text:p>
      <text:p text:style-name="TH">Integer conversion specifiers for string formatting</text:p>
      <table:table table:name="Table35" table:style-name="Table35">
        <table:table-column table:style-name="Table35.A"/>
        <table:table-column table:style-name="Table35.B"/>
        <table:table-header-rows>
          <table:table-row>
            <table:table-cell table:style-name="Table35.A1" office:value-type="string">
              <text:p text:style-name="P1">Conversion Type</text:p>
            </table:table-cell>
            <table:table-cell table:style-name="Table35.B1" office:value-type="string">
              <text:p text:style-name="P1">Description</text:p>
            </table:table-cell>
          </table:table-row>
        </table:table-header-rows>
        <table:table-row>
          <table:table-cell table:style-name="Table35.A2" office:value-type="string">
            <text:p text:style-name="TCCP">'d', 'i', 'u'</text:p>
          </table:table-cell>
          <table:table-cell table:style-name="Table35.B2" office:value-type="string">
            <text:p text:style-name="TB1">These conversion specifiers all display a numeric value as a decimal integer.</text:p>
          </table:table-cell>
        </table:table-row>
        <table:table-row>
          <table:table-cell table:style-name="Table35.A2" office:value-type="string">
            <text:p text:style-name="P2">'o'</text:p>
          </table:table-cell>
          <table:table-cell table:style-name="Table35.B2" office:value-type="string">
            <text:p text:style-name="TB1">This conversion specifier displays a numeric value as an octal integer. The alternate conversion flag causes a leading <text:span text:style-name="CD1">'0'</text:span> (zero) to be inserted immediately before the numeric result, causing the result to look like an octal literal.</text:p>
          </table:table-cell>
        </table:table-row>
        <table:table-row>
          <table:table-cell table:style-name="Table35.A2" office:value-type="string">
            <text:p text:style-name="P2">'x', 'X'</text:p>
          </table:table-cell>
          <table:table-cell table:style-name="Table35.B2" office:value-type="string">
            <text:p text:style-name="TB1">These conversion specifiers both display a numeric value as a hexadecimal integer. The capitalization indicates whether lowercase or uppercase letters should be used for the digits above 9 (and for the prefix in the alternate form). The alternate conversion flag causes a leading <text:span text:style-name="CD1">'0x'</text:span> or<text:span text:style-name="CD1">'0X'</text:span> to be inserted immediately before the numeric result, causing the result to look like a hexadecimal literal.</text:p>
          </table:table-cell>
        </table:table-row>
      </table:table>
      <text:p text:style-name="TN">Table 8.30</text:p>
      <text:p text:style-name="TH">Floating point conversion specifiers for string formatting</text:p>
      <table:table table:name="Table36" table:style-name="Table36">
        <table:table-column table:style-name="Table36.A"/>
        <table:table-column table:style-name="Table36.B"/>
        <table:table-header-rows>
          <table:table-row>
            <table:table-cell table:style-name="Table36.A1" office:value-type="string">
              <text:p text:style-name="P1">Conversion Type</text:p>
            </table:table-cell>
            <table:table-cell table:style-name="Table36.B1" office:value-type="string">
              <text:p text:style-name="P1">Description</text:p>
            </table:table-cell>
          </table:table-row>
        </table:table-header-rows>
        <table:table-row>
          <table:table-cell table:style-name="Table36.A2" office:value-type="string">
            <text:p text:style-name="TCCP">'e', 'E'</text:p>
          </table:table-cell>
          <table:table-cell table:style-name="Table36.B2" office:value-type="string">
            <text:p text:style-name="TB1">These conversion specifiers display a floating point value in exponential notation. The capitalization indicates whether a lowercase or uppercase letter is used to denote the exponent. The precision field specifies the number of digits to be displayed after the decimal point. The alternate conversion flag causes the result to always contain a decimal point even if the precision is zero.</text:p>
          </table:table-cell>
        </table:table-row>
        <table:table-row>
          <table:table-cell table:style-name="Table36.A2" office:value-type="string">
            <text:p text:style-name="P2">'f', 'F'</text:p>
          </table:table-cell>
          <table:table-cell table:style-name="Table36.B2" office:value-type="string">
            <text:p text:style-name="TB">These conversion specifiers display a floating point value in decimal notation, switching to exponential notation if the value is too large or too small to be displayed conveniently (where the meanings of too large and too small are implementation dependent). The capitalization indicates whether a lowercase or uppercase letter is used to denote the exponent. The precision field specifies the number of digits to be displayed after the decimal point. The alternate conversion flag causes the result to always contain a decimal point even if the precision is zero.</text:p>
          </table:table-cell>
        </table:table-row>
        <table:table-row>
          <table:table-cell table:style-name="Table36.A2" office:value-type="string">
            <text:p text:style-name="P2">'g', 'G'</text:p>
          </table:table-cell>
          <table:table-cell table:style-name="Table36.B2" office:value-type="string">
            <text:p text:style-name="TB">These conversion specifiers are similar to <text:span text:style-name="CD1">'f'</text:span> and <text:span text:style-name="CD1">'F'</text:span>, except that the precision field specifies the number of significant digits and the result uses decimal notation only if the exponent is less than the precision or greater than or equal to <text:span text:style-name="CD1">-4</text:span>. The alternate conversion flag causes the result to include sufficient trailing zeros in the mantissa so that the number of significant digits matches the nominated precision.</text:p>
          </table:table-cell>
        </table:table-row>
      </table:table>
      <text:p text:style-name="Body">The width field is a numeric value defining the minimum number of characters to be used for the interpolated value. If the converted representation has fewer than the specified number of characters sufficient leading spaces are added to make up the difference.</text:p>
      <text:p text:style-name="Body">As shown in the tables, the precision field is interpreted differently depending on the type of the conversion. For integer conversions and the string conversion <text:span text:style-name="CD1">c</text:span> format, it is ignored completely. For floating point conversions it defines either the number of digits to be displayed after the decimal point in the mantissa, or for the <text:span text:style-name="CD1">g</text:span> and <text:span text:style-name="CD1">G</text:span> formats, the number of significant digits to be displayed. For string conversions (other than the <text:span text:style-name="CD1">c</text:span> format), the precision defines the maximum number of characters to be use from the converted string. Padding to the minimum width occurs after the string has been reduced to the maximum length.</text:p>
      <text:p text:style-name="Body">The <text:span text:style-name="CD1">'*'</text:span> character may be specified instead of a numeric value for either or both of the width and precision fields. In this case, the numeric value defining the width or precision will be retrieved from the tuple of values supplied as the right operand. These values are expected to occur in the tuple before the value to be interpolated <text:soft-page-break/>by this conversion specifier. If both fields are retrieved from the right operand, the width field is retrieved before the precision field.</text:p>
      <text:p text:style-name="Body">The flags field, if present, will contain one or more of the symbols from Table 8.31. These symbols are used to affect the operation of some type codes or categories of type codes as described.</text:p>
      <text:p text:style-name="TN">Table 8.31</text:p>
      <text:p text:style-name="TH">Conversion flags for string formatting</text:p>
      <table:table table:name="Table37" table:style-name="Table37">
        <table:table-column table:style-name="Table37.A"/>
        <table:table-column table:style-name="Table37.B"/>
        <table:table-header-rows>
          <table:table-row>
            <table:table-cell table:style-name="Table37.A1" office:value-type="string">
              <text:p text:style-name="P1">Conversion Flag</text:p>
            </table:table-cell>
            <table:table-cell table:style-name="Table37.B1" office:value-type="string">
              <text:p text:style-name="P1">Description</text:p>
            </table:table-cell>
          </table:table-row>
        </table:table-header-rows>
        <table:table-row>
          <table:table-cell table:style-name="Table37.A2" office:value-type="string">
            <text:p text:style-name="TCCP">'#'</text:p>
          </table:table-cell>
          <table:table-cell table:style-name="Table37.B2" office:value-type="string">
            <text:p text:style-name="TB1">This conversion flag indicates that the alternate conversion format should be used. The effect (if any) is defined in the description of the conversion specifiers.</text:p>
          </table:table-cell>
        </table:table-row>
        <table:table-row>
          <table:table-cell table:style-name="Table37.A2" office:value-type="string">
            <text:p text:style-name="TCCP">'0'</text:p>
          </table:table-cell>
          <table:table-cell table:style-name="Table37.B2" office:value-type="string">
            <text:p text:style-name="TB">This conversion flag indicates that leading zeroes should be inserted before numeric values instead of spaces when padding the field to the minimum width. These zeroes are inserted after the sign character (if any).</text:p>
          </table:table-cell>
        </table:table-row>
        <table:table-row>
          <table:table-cell table:style-name="Table37.A2" office:value-type="string">
            <text:p text:style-name="P2">'-'</text:p>
          </table:table-cell>
          <table:table-cell table:style-name="Table37.B2" office:value-type="string">
            <text:p text:style-name="TB">This conversion flag indicates that any padding spaces should be added after the interpolated value instead of before it when padding to the minimum field width This flag takes precedence over the <text:span text:style-name="CD1">'0'</text:span> flag.</text:p>
          </table:table-cell>
        </table:table-row>
        <table:table-row>
          <table:table-cell table:style-name="Table37.A2" office:value-type="string">
            <text:p text:style-name="P2">' '</text:p>
          </table:table-cell>
          <table:table-cell table:style-name="Table37.B2" office:value-type="string">
            <text:p text:style-name="TB">This conversion flag indicates that a leading space should be reserved for the sign character for positive values in a numeric conversion (this allows positive and negative numbers to be aligned correctly when padding with zeros).</text:p>
          </table:table-cell>
        </table:table-row>
        <table:table-row>
          <table:table-cell table:style-name="Table37.A2" office:value-type="string">
            <text:p text:style-name="P2">'+'</text:p>
          </table:table-cell>
          <table:table-cell table:style-name="Table37.B2" office:value-type="string">
            <text:p text:style-name="TB">This conversion flag indicates that the sign character should be included for positive values as well as negative values in a numeric conversion. This flag takes precedence over the <text:span text:style-name="CD1">'+'</text:span> flag.</text:p>
          </table:table-cell>
        </table:table-row>
      </table:table>
      <text:h text:style-name="HC" text:outline-level="2">8.5 File Based I/O</text:h>
      <text:p text:style-name="BodyNoIndent">File based I/O is handled in Python by the builtin type <text:span text:style-name="CD1">file</text:span>. Instances of this type should be created from Python code by invoking the builtin factory function <text:span text:style-name="CD1">open()</text:span> or one of the various standard library functions that returns a file object, rather than being created directly. As of Python 2.5, the signature of the <text:span text:style-name="CD1">file</text:span> constructor is the same as that of the <text:span text:style-name="CD1">open()</text:span> builtin, but whether or not that equivalence is advisable is a question being given serious consideration in the development of a robust security model for sandboxed execution of Python code (the current signature makes it difficult to give sandboxed code access to particular files without also giving it access to the ability to open other files).</text:p>
      <text:p text:style-name="Body">In line with their C origins, file objects are used for a number of purposes in addition to being used to access operating system files. These include the pipes used by the <text:span text:style-name="CD1">subprocess</text:span> module for interprocess communication, and console devices such as the keyboard input and character display of a command shell. Console devices (those accepting input from users and displaying results to users) are also known as tty devices, due to the historical use of teletype printers as the operator interface in the early days of computing.</text:p>
      <text:p text:style-name="Body">The interface of the <text:span text:style-name="CD1">file</text:span> type is also used as a basis for the design of other byte-oriented I/O interfaces in Python, such as the network sockets provided by the <text:span text:style-name="CD1">socket</text:span> module. The string I/O modules (<text:span text:style-name="CD1">StringIO</text:span> and <text:span text:style-name="CD1">cStringIO</text:span>) can be used to provide a file-like interface where the data is actually stored in memory as an 8-bit string.</text:p>
      <text:p text:style-name="Body">As noted above, Python currently uses 8-bit strings for arbitrary byte manipulation as well as ASCII text, so the file interface is based on 8-bit strings. In Python 3.0, the basic file interface will be changed to work with mutable byte sequences, with additional IO layers providing aspects such as buffering and conversion to text.</text:p>
      <text:h text:style-name="HD" text:outline-level="3">8.5.1 Opening files (open)</text:h>
      <text:p text:style-name="BodyNoIndent">Files containing binary data or ASCII text are opened by means of the builtin function <text:span text:style-name="CD1">open()</text:span>, which accepts three arguments to specify the filename to be opened, the access mode to be used and the amount of data to be buffered internally. Files which are known to contain Unicode text should be opened using the similar function <text:span text:style-name="CD1">codecs.open()</text:span>, which permits the encoding and error handling mechanism to be defined in addition to the <text:soft-page-break/>regular arguments to the builtin <text:span text:style-name="CD1">open()</text:span>. Decoding of data read from the file and encoding of text written to the file will then occur transparently, allowing the application to deal only with Unicode text.</text:p>
      <text:p text:style-name="Body">The filename argument is a string specifying the filesystem path for the file to be opened. As filesystem paths are formatted differently on different platforms, the <text:span text:style-name="CD1">os.path</text:span> module is provided as a platform independent means of manipulating filesystem paths. Both the open() functions and the os.path <text:span text:style-name="CD1">module</text:span> always allow forward slashes to be used to separate directories as well as the appropriate separator for the current platform. This allows the conflict between the use of the backslash character for string escape characters in string literals and its use as a directory separator on some platforms (such as Windows) to be easily avoided. If backslashes are used in string literals intended for use as filesystem paths, care should be taken to ensure that the backslashes are properly escaped (either by doubling the backslashes or using raw string literals).</text:p>
      <text:p text:style-name="Body">The access mode argument is a string that determines how the file is opened. Like string formatting, it is based on the corresponding operation in C (the mode argument to the <text:span text:style-name="CD1">fopen()</text:span> C function). The available options define how the following aspects are handled:</text:p>
      <text:p text:style-name="BL1">[lb]<text:tab/>Whether the file is opened for reading, writing, or both</text:p>
      <text:p text:style-name="BL">[lb]<text:tab/>How line terminators are handled</text:p>
      <text:p text:style-name="BX">[lb]<text:tab/>Whether or not the current contents of the file are discarded when opening the file for writing</text:p>
      <text:p text:style-name="Body">The mode argument must start with one of the characters <text:span text:style-name="CD1">'r'</text:span>, <text:span text:style-name="CD1">'U'</text:span>, <text:span text:style-name="CD1">'w'</text:span> or <text:span text:style-name="CD1">'a'</text:span>, corresponding to the basic modes reading, universal newlines, writing and appending. The first two modes both open the file for reading, while the latter two both open it for writing.</text:p>
      <text:p text:style-name="Body">The difference between the two reading modes is that normal reading mode only recognizes the line terminator for the current platform (translating it to a single linefeed character in the returned data), while universal newline mode recognizes any of the standard line terminators for Unix, Windows and Macintosh platforms before the Unix-based OS X (<text:span text:style-name="CD1">'\n'</text:span>, <text:span text:style-name="CD1">'\r\n'</text:span>, <text:span text:style-name="CD1">'\r'</text:span>, respectively). Universal newlines may also be requested with the mode string <text:span text:style-name="CD1">'rU'</text:span>.</text:p>
      <text:p text:style-name="Body">Both writing modes automatically create the file if it doesn't exist, and both automatically translate newline characters written to the file to the appropriate line terminator for the current platform. The difference between the two writing modes is that when opening a file that already exists, writing to the file discards any data currently in the file, while appending to the file leaves the existing content alone. When opening the file for appending, the initial seek position is at the end of the file rather than the beginning. Note that the underlying platform may interpret the appending mode as meaning that all writes should be appended to the end of the file, regardless of the current seek position. If random write access to the file is necessary, it is advisable to open the file for reading with update mode enabled (see below) and then explicitly seek to the end of the file if desired, rather than opening the file for appending.</text:p>
      <text:p text:style-name="Body">The three basic modes (reading, writing and appending) can be modified by including the character <text:span text:style-name="CD1">'b'</text:span> in the mode string to request binary mode instead of the default text mode. In this mode, linefeed characters and line terminators are not given any special treatment. While this doesn't make a difference on Unix platforms, specifying this mode for binary data is essential to prevent data corruption on platforms where the native line terminator is not a single linefeed character.</text:p>
      <text:p text:style-name="Body">The three basic modes can also be modified by including the character <text:span text:style-name="CD1">'+'</text:span> in the mode string to request that the file be opened in update mode. The initial state of the file is still determined by the requested mode, but both read and write operations will be supported on the file. In this mode, any write operation must be followed by a call to either <text:span text:style-name="CD1">flush()</text:span> or <text:span text:style-name="CD1">seek()</text:span> before any read operations will be possible, and any read operation that does not reach the end of the file must be followed by a call to <text:span text:style-name="CD1">seek()</text:span> before any write operations will be possible.</text:p>
      <text:p text:style-name="Body">If no mode string is specified, it defaults to <text:span text:style-name="CD1">'r'</text:span>. This default is inherited from C, and is rarely likely to be correct. Data files must be opened in binary mode on platforms with a line terminator other then a single linefeed, while text files should usually be opened in binary mode as well, with the binary data converted to Unicode by means of an appropriate encoding.</text:p>
      <text:p text:style-name="Body">The optional buffering argument is an integer that specifies the desired size of the file object's internal data buffer. A value of <text:span text:style-name="CD1">0</text:span> disables internal buffering, while a value of <text:span text:style-name="CD1">1</text:span> enables line buffering. Any other positive value enables the use of a buffer of approximately that size. If this argument is not supplied or is negative, the <text:soft-page-break/>system default buffer size is used (typically line buffering for console devices and fully buffered for other files). The default buffering configuration is likely to be correct for most applications.</text:p>
      <text:p text:style-name="Body">When an attempt to open a file fails, it will typically raise either <text:span text:style-name="CD1">IOError</text:span> or <text:span text:style-name="CD1">OSError</text:span>, depending on the exact reason for the failure. The reasons for the failure can usually be determined by inspecting the <text:span text:style-name="CD1">errno</text:span> and <text:span text:style-name="CD1">strerror</text:span> messages of the raised exception.</text:p>
      <text:h text:style-name="HD" text:outline-level="3">8.5.2 File objects (file)</text:h>
      <text:p text:style-name="BodyNoIndent">The methods provided by the builtin file type, <text:span text:style-name="CD1">file</text:span>, are based on the functions provided by the <text:span text:style-name="CD1">stdio</text:span> module in the C standard library. Table8.32 shows the attributes and methods provided by the <text:span text:style-name="CD1">file</text:span> type. Other file-like objects may provide some, none or all of these methods and attributes, depending on which of the various uses of file types they are intended to support.</text:p>
      <text:p text:style-name="Body">One significant difference between Python's file type and the <text:span text:style-name="CD1">stdio</text:span> module is that NULL characters ('<text:span text:style-name="CD1">\0'</text:span>) are always acceptable in strings passed to file methods, and may also occur in strings returned by file methods if the file contains NULL characters. This is due to the fact that Python does not use null-terminated strings, permitting all strings to contain NULL characters as a matter of course.</text:p>
      <text:p text:style-name="Body">When a file operation fails for an I/O-related reason, the exception <text:span text:style-name="CD1">IOError</text:span> is raised. This includes situations where the operation is not defined for some reason, like trying to seek on a console device or writing a file opened for reading.</text:p>
      <text:p text:style-name="TN">Table 8.32</text:p>
      <text:p text:style-name="TH">Methods and attributes provided by file objects</text:p>
      <table:table table:name="Table38" table:style-name="Table38">
        <table:table-column table:style-name="Table38.A"/>
        <table:table-column table:style-name="Table38.B"/>
        <table:table-header-rows>
          <table:table-row>
            <table:table-cell table:style-name="Table38.A1" office:value-type="string">
              <text:p text:style-name="P1">Name</text:p>
            </table:table-cell>
            <table:table-cell table:style-name="Table38.B1" office:value-type="string">
              <text:p text:style-name="P1">Description</text:p>
            </table:table-cell>
          </table:table-row>
        </table:table-header-rows>
        <table:table-row>
          <table:table-cell table:style-name="Table38.A2" office:value-type="string">
            <text:p text:style-name="TCCP">closed</text:p>
          </table:table-cell>
          <table:table-cell table:style-name="Table38.B2" office:value-type="string">
            <text:p text:style-name="TB1"><text:span text:style-name="E1">Signature:</text:span> <text:span text:style-name="CD1">f.closed</text:span><text:line-break/>This instance attribute is a read-only boolean value, indicating whether or not the file has been closed. Most file methods will raise <text:span text:style-name="CD1">ValueError</text:span> if invoked on a closed file.</text:p>
          </table:table-cell>
        </table:table-row>
        <table:table-row>
          <table:table-cell table:style-name="Table38.A2" office:value-type="string">
            <text:p text:style-name="P2">encoding</text:p>
          </table:table-cell>
          <table:table-cell table:style-name="Table38.B2" office:value-type="string">
            <text:p text:style-name="TB"><text:span text:style-name="E1">Signature:</text:span> <text:span text:style-name="CD1">f.encoding</text:span><text:line-break/>This instance attribute is a read-only string value, indicating the encoding that will be used to encode Unicode strings that are written to the file. When reading text from a file, the encoding can be used as an argument to the Unicode constructor. For a correctly configured console device, this attribute will reflect the text encoding used by the device. If this attribute is present, but None, then the system default encoding will be used to convert Unicode strings. If this attribute is not present, only 8-bit strings can be written to the file.</text:p>
          </table:table-cell>
        </table:table-row>
        <table:table-row>
          <table:table-cell table:style-name="Table38.A2" office:value-type="string">
            <text:p text:style-name="P2">mode</text:p>
          </table:table-cell>
          <table:table-cell table:style-name="Table38.B2" office:value-type="string">
            <text:p text:style-name="TB"><text:span text:style-name="E1">Signature:</text:span> <text:span text:style-name="CD1">f.mode</text:span><text:line-break/>This instance attribute is a read-only string value, describing the access mode for the file. The meaning of this string is the same as that of the mode argument to the <text:span text:style-name="CD1">open()</text:span> builtin.</text:p>
          </table:table-cell>
        </table:table-row>
        <table:table-row>
          <table:table-cell table:style-name="Table38.A2" office:value-type="string">
            <text:p text:style-name="P2">name</text:p>
          </table:table-cell>
          <table:table-cell table:style-name="Table38.B2" office:value-type="string">
            <text:p text:style-name="TB"><text:span text:style-name="E1">Signature:</text:span> <text:span text:style-name="CD1">f.name</text:span><text:line-break/>This instance attribute is a read-only string value, giving the name of the file as passed to the <text:span text:style-name="CD1">open()</text:span> builtin. For file objects that do not represent an actual file in the file system, this string will be a value enclosed in angle brackets, giving some indication of the source of the file (such as <text:span text:style-name="CD1">'&lt;stdin&gt;'</text:span>).</text:p>
          </table:table-cell>
        </table:table-row>
        <table:table-row>
          <table:table-cell table:style-name="Table38.A2" office:value-type="string">
            <text:p text:style-name="P2">newlines</text:p>
          </table:table-cell>
          <table:table-cell table:style-name="Table38.B2" office:value-type="string">
            <text:p text:style-name="TB"><text:span text:style-name="E1">Signature:</text:span> <text:span text:style-name="CD1">f.newlines</text:span><text:line-break/>This instance attribute is a read-only value, describing the line terminators encountered for a file opened in universal newlines mode. It is <text:span text:style-name="CD1">None</text:span> if the file was not opened in universal newlines mode, or if no line terminators have been encountered in the file. If a single kind of line terminator has been encountered, then this attribute is the corresponding string. If multiple kinds of line terminator have been encountered in the file, then this attribute is a tuple containing all of the corresponding strings.</text:p>
          </table:table-cell>
        </table:table-row>
        <table:table-row>
          <table:table-cell table:style-name="Table38.A2" office:value-type="string">
            <text:p text:style-name="P2">softspace</text:p>
          </table:table-cell>
          <table:table-cell table:style-name="Table38.B2" office:value-type="string">
            <text:p text:style-name="TB"><text:span text:style-name="E1">Signature:</text:span> <text:span text:style-name="CD1">f.softspace</text:span><text:line-break/>This instance attribute is a writable integer value, used to support the operation of the <text:span text:style-name="CD2">print</text:span> statement as described in Chapter XREF(Statements and Expressions). Classes aiming to simulate a writable file object must support this attribute in order to be able to be used as the target of a <text:span text:style-name="CD2">print</text:span> statement. This will be typically be automatic for file-like classes implemented in Python, but extension types and classes also defining __slots__ or overriding __setattr__ will need to ensure this attribute remains available.</text:p>
          </table:table-cell>
        </table:table-row>
        <text:soft-page-break/>
        <table:table-row>
          <table:table-cell table:style-name="Table38.A2" office:value-type="string">
            <text:p text:style-name="P2">close</text:p>
          </table:table-cell>
          <table:table-cell table:style-name="Table38.B2" office:value-type="string">
            <text:p text:style-name="TB"><text:span text:style-name="E1">Signature:</text:span> <text:span text:style-name="CD1">f.close()</text:span><text:line-break/>This instance method closes the file, preventing further reading or writing. Any subsequent call to a method which requires that the file be open will raise <text:span text:style-name="CD1">ValueError</text:span>. Calling <text:span text:style-name="CD1">close()</text:span> on an already closed file automatically succeeds.</text:p>
          </table:table-cell>
        </table:table-row>
        <table:table-row>
          <table:table-cell table:style-name="Table38.A2" office:value-type="string">
            <text:p text:style-name="P2">flush</text:p>
          </table:table-cell>
          <table:table-cell table:style-name="Table38.B2" office:value-type="string">
            <text:p text:style-name="TB"><text:span text:style-name="E1">Signature:</text:span> <text:span text:style-name="CD1">f.flush()</text:span><text:line-break/>This instance method flushes the file, forcing any currently buffered write operations to be written out to the underlying data stream. This operation has no effect for file-like objects that do not buffer write operations.</text:p>
          </table:table-cell>
        </table:table-row>
        <table:table-row>
          <table:table-cell table:style-name="Table38.A2" office:value-type="string">
            <text:p text:style-name="P2">fileno</text:p>
          </table:table-cell>
          <table:table-cell table:style-name="Table38.B2" office:value-type="string">
            <text:p text:style-name="TB"><text:span text:style-name="E1">Signature:</text:span> <text:span text:style-name="CD1">f.fileno()</text:span><text:line-break/>This instance method returns the file descriptor for the file as a native integer. This value can then be passed to other lower level I/O operations, such as those provided by the <text:span text:style-name="CD1">os</text:span> module. Note that this method should <text:span text:style-name="E2">not</text:span> be implemented by file-like objects that do not have an underlying file descriptor.</text:p>
          </table:table-cell>
        </table:table-row>
        <table:table-row>
          <table:table-cell table:style-name="Table38.A2" office:value-type="string">
            <text:p text:style-name="P2">isatty</text:p>
          </table:table-cell>
          <table:table-cell table:style-name="Table38.B2" office:value-type="string">
            <text:p text:style-name="TB"><text:span text:style-name="E1">Signature:</text:span> <text:span text:style-name="CD1">f.isatty()</text:span><text:line-break/>This instance method returns <text:span text:style-name="CD1">True</text:span> if the underlying file descriptor is connected to a console device (such as the historical teletype, or a modern command window), and <text:span text:style-name="CD1">False</text:span> otherwise. Note that this method should <text:span text:style-name="E2">not</text:span> be implemented by file-like objects that do not have an underlying file descriptor.</text:p>
          </table:table-cell>
        </table:table-row>
        <table:table-row>
          <table:table-cell table:style-name="Table38.A2" office:value-type="string">
            <text:p text:style-name="P2">next</text:p>
          </table:table-cell>
          <table:table-cell table:style-name="Table38.B2" office:value-type="string">
            <text:p text:style-name="TB"><text:span text:style-name="E1">Signature:</text:span> <text:span text:style-name="CD1">f.next()</text:span><text:line-break/>This instance method is used to support iteration. It is similar to <text:span text:style-name="CD1">f.readline()</text:span>, but uses an internal read-ahead buffer to optimize the process of iterator over the file. Note this this internal buffer means that other methods such as <text:span text:style-name="CD1">f.tell()</text:span> will return incorrect results while iterating over the file. Iterating to the end of the file, or explicitly calling <text:span text:style-name="CD1">f.seek()</text:span> will flush the internal buffer, restoring correct operation of the other file methods.</text:p>
          </table:table-cell>
        </table:table-row>
        <table:table-row>
          <table:table-cell table:style-name="Table38.A2" office:value-type="string">
            <text:p text:style-name="P2">read</text:p>
          </table:table-cell>
          <table:table-cell table:style-name="Table38.B2" office:value-type="string">
            <text:p text:style-name="TB"><text:span text:style-name="E1">Signature:</text:span> <text:span text:style-name="CD1">f.read([size])</text:span><text:line-break/>This instance method reads at most the specified number of bytes from the file, returning the data read as an 8-bit string. If the size argument is negative or omitted, data is read until the end of the file is reached. If a positive size is specified, data is read until the specified number of bytes have been read or the end of the file is reached, whichever comes first. If there is no data remaining in the file, an empty string is returned.</text:p>
          </table:table-cell>
        </table:table-row>
        <table:table-row>
          <table:table-cell table:style-name="Table38.A2" office:value-type="string">
            <text:p text:style-name="P2">readline</text:p>
          </table:table-cell>
          <table:table-cell table:style-name="Table38.B2" office:value-type="string">
            <text:p text:style-name="TB"><text:span text:style-name="E1">Signature:</text:span> <text:span text:style-name="CD1">f.readline([size])</text:span><text:line-break/>This instance method reads at most the specified number of bytes from the file, returning the data read as an 8-bit string. If the size argument is negative or omitted, data is read until the next line terminator or the end of the file is reached. If a positive size is specified, data is read until the specified number of bytes have been read, the next line terminator is reached or the end of the file is reached, whichever comes first. The line terminator is included in the returned string (unmodified for a file opened in binary mode, or converted to a linefeed character for a file opened in text mode). If there is no data remaining in the file, an empty string is returned.<text:line-break/>A blank line in the file is returned as a string containing only the line terminator. If the line returned does not end with a line terminator (or is the empty string), it is the last line of the file.</text:p>
          </table:table-cell>
        </table:table-row>
        <table:table-row>
          <table:table-cell table:style-name="Table38.A2" office:value-type="string">
            <text:p text:style-name="P2">readlines</text:p>
          </table:table-cell>
          <table:table-cell table:style-name="Table38.B2" office:value-type="string">
            <text:p text:style-name="TB"><text:span text:style-name="E1">Signature:</text:span> <text:span text:style-name="CD1">f.readlines([sizehint])</text:span><text:line-break/>This instance method reads complete lines from the file with <text:span text:style-name="CD1">f.readline()</text:span>, returning the data read as a list of 8-bit strings. If the size hint is negative or omitted, data is read until the end of the file is reached. If a positive size hint is specified, data is read until approximately that many bytes have been read or the end of the file is reached, whichever comes first. File-like objects may ignore the size hint if it cannot be implemented, or cannot be implemented efficiently.</text:p>
          </table:table-cell>
        </table:table-row>
        <table:table-row>
          <table:table-cell table:style-name="Table38.A2" office:value-type="string">
            <text:p text:style-name="P2">seek</text:p>
          </table:table-cell>
          <table:table-cell table:style-name="Table38.B2" office:value-type="string">
            <text:p text:style-name="TB"><text:span text:style-name="E1">Signature:</text:span> <text:span text:style-name="CD1">f.seek(offset[, whence])</text:span><text:line-break/>This instance method accepts a native integer to set the current file position, affecting the result of subsequent read and write operations (although it may be ignored for write operations if the file was opened in append mode).<text:line-break/>The optional <text:span text:style-name="CD1">whence</text:span> argument determine whether the offset is relative to the beginning of the file (<text:span text:style-name="CD1">0</text:span>, the default), the current position (<text:span text:style-name="CD1">1</text:span>) or the end of the file (<text:span text:style-name="CD1">2</text:span>). Note that not all file objects will support this operation (for example, console devices and interprocess pipes typically do not).<text:line-break/>For files opened in text mode, this operation is only reliable if the file uses native line terminators, the specified offset was obtained using <text:span text:style-name="CD1">seek.tell()</text:span>, and the file has not been subsequently modified Other offsets may not correctly take multi-byte line endings into account, causing undefined platform dependent behavior.</text:p>
          </table:table-cell>
        </table:table-row>
        <table:table-row>
          <table:table-cell table:style-name="Table38.A2" office:value-type="string">
            <text:p text:style-name="P2">tell</text:p>
          </table:table-cell>
          <table:table-cell table:style-name="Table38.B2" office:value-type="string">
            <text:p text:style-name="TB"><text:span text:style-name="E1">Signature:</text:span> <text:span text:style-name="CD1">f.tell()</text:span><text:line-break/><text:soft-page-break/>This instance method returns the current file position. <text:s/>For files opened in text mode, this operation is reliable only if the file uses native line terminators. If the file uses a non-native line terminator, offsets may not be calculated correctly leading to return values that cannot be used with <text:span text:style-name="CD1">f.seek(</text:span>).</text:p>
          </table:table-cell>
        </table:table-row>
        <table:table-row>
          <table:table-cell table:style-name="Table38.A2" office:value-type="string">
            <text:p text:style-name="P2">truncate</text:p>
          </table:table-cell>
          <table:table-cell table:style-name="Table38.B2" office:value-type="string">
            <text:p text:style-name="TB"><text:span text:style-name="E1">Signature:</text:span> <text:span text:style-name="CD1">f.truncate([size])</text:span><text:line-break/>This instance method truncates the file to the specified size. If no size is specified, the file is truncated to the current file position. In either case, the current file position is unchanged. If the file is currently smaller than the specified size, the result is platform dependent. Some possibilities are that the file may be left unchanged, padded to the specified size with zeros, or padded to the specified size with random data.</text:p>
          </table:table-cell>
        </table:table-row>
        <table:table-row>
          <table:table-cell table:style-name="Table38.A2" office:value-type="string">
            <text:p text:style-name="P2">write</text:p>
          </table:table-cell>
          <table:table-cell table:style-name="Table38.B2" office:value-type="string">
            <text:p text:style-name="TB"><text:span text:style-name="E1">Signature:</text:span> <text:span text:style-name="CD1">f.write(data)</text:span><text:line-break/>This instance method writes the string to the file. A Unicode string will be encoded to an 8-bit string in accordance with the <text:span text:style-name="CD1">encoding</text:span> attribute. Due to internal buffering, the string may not appear in the file until <text:span text:style-name="CD1">f.flush()</text:span> or <text:span text:style-name="CD1">f.close() </text:span>is called.</text:p>
          </table:table-cell>
        </table:table-row>
        <table:table-row>
          <table:table-cell table:style-name="Table38.A2" office:value-type="string">
            <text:p text:style-name="P2">writelines</text:p>
          </table:table-cell>
          <table:table-cell table:style-name="Table38.B2" office:value-type="string">
            <text:p text:style-name="TB"><text:span text:style-name="E1">Signature:</text:span> <text:span text:style-name="CD1">f.writelines(x)</text:span><text:line-break/>This instance method is equivalent to the Python method:<text:line-break/><text:span text:style-name="CD1"><text:tab/></text:span><text:span text:style-name="CD2">def</text:span><text:span text:style-name="CD1"> writesline(self, x):<text:line-break/><text:tab/> <text:s text:c="3"/></text:span><text:span text:style-name="CD2">for</text:span><text:span text:style-name="CD1"> data </text:span><text:span text:style-name="CD2">in</text:span><text:span text:style-name="CD1"> x:<text:line-break/><text:tab/> <text:s text:c="7"/>self.write(x)<text:line-break/></text:span>Note that line terminators are not automatically inserted. This method is designed to allow the contents of an existing files to be written to a new file by the expression <text:span text:style-name="CD1">new.writelines(old)</text:span>.</text:p>
          </table:table-cell>
        </table:table-row>
      </table:table>
      <text:p text:style-name="Body">In addition to the operations listed in the table, file objects are iterators, supporting the <text:span text:style-name="CD1">iter()</text:span> builtin by returning themselves directly. As noted in the description of the <text:span text:style-name="CD1">next()</text:span> method, the internal buffer used to improve the efficiency of this iteration can lead to discrepancies in the results of other operations while the file is being iterated over. These discrepancies are due to the fact that the current file position will be after the data that has been read into the internal buffer, but that data will not yet have been passed to the application by the iteration process. Aside from this difference in buffering behavior, iterating directly over a file is equivalent to using the following generator:</text:p>
      <text:p text:style-name="CDT1"><text:span text:style-name="CD2">def</text:span> file_iter(f):</text:p>
      <text:p text:style-name="CDT"><text:s text:c="4"/>line = f.readline()</text:p>
      <text:p text:style-name="CDT"><text:s text:c="4"/><text:span text:style-name="CD2">while</text:span> line:</text:p>
      <text:p text:style-name="CDT"><text:s text:c="8"/>yield line</text:p>
      <text:p text:style-name="CDTX"><text:s text:c="8"/>line = f.readline()</text:p>
      <text:p text:style-name="Body">Starting with Python 2.5, file objects are also context managers. Passing a file object to a <text:span text:style-name="CD2">with</text:span> statement will cause the file to be closed automatically when the <text:span text:style-name="CD2">with</text:span> statement is exited, regardless of whether or not an exception occurred. This allows files to be used in the following fashion to ensure they are closed promptly when they are no longer needed:</text:p>
      <text:p text:style-name="CDT1"><text:span text:style-name="CD2">from</text:span> __future__ <text:span text:style-name="CD2">import</text:span> with_statement</text:p>
      <text:p text:style-name="CDT"><text:span text:style-name="CD2">with</text:span> open("hello.txt") <text:span text:style-name="CD2">as</text:span> f:</text:p>
      <text:p text:style-name="CDT"><text:s text:c="4"/><text:span text:style-name="CD2">for</text:span> line <text:span text:style-name="CD2">in</text:span> f:</text:p>
      <text:p text:style-name="CDTX"><text:s text:c="8"/><text:span text:style-name="CD2">print</text:span> line</text:p>
      <text:p text:style-name="Body">In versions of Python prior to 2.5, code like the following is needed to ensure the file is closed promptly when no longer needed:</text:p>
      <text:p text:style-name="CDT1">f = open("hello.txt")</text:p>
      <text:p text:style-name="CDT"><text:span text:style-name="CD2">try</text:span>:</text:p>
      <text:p text:style-name="CDT"><text:s text:c="4"/><text:span text:style-name="CD2">for</text:span> line <text:span text:style-name="CD2">in</text:span> f:</text:p>
      <text:p text:style-name="CDT"><text:s text:c="8"/><text:span text:style-name="CD2">print</text:span> line</text:p>
      <text:p text:style-name="CDT"><text:span text:style-name="CD2">finally</text:span>:</text:p>
      <text:p text:style-name="CDTX"><text:s text:c="4"/>f.close()</text:p>
      <text:p text:style-name="Body"><text:soft-page-break/>Someone reading the code can see that the Python 2.5 approach is obviously correct without having to scroll down to check the contents of the finally block, as is needed with the previous approach. The Python 2.5 approach also avoids the common error of putting the attempt to open the file inside the <text:span text:style-name="CD2">try</text:span> statement, which leads to <text:span text:style-name="CD1">NameError</text:span> being raised in the <text:span text:style-name="CD2">finally</text:span> clause if the attempt to open the file fails.</text:p>
      <text:p text:style-name="Body">Note that not all file-like objects in Python support direct use as a context manager. If code is responsible for promptly closing a file, but also needs to support the use of arbitrary file-like objects (for example, the object is passed in as a parameter, rather than being opened by the code responsible for closing it), the <text:span text:style-name="CD1">closing()</text:span> context manager from the <text:span text:style-name="CD1">contextlib</text:span> module (which automatically closes any objects which provide a <text:span text:style-name="CD1">close()</text:span> method) should be used instead of using the object itself as the context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0" style:num-suffix="." text:bullet-char="">
        <style:list-level-properties text:space-before="0.75in" text:min-label-width="0.25in"/>
        <style:text-properties style:font-name="Symbol"/>
      </text:list-level-style-bullet>
      <text:list-level-style-bullet text:level="4" text:style-name="WW8Num1z0" style:num-suffix="." text:bullet-char="">
        <style:list-level-properties text:space-before="1in" text:min-label-width="0.25in"/>
        <style:text-properties style:font-name="Symbol"/>
      </text:list-level-style-bullet>
      <text:list-level-style-bullet text:level="5" text:style-name="WW8Num1z0" style:num-suffix="." text:bullet-char="">
        <style:list-level-properties text:space-before="1.25in" text:min-label-width="0.25in"/>
        <style:text-properties style:font-name="Symbol"/>
      </text:list-level-style-bullet>
      <text:list-level-style-bullet text:level="6" text:style-name="WW8Num1z0" style:num-suffix="." text:bullet-char="">
        <style:list-level-properties text:space-before="1.5in" text:min-label-width="0.25in"/>
        <style:text-properties style:font-name="Symbol"/>
      </text:list-level-style-bullet>
      <text:list-level-style-bullet text:level="7" text:style-name="WW8Num1z0" style:num-suffix="." text:bullet-char="">
        <style:list-level-properties text:space-before="1.75in" text:min-label-width="0.25in"/>
        <style:text-properties style:font-name="Symbol"/>
      </text:list-level-style-bullet>
      <text:list-level-style-bullet text:level="8" text:style-name="WW8Num1z0" style:num-suffix="." text:bullet-char="">
        <style:list-level-properties text:space-before="2in" text:min-label-width="0.25in"/>
        <style:text-properties style:font-name="Symbol"/>
      </text:list-level-style-bullet>
      <text:list-level-style-bullet text:level="9" text:style-name="WW8Num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8</dc:title>
    <dc:subject>The Builtin Namespace</dc:subject>
    <meta:initial-creator>Nick Coghlan</meta:initial-creator>
    <meta:creation-date>2006-02-15T03:12:00</meta:creation-date>
    <dc:date>2008-03-05T22:46:23</dc:date>
    <meta:print-date>2113-01-01T00:00:00</meta:print-date>
    <meta:editing-cycles>837</meta:editing-cycles>
    <meta:editing-duration>P4DT17H32M0S</meta:editing-duration>
    <meta:user-defined meta:name="Info 1"/>
    <meta:user-defined meta:name="Info 2"/>
    <meta:user-defined meta:name="Info 3"/>
    <meta:user-defined meta:name="Info 4"/>
    <meta:document-statistic meta:table-count="38" meta:image-count="0" meta:object-count="0" meta:page-count="44" meta:paragraph-count="1200" meta:word-count="24570" meta:character-count="152152"/>
  </office:meta>
</office:document-meta>
</file>